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16.6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11.3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055cm"/>
    </style:style>
    <style:style style:name="co14" style:family="table-column">
      <style:table-column-properties fo:break-before="auto" style:column-width="2.686cm"/>
    </style:style>
    <style:style style:name="co15" style:family="table-column">
      <style:table-column-properties fo:break-before="auto" style:column-width="2.778cm"/>
    </style:style>
    <style:style style:name="co16" style:family="table-column">
      <style:table-column-properties fo:break-before="auto" style:column-width="16.815cm"/>
    </style:style>
    <style:style style:name="co17" style:family="table-column">
      <style:table-column-properties fo:break-before="auto" style:column-width="11.532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3.3cm"/>
    </style:style>
    <style:style style:name="co20" style:family="table-column">
      <style:table-column-properties fo:break-before="auto" style:column-width="1.76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3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4" style:family="table-cell" style:parent-style-name="Pivot_20_Table_20_Value">
      <style:table-cell-properties fo:border-bottom="none" fo:border-left="none" fo:border-right="2.01pt solid #000000" fo:border-top="none"/>
    </style:style>
    <style:style style:name="ce15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10 (Level 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6:::secs:</text:p>
          </table:table-cell>
          <table:table-cell office:value-type="float" office:value="1.16">
            <text:p>1.16</text:p>
          </table:table-cell>
          <table:table-cell office:value-type="string">
            <text:p>62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62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62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7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78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6:::secs:</text:p>
          </table:table-cell>
          <table:table-cell office:value-type="float" office:value="0.76">
            <text:p>0.76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80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80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1:::secs:</text:p>
          </table:table-cell>
          <table:table-cell office:value-type="float" office:value="0.41">
            <text:p>0.41</text:p>
          </table:table-cell>
          <table:table-cell office:value-type="string">
            <text:p>11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114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67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75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5:::secs:</text:p>
          </table:table-cell>
          <table:table-cell office:value-type="float" office:value="2.15">
            <text:p>2.15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9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98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5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53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53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0:::secs:</text:p>
          </table:table-cell>
          <table:table-cell office:value-type="float" office:value="3.9">
            <text:p>3.9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5:::secs:</text:p>
          </table:table-cell>
          <table:table-cell office:value-type="float" office:value="2.15">
            <text:p>2.15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6:::secs:</text:p>
          </table:table-cell>
          <table:table-cell office:value-type="float" office:value="2.16">
            <text:p>2.16</text:p>
          </table:table-cell>
          <table:table-cell office:value-type="string">
            <text:p>15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151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3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1:::secs:</text:p>
          </table:table-cell>
          <table:table-cell office:value-type="float" office:value="2.11">
            <text:p>2.11</text:p>
          </table:table-cell>
          <table:table-cell office:value-type="string">
            <text:p>3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3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1:::secs:</text:p>
          </table:table-cell>
          <table:table-cell office:value-type="float" office:value="2.11">
            <text:p>2.11</text:p>
          </table:table-cell>
          <table:table-cell office:value-type="string">
            <text:p>37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60:::secs:</text:p>
          </table:table-cell>
          <table:table-cell office:value-type="float" office:value="7.6">
            <text:p>7.6</text:p>
          </table:table-cell>
          <table:table-cell office:value-type="string">
            <text:p>10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106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float" office:value="4.31">
            <text:p>4.31</text:p>
          </table:table-cell>
          <table:table-cell office:value-type="string">
            <text:p>106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2:::secs:</text:p>
          </table:table-cell>
          <table:table-cell office:value-type="float" office:value="4.32">
            <text:p>4.32</text:p>
          </table:table-cell>
          <table:table-cell office:value-type="string">
            <text:p>106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106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76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1:::secs:</text:p>
          </table:table-cell>
          <table:table-cell office:value-type="float" office:value="4.21">
            <text:p>4.21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7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4:::secs:</text:p>
          </table:table-cell>
          <table:table-cell office:value-type="float" office:value="19.94">
            <text:p>19.94</text:p>
          </table:table-cell>
          <table:table-cell office:value-type="string">
            <text:p>10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8:::secs:</text:p>
          </table:table-cell>
          <table:table-cell office:value-type="float" office:value="8.68">
            <text:p>8.68</text:p>
          </table:table-cell>
          <table:table-cell office:value-type="string">
            <text:p>10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9:::secs:</text:p>
          </table:table-cell>
          <table:table-cell office:value-type="float" office:value="8.69">
            <text:p>8.69</text:p>
          </table:table-cell>
          <table:table-cell office:value-type="string">
            <text:p>10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2:::secs:</text:p>
          </table:table-cell>
          <table:table-cell office:value-type="float" office:value="8.72">
            <text:p>8.72</text:p>
          </table:table-cell>
          <table:table-cell office:value-type="string">
            <text:p>10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4:::secs:</text:p>
          </table:table-cell>
          <table:table-cell office:value-type="float" office:value="8.74">
            <text:p>8.74</text:p>
          </table:table-cell>
          <table:table-cell office:value-type="string">
            <text:p>10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6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9:::secs:</text:p>
          </table:table-cell>
          <table:table-cell office:value-type="float" office:value="8.59">
            <text:p>8.59</text:p>
          </table:table-cell>
          <table:table-cell office:value-type="string">
            <text:p>6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0:::secs:</text:p>
          </table:table-cell>
          <table:table-cell office:value-type="float" office:value="8.6">
            <text:p>8.6</text:p>
          </table:table-cell>
          <table:table-cell office:value-type="string">
            <text:p>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5:::secs:</text:p>
          </table:table-cell>
          <table:table-cell office:value-type="float" office:value="8.55">
            <text:p>8.55</text:p>
          </table:table-cell>
          <table:table-cell office:value-type="string">
            <text:p>6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8:::secs:</text:p>
          </table:table-cell>
          <table:table-cell office:value-type="float" office:value="8.58">
            <text:p>8.58</text:p>
          </table:table-cell>
          <table:table-cell office:value-type="string">
            <text:p>69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7.04:::secs:</text:p>
          </table:table-cell>
          <table:table-cell office:value-type="float" office:value="77.04">
            <text:p>77.04</text:p>
          </table:table-cell>
          <table:table-cell office:value-type="string">
            <text:p>8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84:::secs:</text:p>
          </table:table-cell>
          <table:table-cell office:value-type="float" office:value="17.84">
            <text:p>17.84</text:p>
          </table:table-cell>
          <table:table-cell office:value-type="string">
            <text:p>88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9:::secs:</text:p>
          </table:table-cell>
          <table:table-cell office:value-type="float" office:value="17.39">
            <text:p>17.39</text:p>
          </table:table-cell>
          <table:table-cell office:value-type="string">
            <text:p>8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8:::secs:</text:p>
          </table:table-cell>
          <table:table-cell office:value-type="float" office:value="17.38">
            <text:p>17.38</text:p>
          </table:table-cell>
          <table:table-cell office:value-type="string">
            <text:p>88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49:::secs:</text:p>
          </table:table-cell>
          <table:table-cell office:value-type="float" office:value="17.49">
            <text:p>17.49</text:p>
          </table:table-cell>
          <table:table-cell office:value-type="string">
            <text:p>88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57:::secs:</text:p>
          </table:table-cell>
          <table:table-cell office:value-type="float" office:value="17.57">
            <text:p>17.57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2:::secs:</text:p>
          </table:table-cell>
          <table:table-cell office:value-type="float" office:value="17.12">
            <text:p>17.12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06:::secs:</text:p>
          </table:table-cell>
          <table:table-cell office:value-type="float" office:value="17.06">
            <text:p>17.06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93:::secs:</text:p>
          </table:table-cell>
          <table:table-cell office:value-type="float" office:value="16.93">
            <text:p>16.93</text:p>
          </table:table-cell>
          <table:table-cell office:value-type="string">
            <text:p>60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07:::secs:</text:p>
          </table:table-cell>
          <table:table-cell office:value-type="float" office:value="17.07">
            <text:p>17.07</text:p>
          </table:table-cell>
          <table:table-cell office:value-type="string">
            <text:p>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2.50:::secs:</text:p>
          </table:table-cell>
          <table:table-cell office:value-type="float" office:value="262.5">
            <text:p>262.5</text:p>
          </table:table-cell>
          <table:table-cell office:value-type="string">
            <text:p>10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3.24:::secs:</text:p>
          </table:table-cell>
          <table:table-cell office:value-type="float" office:value="273.24">
            <text:p>273.24</text:p>
          </table:table-cell>
          <table:table-cell office:value-type="string">
            <text:p>104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6.74:::secs:</text:p>
          </table:table-cell>
          <table:table-cell office:value-type="float" office:value="266.74">
            <text:p>266.74</text:p>
          </table:table-cell>
          <table:table-cell office:value-type="string">
            <text:p>10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8.25:::secs:</text:p>
          </table:table-cell>
          <table:table-cell office:value-type="float" office:value="268.25">
            <text:p>268.25</text:p>
          </table:table-cell>
          <table:table-cell office:value-type="string">
            <text:p>10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2.48:::secs:</text:p>
          </table:table-cell>
          <table:table-cell office:value-type="float" office:value="262.48">
            <text:p>262.48</text:p>
          </table:table-cell>
          <table:table-cell office:value-type="string">
            <text:p>10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1.28:::secs:</text:p>
          </table:table-cell>
          <table:table-cell office:value-type="float" office:value="221.28">
            <text:p>221.28</text:p>
          </table:table-cell>
          <table:table-cell office:value-type="string">
            <text:p>62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.06:::secs:</text:p>
          </table:table-cell>
          <table:table-cell office:value-type="float" office:value="62.06">
            <text:p>62.06</text:p>
          </table:table-cell>
          <table:table-cell office:value-type="string">
            <text:p>62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8.50:::secs:</text:p>
          </table:table-cell>
          <table:table-cell office:value-type="float" office:value="48.5">
            <text:p>48.5</text:p>
          </table:table-cell>
          <table:table-cell office:value-type="string">
            <text:p>62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02:::secs:</text:p>
          </table:table-cell>
          <table:table-cell office:value-type="float" office:value="37.02">
            <text:p>37.02</text:p>
          </table:table-cell>
          <table:table-cell office:value-type="string">
            <text:p>62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06:::secs:</text:p>
          </table:table-cell>
          <table:table-cell office:value-type="float" office:value="37.06">
            <text:p>37.06</text:p>
          </table:table-cell>
          <table:table-cell office:value-type="string">
            <text:p>62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76.84:::secs:</text:p>
          </table:table-cell>
          <table:table-cell office:value-type="float" office:value="1276.84">
            <text:p>1276.84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8.32:::secs:</text:p>
          </table:table-cell>
          <table:table-cell office:value-type="float" office:value="1338.32">
            <text:p>1338.32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5.09:::secs:</text:p>
          </table:table-cell>
          <table:table-cell office:value-type="float" office:value="1345.09">
            <text:p>1345.09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84.95:::secs:</text:p>
          </table:table-cell>
          <table:table-cell office:value-type="float" office:value="1384.95">
            <text:p>1384.95</text:p>
          </table:table-cell>
          <table:table-cell office:value-type="string">
            <text:p>90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24.43:::secs:</text:p>
          </table:table-cell>
          <table:table-cell office:value-type="float" office:value="1324.43">
            <text:p>1324.43</text:p>
          </table:table-cell>
          <table:table-cell office:value-type="string">
            <text:p>90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8.65:::secs:</text:p>
          </table:table-cell>
          <table:table-cell office:value-type="float" office:value="1338.65">
            <text:p>1338.65</text:p>
          </table:table-cell>
          <table:table-cell office:value-type="string">
            <text:p>4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72.49:::secs:</text:p>
          </table:table-cell>
          <table:table-cell office:value-type="float" office:value="1372.49">
            <text:p>1372.49</text:p>
          </table:table-cell>
          <table:table-cell office:value-type="string">
            <text:p>4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66.52:::secs:</text:p>
          </table:table-cell>
          <table:table-cell office:value-type="float" office:value="1266.52">
            <text:p>1266.52</text:p>
          </table:table-cell>
          <table:table-cell office:value-type="string">
            <text:p>4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5.58:::secs:</text:p>
          </table:table-cell>
          <table:table-cell office:value-type="float" office:value="1345.58">
            <text:p>1345.58</text:p>
          </table:table-cell>
          <table:table-cell office:value-type="string">
            <text:p>49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79.07:::secs:</text:p>
          </table:table-cell>
          <table:table-cell office:value-type="float" office:value="1379.07">
            <text:p>1379.07</text:p>
          </table:table-cell>
          <table:table-cell office:value-type="string">
            <text:p>4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 (Level 1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6">
            <text:p>0.06</text:p>
          </table:table-cell>
          <table:table-cell table:style-name="ce13" office:value-type="float" office:value="0.06">
            <text:p>0.0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.13">
            <text:p>2.13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4.28">
            <text:p>4.28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8.68">
            <text:p>8.68</text:p>
          </table:table-cell>
          <table:table-cell office:value-type="float" office:value="8.55">
            <text:p>8.5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7.38">
            <text:p>17.38</text:p>
          </table:table-cell>
          <table:table-cell office:value-type="float" office:value="16.93">
            <text:p>16.93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62.48">
            <text:p>262.48</text:p>
          </table:table-cell>
          <table:table-cell office:value-type="float" office:value="37.02">
            <text:p>37.02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276.84">
            <text:p>1276.84</text:p>
          </table:table-cell>
          <table:table-cell office:value-type="float" office:value="1266.52">
            <text:p>1266.52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06">
            <text:p>0.06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0.07">
            <text:p>0.07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0.12">
            <text:p>0.12</text:p>
          </table:table-cell>
        </table:table-row>
        <table:table-row table:style-name="ro2">
          <table:table-cell office:value-type="string">
            <text:p>w6</text:p>
          </table:table-cell>
          <table:table-cell table:number-columns-repeated="2" office:value-type="float" office:value="0.18">
            <text:p>0.18</text:p>
          </table:table-cell>
        </table:table-row>
        <table:table-row table:style-name="ro2">
          <table:table-cell office:value-type="string">
            <text:p>w7</text:p>
          </table:table-cell>
          <table:table-cell table:number-columns-repeated="2" office:value-type="float" office:value="0.31">
            <text:p>0.31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.09">
            <text:p>1.09</text:p>
          </table:table-cell>
          <table:table-cell table:style-name="ce15" office:value-type="float" office:value="1.07">
            <text:p>1.07</text:p>
          </table:table-cell>
        </table:table-row>
      </table:table>
      <table:table table:name="100 (Level 1)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2:::secs:</text:p>
          </table:table-cell>
          <table:table-cell office:value-type="float" office:value="1.72">
            <text:p>1.72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6:::secs:</text:p>
          </table:table-cell>
          <table:table-cell office:value-type="float" office:value="1.06">
            <text:p>1.06</text:p>
          </table:table-cell>
          <table:table-cell office:value-type="string">
            <text:p>202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202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20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5:::secs:</text:p>
          </table:table-cell>
          <table:table-cell office:value-type="float" office:value="0.95">
            <text:p>0.95</text:p>
          </table:table-cell>
          <table:table-cell office:value-type="string">
            <text:p>306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6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float" office:value="1.43">
            <text:p>1.43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33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2:::secs:</text:p>
          </table:table-cell>
          <table:table-cell office:value-type="float" office:value="1.12">
            <text:p>1.1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2:::secs:</text:p>
          </table:table-cell>
          <table:table-cell office:value-type="float" office:value="0.72">
            <text:p>0.72</text:p>
          </table:table-cell>
          <table:table-cell office:value-type="string">
            <text:p>8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6:::secs:</text:p>
          </table:table-cell>
          <table:table-cell office:value-type="float" office:value="0.76">
            <text:p>0.76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9:::secs:</text:p>
          </table:table-cell>
          <table:table-cell office:value-type="float" office:value="0.69">
            <text:p>0.69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9:::secs:</text:p>
          </table:table-cell>
          <table:table-cell office:value-type="float" office:value="0.69">
            <text:p>0.69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1:::secs:</text:p>
          </table:table-cell>
          <table:table-cell office:value-type="float" office:value="1.31">
            <text:p>1.31</text:p>
          </table:table-cell>
          <table:table-cell office:value-type="string">
            <text:p>931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1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1:::secs:</text:p>
          </table:table-cell>
          <table:table-cell office:value-type="float" office:value="0.91">
            <text:p>0.91</text:p>
          </table:table-cell>
          <table:table-cell office:value-type="string">
            <text:p>931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1:::secs:</text:p>
          </table:table-cell>
          <table:table-cell office:value-type="float" office:value="0.91">
            <text:p>0.91</text:p>
          </table:table-cell>
          <table:table-cell office:value-type="string">
            <text:p>931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5:::secs:</text:p>
          </table:table-cell>
          <table:table-cell office:value-type="float" office:value="1.35">
            <text:p>1.35</text:p>
          </table:table-cell>
          <table:table-cell office:value-type="string">
            <text:p>544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7:::secs:</text:p>
          </table:table-cell>
          <table:table-cell office:value-type="float" office:value="2.27">
            <text:p>2.27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84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1:::secs:</text:p>
          </table:table-cell>
          <table:table-cell office:value-type="float" office:value="1.31">
            <text:p>1.31</text:p>
          </table:table-cell>
          <table:table-cell office:value-type="string">
            <text:p>84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650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650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7:::secs:</text:p>
          </table:table-cell>
          <table:table-cell office:value-type="float" office:value="1.27">
            <text:p>1.27</text:p>
          </table:table-cell>
          <table:table-cell office:value-type="string">
            <text:p>65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5:::secs:</text:p>
          </table:table-cell>
          <table:table-cell office:value-type="float" office:value="3.25">
            <text:p>3.25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78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781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2:::secs:</text:p>
          </table:table-cell>
          <table:table-cell office:value-type="float" office:value="2.12">
            <text:p>2.12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545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54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7:::secs:</text:p>
          </table:table-cell>
          <table:table-cell office:value-type="float" office:value="5.97">
            <text:p>5.97</text:p>
          </table:table-cell>
          <table:table-cell office:value-type="string">
            <text:p>987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8:::secs:</text:p>
          </table:table-cell>
          <table:table-cell office:value-type="float" office:value="3.68">
            <text:p>3.68</text:p>
          </table:table-cell>
          <table:table-cell office:value-type="string">
            <text:p>987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1:::secs:</text:p>
          </table:table-cell>
          <table:table-cell office:value-type="float" office:value="3.71">
            <text:p>3.71</text:p>
          </table:table-cell>
          <table:table-cell office:value-type="string">
            <text:p>987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8:::secs:</text:p>
          </table:table-cell>
          <table:table-cell office:value-type="float" office:value="3.68">
            <text:p>3.68</text:p>
          </table:table-cell>
          <table:table-cell office:value-type="string">
            <text:p>987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3:::secs:</text:p>
          </table:table-cell>
          <table:table-cell office:value-type="float" office:value="3.73">
            <text:p>3.73</text:p>
          </table:table-cell>
          <table:table-cell office:value-type="string">
            <text:p>987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3:::secs:</text:p>
          </table:table-cell>
          <table:table-cell office:value-type="float" office:value="3.73">
            <text:p>3.73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0:::secs:</text:p>
          </table:table-cell>
          <table:table-cell office:value-type="float" office:value="3.7">
            <text:p>3.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0:::secs:</text:p>
          </table:table-cell>
          <table:table-cell office:value-type="float" office:value="3.7">
            <text:p>3.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0:::secs:</text:p>
          </table:table-cell>
          <table:table-cell office:value-type="float" office:value="3.7">
            <text:p>3.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7:::secs:</text:p>
          </table:table-cell>
          <table:table-cell office:value-type="float" office:value="3.67">
            <text:p>3.67</text:p>
          </table:table-cell>
          <table:table-cell office:value-type="string">
            <text:p>43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3:::secs:</text:p>
          </table:table-cell>
          <table:table-cell office:value-type="float" office:value="10.73">
            <text:p>10.73</text:p>
          </table:table-cell>
          <table:table-cell office:value-type="string">
            <text:p>822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1:::secs:</text:p>
          </table:table-cell>
          <table:table-cell office:value-type="float" office:value="6.91">
            <text:p>6.91</text:p>
          </table:table-cell>
          <table:table-cell office:value-type="string">
            <text:p>822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822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823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1:::secs:</text:p>
          </table:table-cell>
          <table:table-cell office:value-type="float" office:value="7.01">
            <text:p>7.01</text:p>
          </table:table-cell>
          <table:table-cell office:value-type="string">
            <text:p>823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432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1:::secs:</text:p>
          </table:table-cell>
          <table:table-cell office:value-type="float" office:value="7.01">
            <text:p>7.01</text:p>
          </table:table-cell>
          <table:table-cell office:value-type="string">
            <text:p>432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432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9:::secs:</text:p>
          </table:table-cell>
          <table:table-cell office:value-type="float" office:value="6.99">
            <text:p>6.99</text:p>
          </table:table-cell>
          <table:table-cell office:value-type="string">
            <text:p>4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6:::secs:</text:p>
          </table:table-cell>
          <table:table-cell office:value-type="float" office:value="6.96">
            <text:p>6.96</text:p>
          </table:table-cell>
          <table:table-cell office:value-type="string">
            <text:p>432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.85:::secs:</text:p>
          </table:table-cell>
          <table:table-cell office:value-type="float" office:value="25.85">
            <text:p>25.85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0:::secs:</text:p>
          </table:table-cell>
          <table:table-cell office:value-type="float" office:value="13.7">
            <text:p>13.7</text:p>
          </table:table-cell>
          <table:table-cell office:value-type="string">
            <text:p>876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8:::secs:</text:p>
          </table:table-cell>
          <table:table-cell office:value-type="float" office:value="13.88">
            <text:p>13.88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8:::secs:</text:p>
          </table:table-cell>
          <table:table-cell office:value-type="float" office:value="13.78">
            <text:p>13.78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3:::secs:</text:p>
          </table:table-cell>
          <table:table-cell office:value-type="float" office:value="13.93">
            <text:p>13.93</text:p>
          </table:table-cell>
          <table:table-cell office:value-type="string">
            <text:p>876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40:::secs:</text:p>
          </table:table-cell>
          <table:table-cell office:value-type="float" office:value="14.4">
            <text:p>14.4</text:p>
          </table:table-cell>
          <table:table-cell office:value-type="string">
            <text:p>527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01:::secs:</text:p>
          </table:table-cell>
          <table:table-cell office:value-type="float" office:value="14.01">
            <text:p>14.01</text:p>
          </table:table-cell>
          <table:table-cell office:value-type="string">
            <text:p>527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2:::secs:</text:p>
          </table:table-cell>
          <table:table-cell office:value-type="float" office:value="13.92">
            <text:p>13.92</text:p>
          </table:table-cell>
          <table:table-cell office:value-type="string">
            <text:p>527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2:::secs:</text:p>
          </table:table-cell>
          <table:table-cell office:value-type="float" office:value="13.92">
            <text:p>13.92</text:p>
          </table:table-cell>
          <table:table-cell office:value-type="string">
            <text:p>527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6:::secs:</text:p>
          </table:table-cell>
          <table:table-cell office:value-type="float" office:value="13.86">
            <text:p>13.86</text:p>
          </table:table-cell>
          <table:table-cell office:value-type="string">
            <text:p>527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8.47:::secs:</text:p>
          </table:table-cell>
          <table:table-cell office:value-type="float" office:value="88.47">
            <text:p>88.47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7:::secs:</text:p>
          </table:table-cell>
          <table:table-cell office:value-type="float" office:value="27.57">
            <text:p>27.57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2:::secs:</text:p>
          </table:table-cell>
          <table:table-cell office:value-type="float" office:value="27.62">
            <text:p>27.62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40:::secs:</text:p>
          </table:table-cell>
          <table:table-cell office:value-type="float" office:value="27.4">
            <text:p>27.4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4:::secs:</text:p>
          </table:table-cell>
          <table:table-cell office:value-type="float" office:value="27.74">
            <text:p>27.74</text:p>
          </table:table-cell>
          <table:table-cell office:value-type="string">
            <text:p>79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13:::secs:</text:p>
          </table:table-cell>
          <table:table-cell office:value-type="float" office:value="28.13">
            <text:p>28.13</text:p>
          </table:table-cell>
          <table:table-cell office:value-type="string">
            <text:p>49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1:::secs:</text:p>
          </table:table-cell>
          <table:table-cell office:value-type="float" office:value="27.71">
            <text:p>27.71</text:p>
          </table:table-cell>
          <table:table-cell office:value-type="string">
            <text:p>49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48:::secs:</text:p>
          </table:table-cell>
          <table:table-cell office:value-type="float" office:value="27.48">
            <text:p>27.48</text:p>
          </table:table-cell>
          <table:table-cell office:value-type="string">
            <text:p>49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1:::secs:</text:p>
          </table:table-cell>
          <table:table-cell office:value-type="float" office:value="27.51">
            <text:p>27.51</text:p>
          </table:table-cell>
          <table:table-cell office:value-type="string">
            <text:p>498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38:::secs:</text:p>
          </table:table-cell>
          <table:table-cell office:value-type="float" office:value="27.38">
            <text:p>27.38</text:p>
          </table:table-cell>
          <table:table-cell office:value-type="string">
            <text:p>498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8.95:::secs:</text:p>
          </table:table-cell>
          <table:table-cell office:value-type="float" office:value="288.95">
            <text:p>288.95</text:p>
          </table:table-cell>
          <table:table-cell office:value-type="string">
            <text:p>7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71:::secs:</text:p>
          </table:table-cell>
          <table:table-cell office:value-type="float" office:value="162.71">
            <text:p>162.71</text:p>
          </table:table-cell>
          <table:table-cell office:value-type="string">
            <text:p>7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8.42:::secs:</text:p>
          </table:table-cell>
          <table:table-cell office:value-type="float" office:value="78.42">
            <text:p>78.42</text:p>
          </table:table-cell>
          <table:table-cell office:value-type="string">
            <text:p>7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02:::secs:</text:p>
          </table:table-cell>
          <table:table-cell office:value-type="float" office:value="57.02">
            <text:p>57.02</text:p>
          </table:table-cell>
          <table:table-cell office:value-type="string">
            <text:p>7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65:::secs:</text:p>
          </table:table-cell>
          <table:table-cell office:value-type="float" office:value="57.65">
            <text:p>57.65</text:p>
          </table:table-cell>
          <table:table-cell office:value-type="string">
            <text:p>7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83:::secs:</text:p>
          </table:table-cell>
          <table:table-cell office:value-type="float" office:value="57.83">
            <text:p>57.83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33:::secs:</text:p>
          </table:table-cell>
          <table:table-cell office:value-type="float" office:value="57.33">
            <text:p>57.33</text:p>
          </table:table-cell>
          <table:table-cell office:value-type="string">
            <text:p>598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08:::secs:</text:p>
          </table:table-cell>
          <table:table-cell office:value-type="float" office:value="57.08">
            <text:p>57.08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00:::secs:</text:p>
          </table:table-cell>
          <table:table-cell office:value-type="float" office:value="57">
            <text:p>57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25:::secs:</text:p>
          </table:table-cell>
          <table:table-cell office:value-type="float" office:value="57.25">
            <text:p>57.25</text:p>
          </table:table-cell>
          <table:table-cell office:value-type="string">
            <text:p>59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96.86:::secs:</text:p>
          </table:table-cell>
          <table:table-cell office:value-type="float" office:value="1096.86">
            <text:p>1096.86</text:p>
          </table:table-cell>
          <table:table-cell office:value-type="string">
            <text:p>750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36.13:::secs:</text:p>
          </table:table-cell>
          <table:table-cell office:value-type="float" office:value="1136.13">
            <text:p>1136.13</text:p>
          </table:table-cell>
          <table:table-cell office:value-type="string">
            <text:p>750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65.32:::secs:</text:p>
          </table:table-cell>
          <table:table-cell office:value-type="float" office:value="1165.32">
            <text:p>1165.32</text:p>
          </table:table-cell>
          <table:table-cell office:value-type="string">
            <text:p>750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77.48:::secs:</text:p>
          </table:table-cell>
          <table:table-cell office:value-type="float" office:value="1177.48">
            <text:p>1177.48</text:p>
          </table:table-cell>
          <table:table-cell office:value-type="string">
            <text:p>750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79.88:::secs:</text:p>
          </table:table-cell>
          <table:table-cell office:value-type="float" office:value="1179.88">
            <text:p>1179.88</text:p>
          </table:table-cell>
          <table:table-cell office:value-type="string">
            <text:p>750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6.00:::secs:</text:p>
          </table:table-cell>
          <table:table-cell office:value-type="float" office:value="1196">
            <text:p>1196</text:p>
          </table:table-cell>
          <table:table-cell office:value-type="string">
            <text:p>625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57.07:::secs:</text:p>
          </table:table-cell>
          <table:table-cell office:value-type="float" office:value="1157.07">
            <text:p>1157.07</text:p>
          </table:table-cell>
          <table:table-cell office:value-type="string">
            <text:p>62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45.49:::secs:</text:p>
          </table:table-cell>
          <table:table-cell office:value-type="float" office:value="1145.49">
            <text:p>1145.49</text:p>
          </table:table-cell>
          <table:table-cell office:value-type="string">
            <text:p>62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6.18:::secs:</text:p>
          </table:table-cell>
          <table:table-cell office:value-type="float" office:value="1196.18">
            <text:p>1196.18</text:p>
          </table:table-cell>
          <table:table-cell office:value-type="string">
            <text:p>625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82.75:::secs:</text:p>
          </table:table-cell>
          <table:table-cell office:value-type="float" office:value="1182.75">
            <text:p>1182.75</text:p>
          </table:table-cell>
          <table:table-cell office:value-type="string">
            <text:p>62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0 (Level 1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48">
            <text:p>0.48</text:p>
          </table:table-cell>
          <table:table-cell table:style-name="ce13" office:value-type="float" office:value="0.48">
            <text:p>0.48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3.68">
            <text:p>3.68</text:p>
          </table:table-cell>
          <table:table-cell office:value-type="float" office:value="3.67">
            <text:p>3.67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6.91">
            <text:p>6.91</text:p>
          </table:table-cell>
          <table:table-cell office:value-type="float" office:value="6.96">
            <text:p>6.96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3.7">
            <text:p>13.7</text:p>
          </table:table-cell>
          <table:table-cell office:value-type="float" office:value="13.86">
            <text:p>13.86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7.4">
            <text:p>27.4</text:p>
          </table:table-cell>
          <table:table-cell office:value-type="float" office:value="27.38">
            <text:p>27.38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57.02">
            <text:p>57.02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096.86">
            <text:p>1096.86</text:p>
          </table:table-cell>
          <table:table-cell office:value-type="float" office:value="1145.49">
            <text:p>1145.49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54">
            <text:p>0.54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0.59">
            <text:p>0.59</text:p>
          </table:table-cell>
          <table:table-cell office:value-type="float" office:value="0.62">
            <text:p>0.62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2.06">
            <text:p>2.06</text:p>
          </table:table-cell>
          <table:table-cell table:style-name="ce15" office:value-type="float" office:value="2.05">
            <text:p>2.05</text:p>
          </table:table-cell>
        </table:table-row>
      </table:table>
      <table:table table:name="1000 (Level 1)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6:::secs:</text:p>
          </table:table-cell>
          <table:table-cell office:value-type="float" office:value="1.66">
            <text:p>1.66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2:::secs:</text:p>
          </table:table-cell>
          <table:table-cell office:value-type="float" office:value="2.42">
            <text:p>2.42</text:p>
          </table:table-cell>
          <table:table-cell office:value-type="string">
            <text:p>1259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8:::secs:</text:p>
          </table:table-cell>
          <table:table-cell office:value-type="float" office:value="1.98">
            <text:p>1.98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76:::secs:</text:p>
          </table:table-cell>
          <table:table-cell office:value-type="float" office:value="4.76">
            <text:p>4.76</text:p>
          </table:table-cell>
          <table:table-cell office:value-type="string">
            <text:p>244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08:::secs:</text:p>
          </table:table-cell>
          <table:table-cell office:value-type="float" office:value="4.08">
            <text:p>4.08</text:p>
          </table:table-cell>
          <table:table-cell office:value-type="string">
            <text:p>244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0:::secs:</text:p>
          </table:table-cell>
          <table:table-cell office:value-type="float" office:value="4.2">
            <text:p>4.2</text:p>
          </table:table-cell>
          <table:table-cell office:value-type="string">
            <text:p>244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4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6:::secs:</text:p>
          </table:table-cell>
          <table:table-cell office:value-type="float" office:value="4.26">
            <text:p>4.26</text:p>
          </table:table-cell>
          <table:table-cell office:value-type="string">
            <text:p>2446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5:::secs:</text:p>
          </table:table-cell>
          <table:table-cell office:value-type="float" office:value="7.45">
            <text:p>7.45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1:::secs:</text:p>
          </table:table-cell>
          <table:table-cell office:value-type="float" office:value="5.41">
            <text:p>5.41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5:::secs:</text:p>
          </table:table-cell>
          <table:table-cell office:value-type="float" office:value="5.45">
            <text:p>5.45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3:::secs:</text:p>
          </table:table-cell>
          <table:table-cell office:value-type="float" office:value="5.43">
            <text:p>5.43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7:::secs:</text:p>
          </table:table-cell>
          <table:table-cell office:value-type="float" office:value="5.47">
            <text:p>5.47</text:p>
          </table:table-cell>
          <table:table-cell office:value-type="string">
            <text:p>1867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7:::secs:</text:p>
          </table:table-cell>
          <table:table-cell office:value-type="float" office:value="3.97">
            <text:p>3.97</text:p>
          </table:table-cell>
          <table:table-cell office:value-type="string">
            <text:p>338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39:::secs:</text:p>
          </table:table-cell>
          <table:table-cell office:value-type="float" office:value="3.39">
            <text:p>3.39</text:p>
          </table:table-cell>
          <table:table-cell office:value-type="string">
            <text:p>338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0:::secs:</text:p>
          </table:table-cell>
          <table:table-cell office:value-type="float" office:value="3.4">
            <text:p>3.4</text:p>
          </table:table-cell>
          <table:table-cell office:value-type="string">
            <text:p>338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2:::secs:</text:p>
          </table:table-cell>
          <table:table-cell office:value-type="float" office:value="3.42">
            <text:p>3.42</text:p>
          </table:table-cell>
          <table:table-cell office:value-type="string">
            <text:p>338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1:::secs:</text:p>
          </table:table-cell>
          <table:table-cell office:value-type="float" office:value="3.41">
            <text:p>3.41</text:p>
          </table:table-cell>
          <table:table-cell office:value-type="string">
            <text:p>338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0:::secs:</text:p>
          </table:table-cell>
          <table:table-cell office:value-type="float" office:value="6.5">
            <text:p>6.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1:::secs:</text:p>
          </table:table-cell>
          <table:table-cell office:value-type="float" office:value="5.91">
            <text:p>5.91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4:::secs:</text:p>
          </table:table-cell>
          <table:table-cell office:value-type="float" office:value="5.94">
            <text:p>5.94</text:p>
          </table:table-cell>
          <table:table-cell office:value-type="string">
            <text:p>2427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6:::secs:</text:p>
          </table:table-cell>
          <table:table-cell office:value-type="float" office:value="5.96">
            <text:p>5.96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4:::secs:</text:p>
          </table:table-cell>
          <table:table-cell office:value-type="float" office:value="6.14">
            <text:p>6.14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1:::secs:</text:p>
          </table:table-cell>
          <table:table-cell office:value-type="float" office:value="6.01">
            <text:p>6.01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3:::secs:</text:p>
          </table:table-cell>
          <table:table-cell office:value-type="float" office:value="6.03">
            <text:p>6.03</text:p>
          </table:table-cell>
          <table:table-cell office:value-type="string">
            <text:p>4277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2:::secs:</text:p>
          </table:table-cell>
          <table:table-cell office:value-type="float" office:value="6.02">
            <text:p>6.02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5:::secs:</text:p>
          </table:table-cell>
          <table:table-cell office:value-type="float" office:value="6.05">
            <text:p>6.05</text:p>
          </table:table-cell>
          <table:table-cell office:value-type="string">
            <text:p>427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62:::secs:</text:p>
          </table:table-cell>
          <table:table-cell office:value-type="float" office:value="7.62">
            <text:p>7.62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float" office:value="6.76">
            <text:p>6.76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4:::secs:</text:p>
          </table:table-cell>
          <table:table-cell office:value-type="float" office:value="6.74">
            <text:p>6.74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2:::secs:</text:p>
          </table:table-cell>
          <table:table-cell office:value-type="float" office:value="6.72">
            <text:p>6.72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7:::secs:</text:p>
          </table:table-cell>
          <table:table-cell office:value-type="float" office:value="6.77">
            <text:p>6.77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6:::secs:</text:p>
          </table:table-cell>
          <table:table-cell office:value-type="float" office:value="8.36">
            <text:p>8.36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9:::secs:</text:p>
          </table:table-cell>
          <table:table-cell office:value-type="float" office:value="6.89">
            <text:p>6.89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3:::secs:</text:p>
          </table:table-cell>
          <table:table-cell office:value-type="float" office:value="6.93">
            <text:p>6.93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1:::secs:</text:p>
          </table:table-cell>
          <table:table-cell office:value-type="float" office:value="6.91">
            <text:p>6.91</text:p>
          </table:table-cell>
          <table:table-cell office:value-type="string">
            <text:p>5515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38:::secs:</text:p>
          </table:table-cell>
          <table:table-cell office:value-type="float" office:value="10.38">
            <text:p>10.38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4:::secs:</text:p>
          </table:table-cell>
          <table:table-cell office:value-type="float" office:value="8.44">
            <text:p>8.44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3:::secs:</text:p>
          </table:table-cell>
          <table:table-cell office:value-type="float" office:value="8.53">
            <text:p>8.53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0:::secs:</text:p>
          </table:table-cell>
          <table:table-cell office:value-type="float" office:value="8.5">
            <text:p>8.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0:::secs:</text:p>
          </table:table-cell>
          <table:table-cell office:value-type="float" office:value="8.6">
            <text:p>8.6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8:::secs:</text:p>
          </table:table-cell>
          <table:table-cell office:value-type="float" office:value="8.98">
            <text:p>8.98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8:::secs:</text:p>
          </table:table-cell>
          <table:table-cell office:value-type="float" office:value="8.68">
            <text:p>8.68</text:p>
          </table:table-cell>
          <table:table-cell office:value-type="string">
            <text:p>5519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7:::secs:</text:p>
          </table:table-cell>
          <table:table-cell office:value-type="float" office:value="8.57">
            <text:p>8.57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8:::secs:</text:p>
          </table:table-cell>
          <table:table-cell office:value-type="float" office:value="8.58">
            <text:p>8.58</text:p>
          </table:table-cell>
          <table:table-cell office:value-type="string">
            <text:p>551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81:::secs:</text:p>
          </table:table-cell>
          <table:table-cell office:value-type="float" office:value="14.81">
            <text:p>14.81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78:::secs:</text:p>
          </table:table-cell>
          <table:table-cell office:value-type="float" office:value="11.78">
            <text:p>11.78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6:::secs:</text:p>
          </table:table-cell>
          <table:table-cell office:value-type="float" office:value="12.16">
            <text:p>12.16</text:p>
          </table:table-cell>
          <table:table-cell office:value-type="string">
            <text:p>7280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0:::secs:</text:p>
          </table:table-cell>
          <table:table-cell office:value-type="float" office:value="12.1">
            <text:p>12.1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1:::secs:</text:p>
          </table:table-cell>
          <table:table-cell office:value-type="float" office:value="12.21">
            <text:p>12.21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22:::secs:</text:p>
          </table:table-cell>
          <table:table-cell office:value-type="float" office:value="13.22">
            <text:p>13.22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9:::secs:</text:p>
          </table:table-cell>
          <table:table-cell office:value-type="float" office:value="12.69">
            <text:p>12.69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75:::secs:</text:p>
          </table:table-cell>
          <table:table-cell office:value-type="float" office:value="12.75">
            <text:p>12.75</text:p>
          </table:table-cell>
          <table:table-cell office:value-type="string">
            <text:p>12121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91:::secs:</text:p>
          </table:table-cell>
          <table:table-cell office:value-type="float" office:value="12.91">
            <text:p>12.91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84:::secs:</text:p>
          </table:table-cell>
          <table:table-cell office:value-type="float" office:value="12.84">
            <text:p>12.84</text:p>
          </table:table-cell>
          <table:table-cell office:value-type="string">
            <text:p>12121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39:::secs:</text:p>
          </table:table-cell>
          <table:table-cell office:value-type="float" office:value="22.39">
            <text:p>22.39</text:p>
          </table:table-cell>
          <table:table-cell office:value-type="string">
            <text:p>8405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09:::secs:</text:p>
          </table:table-cell>
          <table:table-cell office:value-type="float" office:value="19.09">
            <text:p>19.09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57:::secs:</text:p>
          </table:table-cell>
          <table:table-cell office:value-type="float" office:value="19.57">
            <text:p>19.57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8405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6:::secs:</text:p>
          </table:table-cell>
          <table:table-cell office:value-type="float" office:value="19.86">
            <text:p>19.86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37:::secs:</text:p>
          </table:table-cell>
          <table:table-cell office:value-type="float" office:value="21.37">
            <text:p>21.37</text:p>
          </table:table-cell>
          <table:table-cell office:value-type="string">
            <text:p>410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20:::secs:</text:p>
          </table:table-cell>
          <table:table-cell office:value-type="float" office:value="20.2">
            <text:p>20.2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06:::secs:</text:p>
          </table:table-cell>
          <table:table-cell office:value-type="float" office:value="20.06">
            <text:p>20.06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42:::secs:</text:p>
          </table:table-cell>
          <table:table-cell office:value-type="float" office:value="20.42">
            <text:p>20.42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2:::secs:</text:p>
          </table:table-cell>
          <table:table-cell office:value-type="float" office:value="19.92">
            <text:p>19.92</text:p>
          </table:table-cell>
          <table:table-cell office:value-type="string">
            <text:p>4107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07:::secs:</text:p>
          </table:table-cell>
          <table:table-cell office:value-type="float" office:value="38.07">
            <text:p>38.07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26:::secs:</text:p>
          </table:table-cell>
          <table:table-cell office:value-type="float" office:value="34.26">
            <text:p>34.26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30:::secs:</text:p>
          </table:table-cell>
          <table:table-cell office:value-type="float" office:value="35.3">
            <text:p>35.3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27:::secs:</text:p>
          </table:table-cell>
          <table:table-cell office:value-type="float" office:value="35.27">
            <text:p>35.27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70:::secs:</text:p>
          </table:table-cell>
          <table:table-cell office:value-type="float" office:value="35.7">
            <text:p>35.7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90:::secs:</text:p>
          </table:table-cell>
          <table:table-cell office:value-type="float" office:value="37.9">
            <text:p>37.9</text:p>
          </table:table-cell>
          <table:table-cell office:value-type="string">
            <text:p>555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12:::secs:</text:p>
          </table:table-cell>
          <table:table-cell office:value-type="float" office:value="37.12">
            <text:p>37.12</text:p>
          </table:table-cell>
          <table:table-cell office:value-type="string">
            <text:p>555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44:::secs:</text:p>
          </table:table-cell>
          <table:table-cell office:value-type="float" office:value="37.44">
            <text:p>37.44</text:p>
          </table:table-cell>
          <table:table-cell office:value-type="string">
            <text:p>555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85:::secs:</text:p>
          </table:table-cell>
          <table:table-cell office:value-type="float" office:value="36.85">
            <text:p>36.85</text:p>
          </table:table-cell>
          <table:table-cell office:value-type="string">
            <text:p>5556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07:::secs:</text:p>
          </table:table-cell>
          <table:table-cell office:value-type="float" office:value="37.07">
            <text:p>37.07</text:p>
          </table:table-cell>
          <table:table-cell office:value-type="string">
            <text:p>555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33:::secs:</text:p>
          </table:table-cell>
          <table:table-cell office:value-type="float" office:value="79.33">
            <text:p>79.33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59:::secs:</text:p>
          </table:table-cell>
          <table:table-cell office:value-type="float" office:value="67.59">
            <text:p>67.5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89:::secs:</text:p>
          </table:table-cell>
          <table:table-cell office:value-type="float" office:value="68.89">
            <text:p>68.8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18:::secs:</text:p>
          </table:table-cell>
          <table:table-cell office:value-type="float" office:value="70.18">
            <text:p>70.18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98:::secs:</text:p>
          </table:table-cell>
          <table:table-cell office:value-type="float" office:value="70.98">
            <text:p>70.98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08:::secs:</text:p>
          </table:table-cell>
          <table:table-cell office:value-type="float" office:value="75.08">
            <text:p>75.08</text:p>
          </table:table-cell>
          <table:table-cell office:value-type="string">
            <text:p>645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59:::secs:</text:p>
          </table:table-cell>
          <table:table-cell office:value-type="float" office:value="75.59">
            <text:p>75.59</text:p>
          </table:table-cell>
          <table:table-cell office:value-type="string">
            <text:p>645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68:::secs:</text:p>
          </table:table-cell>
          <table:table-cell office:value-type="float" office:value="75.68">
            <text:p>75.68</text:p>
          </table:table-cell>
          <table:table-cell office:value-type="string">
            <text:p>6452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.91:::secs:</text:p>
          </table:table-cell>
          <table:table-cell office:value-type="float" office:value="73.91">
            <text:p>73.91</text:p>
          </table:table-cell>
          <table:table-cell office:value-type="string">
            <text:p>645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.03:::secs:</text:p>
          </table:table-cell>
          <table:table-cell office:value-type="float" office:value="73.03">
            <text:p>73.03</text:p>
          </table:table-cell>
          <table:table-cell office:value-type="string">
            <text:p>6452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6.29:::secs:</text:p>
          </table:table-cell>
          <table:table-cell office:value-type="float" office:value="206.29">
            <text:p>206.29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86:::secs:</text:p>
          </table:table-cell>
          <table:table-cell office:value-type="float" office:value="143.86">
            <text:p>143.86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54:::secs:</text:p>
          </table:table-cell>
          <table:table-cell office:value-type="float" office:value="148.54">
            <text:p>148.54</text:p>
          </table:table-cell>
          <table:table-cell office:value-type="string">
            <text:p>820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20:::secs:</text:p>
          </table:table-cell>
          <table:table-cell office:value-type="float" office:value="147.2">
            <text:p>147.2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2.15:::secs:</text:p>
          </table:table-cell>
          <table:table-cell office:value-type="float" office:value="152.15">
            <text:p>152.15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8.36:::secs:</text:p>
          </table:table-cell>
          <table:table-cell office:value-type="float" office:value="158.36">
            <text:p>158.36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4.97:::secs:</text:p>
          </table:table-cell>
          <table:table-cell office:value-type="float" office:value="164.97">
            <text:p>164.97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7.45:::secs:</text:p>
          </table:table-cell>
          <table:table-cell office:value-type="float" office:value="157.45">
            <text:p>157.45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6.20:::secs:</text:p>
          </table:table-cell>
          <table:table-cell office:value-type="float" office:value="166.2">
            <text:p>166.2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55:::secs:</text:p>
          </table:table-cell>
          <table:table-cell office:value-type="float" office:value="163.55">
            <text:p>163.55</text:p>
          </table:table-cell>
          <table:table-cell office:value-type="string">
            <text:p>5142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2.25:::secs:</text:p>
          </table:table-cell>
          <table:table-cell office:value-type="float" office:value="552.25">
            <text:p>552.25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4.93:::secs:</text:p>
          </table:table-cell>
          <table:table-cell office:value-type="float" office:value="604.93">
            <text:p>604.93</text:p>
          </table:table-cell>
          <table:table-cell office:value-type="string">
            <text:p>8215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0.89:::secs:</text:p>
          </table:table-cell>
          <table:table-cell office:value-type="float" office:value="570.89">
            <text:p>570.89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0.45:::secs:</text:p>
          </table:table-cell>
          <table:table-cell office:value-type="float" office:value="570.45">
            <text:p>570.45</text:p>
          </table:table-cell>
          <table:table-cell office:value-type="string">
            <text:p>821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9.31:::secs:</text:p>
          </table:table-cell>
          <table:table-cell office:value-type="float" office:value="589.31">
            <text:p>589.31</text:p>
          </table:table-cell>
          <table:table-cell office:value-type="string">
            <text:p>8215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8.95:::secs:</text:p>
          </table:table-cell>
          <table:table-cell office:value-type="float" office:value="658.95">
            <text:p>658.95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0.23:::secs:</text:p>
          </table:table-cell>
          <table:table-cell office:value-type="float" office:value="650.23">
            <text:p>650.23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1.79:::secs:</text:p>
          </table:table-cell>
          <table:table-cell office:value-type="float" office:value="611.79">
            <text:p>611.79</text:p>
          </table:table-cell>
          <table:table-cell office:value-type="string">
            <text:p>4825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0.42:::secs:</text:p>
          </table:table-cell>
          <table:table-cell office:value-type="float" office:value="630.42">
            <text:p>630.42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6.24:::secs:</text:p>
          </table:table-cell>
          <table:table-cell office:value-type="float" office:value="626.24">
            <text:p>626.24</text:p>
          </table:table-cell>
          <table:table-cell office:value-type="string">
            <text:p>482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27.78:::secs:</text:p>
          </table:table-cell>
          <table:table-cell office:value-type="float" office:value="1827.78">
            <text:p>1827.78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31.77:::secs:</text:p>
          </table:table-cell>
          <table:table-cell office:value-type="float" office:value="1831.77">
            <text:p>1831.77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43.01:::secs:</text:p>
          </table:table-cell>
          <table:table-cell office:value-type="float" office:value="1843.01">
            <text:p>1843.01</text:p>
          </table:table-cell>
          <table:table-cell office:value-type="string">
            <text:p>796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12.00:::secs:</text:p>
          </table:table-cell>
          <table:table-cell office:value-type="float" office:value="1912">
            <text:p>1912</text:p>
          </table:table-cell>
          <table:table-cell office:value-type="string">
            <text:p>796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24.74:::secs:</text:p>
          </table:table-cell>
          <table:table-cell office:value-type="float" office:value="1924.74">
            <text:p>1924.74</text:p>
          </table:table-cell>
          <table:table-cell office:value-type="string">
            <text:p>7968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8.65:::secs:</text:p>
          </table:table-cell>
          <table:table-cell office:value-type="float" office:value="1988.65">
            <text:p>1988.65</text:p>
          </table:table-cell>
          <table:table-cell office:value-type="string">
            <text:p>471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6.55:::secs:</text:p>
          </table:table-cell>
          <table:table-cell office:value-type="float" office:value="1976.55">
            <text:p>1976.55</text:p>
          </table:table-cell>
          <table:table-cell office:value-type="string">
            <text:p>471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1.67:::secs:</text:p>
          </table:table-cell>
          <table:table-cell office:value-type="float" office:value="1981.67">
            <text:p>1981.67</text:p>
          </table:table-cell>
          <table:table-cell office:value-type="string">
            <text:p>471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22.56:::secs:</text:p>
          </table:table-cell>
          <table:table-cell office:value-type="float" office:value="2022.56">
            <text:p>2022.56</text:p>
          </table:table-cell>
          <table:table-cell office:value-type="string">
            <text:p>4718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7.82:::secs:</text:p>
          </table:table-cell>
          <table:table-cell office:value-type="float" office:value="1977.82">
            <text:p>1977.82</text:p>
          </table:table-cell>
          <table:table-cell office:value-type="string">
            <text:p>4718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00 (Level 1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9">
            <text:p>0.49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9.09">
            <text:p>19.09</text:p>
          </table:table-cell>
          <table:table-cell office:value-type="float" office:value="19.92">
            <text:p>19.92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34.26">
            <text:p>34.26</text:p>
          </table:table-cell>
          <table:table-cell office:value-type="float" office:value="36.85">
            <text:p>36.8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67.59">
            <text:p>67.59</text:p>
          </table:table-cell>
          <table:table-cell office:value-type="float" office:value="73.03">
            <text:p>73.03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43.86">
            <text:p>143.86</text:p>
          </table:table-cell>
          <table:table-cell office:value-type="float" office:value="157.45">
            <text:p>157.4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552.25">
            <text:p>552.25</text:p>
          </table:table-cell>
          <table:table-cell office:value-type="float" office:value="611.79">
            <text:p>611.79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827.78">
            <text:p>1827.78</text:p>
          </table:table-cell>
          <table:table-cell office:value-type="float" office:value="1976.55">
            <text:p>1976.55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98">
            <text:p>0.98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.98">
            <text:p>1.98</text:p>
          </table:table-cell>
          <table:table-cell office:value-type="float" office:value="2.01">
            <text:p>2.01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4.08">
            <text:p>4.08</text:p>
          </table:table-cell>
          <table:table-cell office:value-type="float" office:value="4.22">
            <text:p>4.22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5.41">
            <text:p>5.41</text:p>
          </table:table-cell>
          <table:table-cell office:value-type="float" office:value="3.39">
            <text:p>3.39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5.91">
            <text:p>5.91</text:p>
          </table:table-cell>
          <table:table-cell office:value-type="float" office:value="6.01">
            <text:p>6.01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.72">
            <text:p>6.72</text:p>
          </table:table-cell>
          <table:table-cell office:value-type="float" office:value="6.89">
            <text:p>6.89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8.44">
            <text:p>8.44</text:p>
          </table:table-cell>
          <table:table-cell office:value-type="float" office:value="8.57">
            <text:p>8.57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1.78">
            <text:p>11.78</text:p>
          </table:table-cell>
          <table:table-cell table:style-name="ce15" office:value-type="float" office:value="12.69">
            <text:p>12.69</text:p>
          </table:table-cell>
        </table:table-row>
      </table:table>
      <table:table table:name="10 (Level 3)" table:style-name="ta1">
        <table:table-column table:style-name="co12" table:number-columns-repeated="1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5:::secs:</text:p>
          </table:table-cell>
          <table:table-cell office:value-type="float" office:value="1.25">
            <text:p>1.25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63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102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02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7:::secs:</text:p>
          </table:table-cell>
          <table:table-cell office:value-type="float" office:value="1.17">
            <text:p>1.17</text:p>
          </table:table-cell>
          <table:table-cell office:value-type="string">
            <text:p>8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8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8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89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89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3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5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1:::secs:</text:p>
          </table:table-cell>
          <table:table-cell office:value-type="float" office:value="1.71">
            <text:p>1.71</text:p>
          </table:table-cell>
          <table:table-cell office:value-type="string">
            <text:p>66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66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6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66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66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7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7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5:::secs:</text:p>
          </table:table-cell>
          <table:table-cell office:value-type="float" office:value="2.65">
            <text:p>2.65</text:p>
          </table:table-cell>
          <table:table-cell office:value-type="string">
            <text:p>7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8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8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80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80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2:::secs:</text:p>
          </table:table-cell>
          <table:table-cell office:value-type="float" office:value="6.02">
            <text:p>6.02</text:p>
          </table:table-cell>
          <table:table-cell office:value-type="string">
            <text:p>126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126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32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32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24:::secs:</text:p>
          </table:table-cell>
          <table:table-cell office:value-type="float" office:value="9.24">
            <text:p>9.24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23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3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63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6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6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6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53:::secs:</text:p>
          </table:table-cell>
          <table:table-cell office:value-type="float" office:value="15.53">
            <text:p>15.53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104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6:::secs:</text:p>
          </table:table-cell>
          <table:table-cell office:value-type="float" office:value="0.86">
            <text:p>0.86</text:p>
          </table:table-cell>
          <table:table-cell office:value-type="string">
            <text:p>71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5:::secs:</text:p>
          </table:table-cell>
          <table:table-cell office:value-type="float" office:value="0.85">
            <text:p>0.85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6:::secs:</text:p>
          </table:table-cell>
          <table:table-cell office:value-type="float" office:value="0.86">
            <text:p>0.86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6:::secs:</text:p>
          </table:table-cell>
          <table:table-cell office:value-type="float" office:value="0.86">
            <text:p>0.86</text:p>
          </table:table-cell>
          <table:table-cell office:value-type="string">
            <text:p>71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55:::secs:</text:p>
          </table:table-cell>
          <table:table-cell office:value-type="float" office:value="21.55">
            <text:p>21.55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125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125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2:::secs:</text:p>
          </table:table-cell>
          <table:table-cell office:value-type="float" office:value="1.52">
            <text:p>1.52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84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2:::secs:</text:p>
          </table:table-cell>
          <table:table-cell office:value-type="float" office:value="17.12">
            <text:p>17.12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0:::secs:</text:p>
          </table:table-cell>
          <table:table-cell office:value-type="float" office:value="2.8">
            <text:p>2.8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1:::secs:</text:p>
          </table:table-cell>
          <table:table-cell office:value-type="float" office:value="2.81">
            <text:p>2.81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1:::secs:</text:p>
          </table:table-cell>
          <table:table-cell office:value-type="float" office:value="2.81">
            <text:p>2.81</text:p>
          </table:table-cell>
          <table:table-cell office:value-type="string">
            <text:p>13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81:::secs:</text:p>
          </table:table-cell>
          <table:table-cell office:value-type="float" office:value="2.81">
            <text:p>2.81</text:p>
          </table:table-cell>
          <table:table-cell office:value-type="string">
            <text:p>131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8:::secs:</text:p>
          </table:table-cell>
          <table:table-cell office:value-type="float" office:value="2.78">
            <text:p>2.78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4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03:::secs:</text:p>
          </table:table-cell>
          <table:table-cell office:value-type="float" office:value="56.03">
            <text:p>56.03</text:p>
          </table:table-cell>
          <table:table-cell office:value-type="string">
            <text:p>114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2:::secs:</text:p>
          </table:table-cell>
          <table:table-cell office:value-type="float" office:value="5.22">
            <text:p>5.22</text:p>
          </table:table-cell>
          <table:table-cell office:value-type="string">
            <text:p>114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6:::secs:</text:p>
          </table:table-cell>
          <table:table-cell office:value-type="float" office:value="5.26">
            <text:p>5.26</text:p>
          </table:table-cell>
          <table:table-cell office:value-type="string">
            <text:p>114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1:::secs:</text:p>
          </table:table-cell>
          <table:table-cell office:value-type="float" office:value="5.21">
            <text:p>5.21</text:p>
          </table:table-cell>
          <table:table-cell office:value-type="string">
            <text:p>11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3:::secs:</text:p>
          </table:table-cell>
          <table:table-cell office:value-type="float" office:value="5.23">
            <text:p>5.23</text:p>
          </table:table-cell>
          <table:table-cell office:value-type="string">
            <text:p>114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4:::secs:</text:p>
          </table:table-cell>
          <table:table-cell office:value-type="float" office:value="5.14">
            <text:p>5.14</text:p>
          </table:table-cell>
          <table:table-cell office:value-type="string">
            <text:p>5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7:::secs:</text:p>
          </table:table-cell>
          <table:table-cell office:value-type="float" office:value="5.17">
            <text:p>5.17</text:p>
          </table:table-cell>
          <table:table-cell office:value-type="string">
            <text:p>5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3:::secs:</text:p>
          </table:table-cell>
          <table:table-cell office:value-type="float" office:value="5.13">
            <text:p>5.13</text:p>
          </table:table-cell>
          <table:table-cell office:value-type="string">
            <text:p>58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7:::secs:</text:p>
          </table:table-cell>
          <table:table-cell office:value-type="float" office:value="5.17">
            <text:p>5.17</text:p>
          </table:table-cell>
          <table:table-cell office:value-type="string">
            <text:p>5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13:::secs:</text:p>
          </table:table-cell>
          <table:table-cell office:value-type="float" office:value="5.13">
            <text:p>5.13</text:p>
          </table:table-cell>
          <table:table-cell office:value-type="string">
            <text:p>5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1.45:::secs:</text:p>
          </table:table-cell>
          <table:table-cell office:value-type="float" office:value="151.45">
            <text:p>151.45</text:p>
          </table:table-cell>
          <table:table-cell office:value-type="string">
            <text:p>111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91:::secs:</text:p>
          </table:table-cell>
          <table:table-cell office:value-type="float" office:value="10.91">
            <text:p>10.91</text:p>
          </table:table-cell>
          <table:table-cell office:value-type="string">
            <text:p>111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17:::secs:</text:p>
          </table:table-cell>
          <table:table-cell office:value-type="float" office:value="10.17">
            <text:p>10.17</text:p>
          </table:table-cell>
          <table:table-cell office:value-type="string">
            <text:p>111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20:::secs:</text:p>
          </table:table-cell>
          <table:table-cell office:value-type="float" office:value="10.2">
            <text:p>10.2</text:p>
          </table:table-cell>
          <table:table-cell office:value-type="string">
            <text:p>111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21:::secs:</text:p>
          </table:table-cell>
          <table:table-cell office:value-type="float" office:value="10.21">
            <text:p>10.21</text:p>
          </table:table-cell>
          <table:table-cell office:value-type="string">
            <text:p>111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8:::secs:</text:p>
          </table:table-cell>
          <table:table-cell office:value-type="float" office:value="10.08">
            <text:p>10.08</text:p>
          </table:table-cell>
          <table:table-cell office:value-type="string">
            <text:p>8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05:::secs:</text:p>
          </table:table-cell>
          <table:table-cell office:value-type="float" office:value="10.05">
            <text:p>10.05</text:p>
          </table:table-cell>
          <table:table-cell office:value-type="string">
            <text:p>8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9.29:::secs:</text:p>
          </table:table-cell>
          <table:table-cell office:value-type="float" office:value="189.29">
            <text:p>189.29</text:p>
          </table:table-cell>
          <table:table-cell office:value-type="string">
            <text:p>111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57:::secs:</text:p>
          </table:table-cell>
          <table:table-cell office:value-type="float" office:value="21.57">
            <text:p>21.57</text:p>
          </table:table-cell>
          <table:table-cell office:value-type="string">
            <text:p>111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22:::secs:</text:p>
          </table:table-cell>
          <table:table-cell office:value-type="float" office:value="20.22">
            <text:p>20.22</text:p>
          </table:table-cell>
          <table:table-cell office:value-type="string">
            <text:p>111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18:::secs:</text:p>
          </table:table-cell>
          <table:table-cell office:value-type="float" office:value="20.18">
            <text:p>20.18</text:p>
          </table:table-cell>
          <table:table-cell office:value-type="string">
            <text:p>111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21:::secs:</text:p>
          </table:table-cell>
          <table:table-cell office:value-type="float" office:value="20.21">
            <text:p>20.21</text:p>
          </table:table-cell>
          <table:table-cell office:value-type="string">
            <text:p>111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03:::secs:</text:p>
          </table:table-cell>
          <table:table-cell office:value-type="float" office:value="20.03">
            <text:p>20.03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9:::secs:</text:p>
          </table:table-cell>
          <table:table-cell office:value-type="float" office:value="19.89">
            <text:p>19.89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77:::secs:</text:p>
          </table:table-cell>
          <table:table-cell office:value-type="float" office:value="19.77">
            <text:p>19.77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4:::secs:</text:p>
          </table:table-cell>
          <table:table-cell office:value-type="float" office:value="19.84">
            <text:p>19.84</text:p>
          </table:table-cell>
          <table:table-cell office:value-type="string">
            <text:p>76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83:::secs:</text:p>
          </table:table-cell>
          <table:table-cell office:value-type="float" office:value="19.83">
            <text:p>19.83</text:p>
          </table:table-cell>
          <table:table-cell office:value-type="string">
            <text:p>7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2.00:::secs:</text:p>
          </table:table-cell>
          <table:table-cell office:value-type="float" office:value="362">
            <text:p>362</text:p>
          </table:table-cell>
          <table:table-cell office:value-type="string">
            <text:p>13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1.32:::secs:</text:p>
          </table:table-cell>
          <table:table-cell office:value-type="float" office:value="361.32">
            <text:p>361.32</text:p>
          </table:table-cell>
          <table:table-cell office:value-type="string">
            <text:p>13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55:::secs:</text:p>
          </table:table-cell>
          <table:table-cell office:value-type="float" office:value="359.55">
            <text:p>359.55</text:p>
          </table:table-cell>
          <table:table-cell office:value-type="string">
            <text:p>13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8.11:::secs:</text:p>
          </table:table-cell>
          <table:table-cell office:value-type="float" office:value="358.11">
            <text:p>358.11</text:p>
          </table:table-cell>
          <table:table-cell office:value-type="string">
            <text:p>13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07:::secs:</text:p>
          </table:table-cell>
          <table:table-cell office:value-type="float" office:value="359.07">
            <text:p>359.07</text:p>
          </table:table-cell>
          <table:table-cell office:value-type="string">
            <text:p>13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5.91:::secs:</text:p>
          </table:table-cell>
          <table:table-cell office:value-type="float" office:value="355.91">
            <text:p>355.91</text:p>
          </table:table-cell>
          <table:table-cell office:value-type="string">
            <text:p>66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25:::secs:</text:p>
          </table:table-cell>
          <table:table-cell office:value-type="float" office:value="359.25">
            <text:p>359.25</text:p>
          </table:table-cell>
          <table:table-cell office:value-type="string">
            <text:p>66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8.49:::secs:</text:p>
          </table:table-cell>
          <table:table-cell office:value-type="float" office:value="358.49">
            <text:p>358.49</text:p>
          </table:table-cell>
          <table:table-cell office:value-type="string">
            <text:p>66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4.81:::secs:</text:p>
          </table:table-cell>
          <table:table-cell office:value-type="float" office:value="354.81">
            <text:p>354.81</text:p>
          </table:table-cell>
          <table:table-cell office:value-type="string">
            <text:p>6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9.94:::secs:</text:p>
          </table:table-cell>
          <table:table-cell office:value-type="float" office:value="359.94">
            <text:p>359.94</text:p>
          </table:table-cell>
          <table:table-cell office:value-type="string">
            <text:p>6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5.84:::secs:</text:p>
          </table:table-cell>
          <table:table-cell office:value-type="float" office:value="555.84">
            <text:p>555.84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1.60:::secs:</text:p>
          </table:table-cell>
          <table:table-cell office:value-type="float" office:value="551.6">
            <text:p>551.6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3.86:::secs:</text:p>
          </table:table-cell>
          <table:table-cell office:value-type="float" office:value="553.86">
            <text:p>553.86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4.39:::secs:</text:p>
          </table:table-cell>
          <table:table-cell office:value-type="float" office:value="554.39">
            <text:p>554.39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3.37:::secs:</text:p>
          </table:table-cell>
          <table:table-cell office:value-type="float" office:value="553.37">
            <text:p>553.37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2.05:::secs:</text:p>
          </table:table-cell>
          <table:table-cell office:value-type="float" office:value="552.05">
            <text:p>552.05</text:p>
          </table:table-cell>
          <table:table-cell office:value-type="string">
            <text:p>5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2.26:::secs:</text:p>
          </table:table-cell>
          <table:table-cell office:value-type="float" office:value="552.26">
            <text:p>552.26</text:p>
          </table:table-cell>
          <table:table-cell office:value-type="string">
            <text:p>50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0.39:::secs:</text:p>
          </table:table-cell>
          <table:table-cell office:value-type="float" office:value="550.39">
            <text:p>550.39</text:p>
          </table:table-cell>
          <table:table-cell office:value-type="string">
            <text:p>5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1.28:::secs:</text:p>
          </table:table-cell>
          <table:table-cell office:value-type="float" office:value="551.28">
            <text:p>551.28</text:p>
          </table:table-cell>
          <table:table-cell office:value-type="string">
            <text:p>50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9.42:::secs:</text:p>
          </table:table-cell>
          <table:table-cell office:value-type="float" office:value="549.42">
            <text:p>549.42</text:p>
          </table:table-cell>
          <table:table-cell office:value-type="string">
            <text:p>50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9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 (Level 3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06">
            <text:p>0.06</text:p>
          </table:table-cell>
          <table:table-cell table:style-name="ce13" office:value-type="float" office:value="0.06">
            <text:p>0.06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2.8">
            <text:p>2.8</text:p>
          </table:table-cell>
          <table:table-cell office:value-type="float" office:value="2.77">
            <text:p>2.77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5.21">
            <text:p>5.21</text:p>
          </table:table-cell>
          <table:table-cell office:value-type="float" office:value="5.13">
            <text:p>5.13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10.17">
            <text:p>10.17</text:p>
          </table:table-cell>
          <table:table-cell office:value-type="float" office:value="10.05">
            <text:p>10.05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20.18">
            <text:p>20.18</text:p>
          </table:table-cell>
          <table:table-cell office:value-type="float" office:value="19.77">
            <text:p>19.77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358.11">
            <text:p>358.11</text:p>
          </table:table-cell>
          <table:table-cell office:value-type="float" office:value="354.81">
            <text:p>354.81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551.6">
            <text:p>551.6</text:p>
          </table:table-cell>
          <table:table-cell office:value-type="float" office:value="549.42">
            <text:p>549.42</text:p>
          </table:table-cell>
        </table:table-row>
        <table:table-row table:style-name="ro3">
          <table:table-cell office:value-type="string">
            <text:p>w2</text:p>
          </table:table-cell>
          <table:table-cell table:number-columns-repeated="2" office:value-type="float" office:value="0.08">
            <text:p>0.08</text:p>
          </table:table-cell>
        </table:table-row>
        <table:table-row table:style-name="ro3">
          <table:table-cell office:value-type="string">
            <text:p>w3</text:p>
          </table:table-cell>
          <table:table-cell table:number-columns-repeated="2" office:value-type="float" office:value="0.09">
            <text:p>0.09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</table:table-row>
        <table:table-row table:style-name="ro3">
          <table:table-cell office:value-type="string">
            <text:p>w5</text:p>
          </table:table-cell>
          <table:table-cell table:number-columns-repeated="2" office:value-type="float" office:value="0.19">
            <text:p>0.19</text:p>
          </table:table-cell>
        </table:table-row>
        <table:table-row table:style-name="ro3">
          <table:table-cell office:value-type="string">
            <text:p>w6</text:p>
          </table:table-cell>
          <table:table-cell table:number-columns-repeated="2" office:value-type="float" office:value="0.3">
            <text:p>0.3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1.53">
            <text:p>1.53</text:p>
          </table:table-cell>
          <table:table-cell table:style-name="ce15" office:value-type="float" office:value="1.51">
            <text:p>1.51</text:p>
          </table:table-cell>
        </table:table-row>
      </table:table>
      <table:table table:name="100 (Level 3)" table:style-name="ta1">
        <table:table-column table:style-name="co12" table:number-columns-repeated="1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81:::secs:</text:p>
          </table:table-cell>
          <table:table-cell office:value-type="float" office:value="1.81">
            <text:p>1.81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4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9:::secs:</text:p>
          </table:table-cell>
          <table:table-cell office:value-type="float" office:value="1.79">
            <text:p>1.79</text:p>
          </table:table-cell>
          <table:table-cell office:value-type="string">
            <text:p>195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95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95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95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195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82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251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62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2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2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2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2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3:::secs:</text:p>
          </table:table-cell>
          <table:table-cell office:value-type="float" office:value="2.63">
            <text:p>2.63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30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67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75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4:::secs:</text:p>
          </table:table-cell>
          <table:table-cell office:value-type="float" office:value="6.14">
            <text:p>6.14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1:::secs:</text:p>
          </table:table-cell>
          <table:table-cell office:value-type="float" office:value="2.71">
            <text:p>2.71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5:::secs:</text:p>
          </table:table-cell>
          <table:table-cell office:value-type="float" office:value="2.75">
            <text:p>2.75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5:::secs:</text:p>
          </table:table-cell>
          <table:table-cell office:value-type="float" office:value="2.75">
            <text:p>2.75</text:p>
          </table:table-cell>
          <table:table-cell office:value-type="string">
            <text:p>1152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77:::secs:</text:p>
          </table:table-cell>
          <table:table-cell office:value-type="float" office:value="2.77">
            <text:p>2.77</text:p>
          </table:table-cell>
          <table:table-cell office:value-type="string">
            <text:p>115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0:::secs:</text:p>
          </table:table-cell>
          <table:table-cell office:value-type="float" office:value="1.3">
            <text:p>1.3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1097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1097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9:::secs:</text:p>
          </table:table-cell>
          <table:table-cell office:value-type="float" office:value="6.79">
            <text:p>6.79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3:::secs:</text:p>
          </table:table-cell>
          <table:table-cell office:value-type="float" office:value="0.83">
            <text:p>0.83</text:p>
          </table:table-cell>
          <table:table-cell office:value-type="string">
            <text:p>85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3:::secs:</text:p>
          </table:table-cell>
          <table:table-cell office:value-type="float" office:value="0.83">
            <text:p>0.83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2:::secs:</text:p>
          </table:table-cell>
          <table:table-cell office:value-type="float" office:value="0.82">
            <text:p>0.82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4:::secs:</text:p>
          </table:table-cell>
          <table:table-cell office:value-type="float" office:value="0.84">
            <text:p>0.84</text:p>
          </table:table-cell>
          <table:table-cell office:value-type="string">
            <text:p>855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2:::secs:</text:p>
          </table:table-cell>
          <table:table-cell office:value-type="float" office:value="0.82">
            <text:p>0.82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2:::secs:</text:p>
          </table:table-cell>
          <table:table-cell office:value-type="float" office:value="0.82">
            <text:p>0.82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432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59:::secs:</text:p>
          </table:table-cell>
          <table:table-cell office:value-type="float" office:value="9.59">
            <text:p>9.59</text:p>
          </table:table-cell>
          <table:table-cell office:value-type="string">
            <text:p>8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805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5:::secs:</text:p>
          </table:table-cell>
          <table:table-cell office:value-type="float" office:value="1.65">
            <text:p>1.65</text:p>
          </table:table-cell>
          <table:table-cell office:value-type="string">
            <text:p>483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483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483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483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483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96:::secs:</text:p>
          </table:table-cell>
          <table:table-cell office:value-type="float" office:value="21.96">
            <text:p>21.96</text:p>
          </table:table-cell>
          <table:table-cell office:value-type="string">
            <text:p>686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7:::secs:</text:p>
          </table:table-cell>
          <table:table-cell office:value-type="float" office:value="1.57">
            <text:p>1.57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0:::secs:</text:p>
          </table:table-cell>
          <table:table-cell office:value-type="float" office:value="1.6">
            <text:p>1.6</text:p>
          </table:table-cell>
          <table:table-cell office:value-type="string">
            <text:p>686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3:::secs:</text:p>
          </table:table-cell>
          <table:table-cell office:value-type="float" office:value="1.63">
            <text:p>1.63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7:::secs:</text:p>
          </table:table-cell>
          <table:table-cell office:value-type="float" office:value="1.57">
            <text:p>1.57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6:::secs:</text:p>
          </table:table-cell>
          <table:table-cell office:value-type="float" office:value="1.56">
            <text:p>1.56</text:p>
          </table:table-cell>
          <table:table-cell office:value-type="string">
            <text:p>649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3.75:::secs:</text:p>
          </table:table-cell>
          <table:table-cell office:value-type="float" office:value="23.75">
            <text:p>23.75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9:::secs:</text:p>
          </table:table-cell>
          <table:table-cell office:value-type="float" office:value="2.49">
            <text:p>2.49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3:::secs:</text:p>
          </table:table-cell>
          <table:table-cell office:value-type="float" office:value="2.53">
            <text:p>2.53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2:::secs:</text:p>
          </table:table-cell>
          <table:table-cell office:value-type="float" office:value="2.52">
            <text:p>2.52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2:::secs:</text:p>
          </table:table-cell>
          <table:table-cell office:value-type="float" office:value="2.52">
            <text:p>2.52</text:p>
          </table:table-cell>
          <table:table-cell office:value-type="string">
            <text:p>925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6:::secs:</text:p>
          </table:table-cell>
          <table:table-cell office:value-type="float" office:value="3.16">
            <text:p>3.16</text:p>
          </table:table-cell>
          <table:table-cell office:value-type="string">
            <text:p>541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1:::secs:</text:p>
          </table:table-cell>
          <table:table-cell office:value-type="float" office:value="2.51">
            <text:p>2.51</text:p>
          </table:table-cell>
          <table:table-cell office:value-type="string">
            <text:p>541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9:::secs:</text:p>
          </table:table-cell>
          <table:table-cell office:value-type="float" office:value="2.49">
            <text:p>2.49</text:p>
          </table:table-cell>
          <table:table-cell office:value-type="string">
            <text:p>541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50:::secs:</text:p>
          </table:table-cell>
          <table:table-cell office:value-type="float" office:value="2.5">
            <text:p>2.5</text:p>
          </table:table-cell>
          <table:table-cell office:value-type="string">
            <text:p>541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9:::secs:</text:p>
          </table:table-cell>
          <table:table-cell office:value-type="float" office:value="2.49">
            <text:p>2.49</text:p>
          </table:table-cell>
          <table:table-cell office:value-type="string">
            <text:p>541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38:::secs:</text:p>
          </table:table-cell>
          <table:table-cell office:value-type="float" office:value="20.38">
            <text:p>20.38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2:::secs:</text:p>
          </table:table-cell>
          <table:table-cell office:value-type="float" office:value="4.32">
            <text:p>4.32</text:p>
          </table:table-cell>
          <table:table-cell office:value-type="string">
            <text:p>960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6:::secs:</text:p>
          </table:table-cell>
          <table:table-cell office:value-type="float" office:value="4.36">
            <text:p>4.36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5:::secs:</text:p>
          </table:table-cell>
          <table:table-cell office:value-type="float" office:value="4.35">
            <text:p>4.35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0:::secs:</text:p>
          </table:table-cell>
          <table:table-cell office:value-type="float" office:value="4.4">
            <text:p>4.4</text:p>
          </table:table-cell>
          <table:table-cell office:value-type="string">
            <text:p>96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1:::secs:</text:p>
          </table:table-cell>
          <table:table-cell office:value-type="float" office:value="4.41">
            <text:p>4.41</text:p>
          </table:table-cell>
          <table:table-cell office:value-type="string">
            <text:p>480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7:::secs:</text:p>
          </table:table-cell>
          <table:table-cell office:value-type="float" office:value="4.37">
            <text:p>4.37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6:::secs:</text:p>
          </table:table-cell>
          <table:table-cell office:value-type="float" office:value="4.36">
            <text:p>4.36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4:::secs:</text:p>
          </table:table-cell>
          <table:table-cell office:value-type="float" office:value="4.34">
            <text:p>4.34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5:::secs:</text:p>
          </table:table-cell>
          <table:table-cell office:value-type="float" office:value="4.35">
            <text:p>4.35</text:p>
          </table:table-cell>
          <table:table-cell office:value-type="string">
            <text:p>480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71:::secs:</text:p>
          </table:table-cell>
          <table:table-cell office:value-type="float" office:value="64.71">
            <text:p>64.71</text:p>
          </table:table-cell>
          <table:table-cell office:value-type="string">
            <text:p>1027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7:::secs:</text:p>
          </table:table-cell>
          <table:table-cell office:value-type="float" office:value="7.97">
            <text:p>7.97</text:p>
          </table:table-cell>
          <table:table-cell office:value-type="string">
            <text:p>1027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9:::secs:</text:p>
          </table:table-cell>
          <table:table-cell office:value-type="float" office:value="7.99">
            <text:p>7.99</text:p>
          </table:table-cell>
          <table:table-cell office:value-type="string">
            <text:p>1027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9:::secs:</text:p>
          </table:table-cell>
          <table:table-cell office:value-type="float" office:value="7.99">
            <text:p>7.99</text:p>
          </table:table-cell>
          <table:table-cell office:value-type="string">
            <text:p>10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9:::secs:</text:p>
          </table:table-cell>
          <table:table-cell office:value-type="float" office:value="7.99">
            <text:p>7.99</text:p>
          </table:table-cell>
          <table:table-cell office:value-type="string">
            <text:p>10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7:::secs:</text:p>
          </table:table-cell>
          <table:table-cell office:value-type="float" office:value="8.37">
            <text:p>8.37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2:::secs:</text:p>
          </table:table-cell>
          <table:table-cell office:value-type="float" office:value="8.02">
            <text:p>8.02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2:::secs:</text:p>
          </table:table-cell>
          <table:table-cell office:value-type="float" office:value="8.02">
            <text:p>8.02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0:::secs:</text:p>
          </table:table-cell>
          <table:table-cell office:value-type="float" office:value="8">
            <text:p>8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2:::secs:</text:p>
          </table:table-cell>
          <table:table-cell office:value-type="float" office:value="8.02">
            <text:p>8.02</text:p>
          </table:table-cell>
          <table:table-cell office:value-type="string">
            <text:p>558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0.06:::secs:</text:p>
          </table:table-cell>
          <table:table-cell office:value-type="float" office:value="170.06">
            <text:p>170.06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45:::secs:</text:p>
          </table:table-cell>
          <table:table-cell office:value-type="float" office:value="15.45">
            <text:p>15.45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17:::secs:</text:p>
          </table:table-cell>
          <table:table-cell office:value-type="float" office:value="15.17">
            <text:p>15.17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18:::secs:</text:p>
          </table:table-cell>
          <table:table-cell office:value-type="float" office:value="15.18">
            <text:p>15.18</text:p>
          </table:table-cell>
          <table:table-cell office:value-type="string">
            <text:p>106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39:::secs:</text:p>
          </table:table-cell>
          <table:table-cell office:value-type="float" office:value="15.39">
            <text:p>15.39</text:p>
          </table:table-cell>
          <table:table-cell office:value-type="string">
            <text:p>1068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88:::secs:</text:p>
          </table:table-cell>
          <table:table-cell office:value-type="float" office:value="15.88">
            <text:p>15.88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40:::secs:</text:p>
          </table:table-cell>
          <table:table-cell office:value-type="float" office:value="15.4">
            <text:p>15.4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37:::secs:</text:p>
          </table:table-cell>
          <table:table-cell office:value-type="float" office:value="15.37">
            <text:p>15.37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7:::secs:</text:p>
          </table:table-cell>
          <table:table-cell office:value-type="float" office:value="15.27">
            <text:p>15.27</text:p>
          </table:table-cell>
          <table:table-cell office:value-type="string">
            <text:p>69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0:::secs:</text:p>
          </table:table-cell>
          <table:table-cell office:value-type="float" office:value="15.2">
            <text:p>15.2</text:p>
          </table:table-cell>
          <table:table-cell office:value-type="string">
            <text:p>695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7.07:::secs:</text:p>
          </table:table-cell>
          <table:table-cell office:value-type="float" office:value="217.07">
            <text:p>217.07</text:p>
          </table:table-cell>
          <table:table-cell office:value-type="string">
            <text:p>989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1.25:::secs:</text:p>
          </table:table-cell>
          <table:table-cell office:value-type="float" office:value="31.25">
            <text:p>31.25</text:p>
          </table:table-cell>
          <table:table-cell office:value-type="string">
            <text:p>989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88:::secs:</text:p>
          </table:table-cell>
          <table:table-cell office:value-type="float" office:value="29.88">
            <text:p>29.88</text:p>
          </table:table-cell>
          <table:table-cell office:value-type="string">
            <text:p>989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91:::secs:</text:p>
          </table:table-cell>
          <table:table-cell office:value-type="float" office:value="29.91">
            <text:p>29.91</text:p>
          </table:table-cell>
          <table:table-cell office:value-type="string">
            <text:p>989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23:::secs:</text:p>
          </table:table-cell>
          <table:table-cell office:value-type="float" office:value="30.23">
            <text:p>30.23</text:p>
          </table:table-cell>
          <table:table-cell office:value-type="string">
            <text:p>989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16:::secs:</text:p>
          </table:table-cell>
          <table:table-cell office:value-type="float" office:value="30.16">
            <text:p>30.16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08:::secs:</text:p>
          </table:table-cell>
          <table:table-cell office:value-type="float" office:value="30.08">
            <text:p>30.08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09:::secs:</text:p>
          </table:table-cell>
          <table:table-cell office:value-type="float" office:value="30.09">
            <text:p>30.09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02:::secs:</text:p>
          </table:table-cell>
          <table:table-cell office:value-type="float" office:value="30.02">
            <text:p>30.02</text:p>
          </table:table-cell>
          <table:table-cell office:value-type="string">
            <text:p>660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92:::secs:</text:p>
          </table:table-cell>
          <table:table-cell office:value-type="float" office:value="29.92">
            <text:p>29.92</text:p>
          </table:table-cell>
          <table:table-cell office:value-type="string">
            <text:p>660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11.29:::secs:</text:p>
          </table:table-cell>
          <table:table-cell office:value-type="float" office:value="411.29">
            <text:p>411.29</text:p>
          </table:table-cell>
          <table:table-cell office:value-type="string">
            <text:p>989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4.65:::secs:</text:p>
          </table:table-cell>
          <table:table-cell office:value-type="float" office:value="384.65">
            <text:p>384.65</text:p>
          </table:table-cell>
          <table:table-cell office:value-type="string">
            <text:p>989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5.31:::secs:</text:p>
          </table:table-cell>
          <table:table-cell office:value-type="float" office:value="385.31">
            <text:p>385.31</text:p>
          </table:table-cell>
          <table:table-cell office:value-type="string">
            <text:p>989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3.73:::secs:</text:p>
          </table:table-cell>
          <table:table-cell office:value-type="float" office:value="383.73">
            <text:p>383.73</text:p>
          </table:table-cell>
          <table:table-cell office:value-type="string">
            <text:p>989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5.41:::secs:</text:p>
          </table:table-cell>
          <table:table-cell office:value-type="float" office:value="385.41">
            <text:p>385.41</text:p>
          </table:table-cell>
          <table:table-cell office:value-type="string">
            <text:p>989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9.99:::secs:</text:p>
          </table:table-cell>
          <table:table-cell office:value-type="float" office:value="389.99">
            <text:p>389.99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0.80:::secs:</text:p>
          </table:table-cell>
          <table:table-cell office:value-type="float" office:value="380.8">
            <text:p>380.8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5.94:::secs:</text:p>
          </table:table-cell>
          <table:table-cell office:value-type="float" office:value="385.94">
            <text:p>385.94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4.19:::secs:</text:p>
          </table:table-cell>
          <table:table-cell office:value-type="float" office:value="384.19">
            <text:p>384.19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7.79:::secs:</text:p>
          </table:table-cell>
          <table:table-cell office:value-type="float" office:value="387.79">
            <text:p>387.79</text:p>
          </table:table-cell>
          <table:table-cell office:value-type="string">
            <text:p>62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9.35:::secs:</text:p>
          </table:table-cell>
          <table:table-cell office:value-type="float" office:value="619.35">
            <text:p>619.35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7.50:::secs:</text:p>
          </table:table-cell>
          <table:table-cell office:value-type="float" office:value="597.5">
            <text:p>597.5</text:p>
          </table:table-cell>
          <table:table-cell office:value-type="string">
            <text:p>1141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0.10:::secs:</text:p>
          </table:table-cell>
          <table:table-cell office:value-type="float" office:value="600.1">
            <text:p>600.1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18:::secs:</text:p>
          </table:table-cell>
          <table:table-cell office:value-type="float" office:value="602.18">
            <text:p>602.18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6.20:::secs:</text:p>
          </table:table-cell>
          <table:table-cell office:value-type="float" office:value="606.2">
            <text:p>606.2</text:p>
          </table:table-cell>
          <table:table-cell office:value-type="string">
            <text:p>1141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8.81:::secs:</text:p>
          </table:table-cell>
          <table:table-cell office:value-type="float" office:value="598.81">
            <text:p>598.81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7.72:::secs:</text:p>
          </table:table-cell>
          <table:table-cell office:value-type="float" office:value="607.72">
            <text:p>607.72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8.85:::secs:</text:p>
          </table:table-cell>
          <table:table-cell office:value-type="float" office:value="598.85">
            <text:p>598.85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8.98:::secs:</text:p>
          </table:table-cell>
          <table:table-cell office:value-type="float" office:value="598.98">
            <text:p>598.98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7.66:::secs:</text:p>
          </table:table-cell>
          <table:table-cell office:value-type="float" office:value="597.66">
            <text:p>597.66</text:p>
          </table:table-cell>
          <table:table-cell office:value-type="string">
            <text:p>68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3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0 (Level 3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9">
            <text:p>0.49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4.32">
            <text:p>4.32</text:p>
          </table:table-cell>
          <table:table-cell office:value-type="float" office:value="4.34">
            <text:p>4.34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7.97">
            <text:p>7.97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15.17">
            <text:p>15.17</text:p>
          </table:table-cell>
          <table:table-cell office:value-type="float" office:value="15.2">
            <text:p>15.2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29.88">
            <text:p>29.88</text:p>
          </table:table-cell>
          <table:table-cell office:value-type="float" office:value="29.92">
            <text:p>29.92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383.73">
            <text:p>383.73</text:p>
          </table:table-cell>
          <table:table-cell office:value-type="float" office:value="380.8">
            <text:p>380.8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597.5">
            <text:p>597.5</text:p>
          </table:table-cell>
          <table:table-cell office:value-type="float" office:value="597.66">
            <text:p>597.66</text:p>
          </table:table-cell>
        </table:table-row>
        <table:table-row table:style-name="ro3">
          <table:table-cell office:value-type="string">
            <text:p>w2</text:p>
          </table:table-cell>
          <table:table-cell office:value-type="float" office:value="0.5">
            <text:p>0.5</text:p>
          </table:table-cell>
          <table:table-cell office:value-type="float" office:value="0.51">
            <text:p>0.51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0.53">
            <text:p>0.53</text:p>
          </table:table-cell>
          <table:table-cell office:value-type="float" office:value="0.55">
            <text:p>0.55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2.71">
            <text:p>2.71</text:p>
          </table:table-cell>
          <table:table-cell office:value-type="float" office:value="0.7">
            <text:p>0.7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1.08">
            <text:p>1.08</text:p>
          </table:table-cell>
          <table:table-cell office:value-type="float" office:value="1.07">
            <text:p>1.07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1.57">
            <text:p>1.57</text:p>
          </table:table-cell>
          <table:table-cell office:value-type="float" office:value="1.56">
            <text:p>1.56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2.49">
            <text:p>2.49</text:p>
          </table:table-cell>
          <table:table-cell table:style-name="ce15" office:value-type="float" office:value="2.49">
            <text:p>2.49</text:p>
          </table:table-cell>
        </table:table-row>
      </table:table>
      <table:table table:name="1000 (Level 3)" table:style-name="ta1">
        <table:table-column table:style-name="co12" table:number-columns-repeated="1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3:::secs:</text:p>
          </table:table-cell>
          <table:table-cell office:value-type="float" office:value="1.73">
            <text:p>1.73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5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4:::secs:</text:p>
          </table:table-cell>
          <table:table-cell office:value-type="float" office:value="2.44">
            <text:p>2.44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2:::secs:</text:p>
          </table:table-cell>
          <table:table-cell office:value-type="float" office:value="3.82">
            <text:p>3.82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3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14:::secs:</text:p>
          </table:table-cell>
          <table:table-cell office:value-type="float" office:value="7.14">
            <text:p>7.14</text:p>
          </table:table-cell>
          <table:table-cell office:value-type="string">
            <text:p>243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4:::secs:</text:p>
          </table:table-cell>
          <table:table-cell office:value-type="float" office:value="4.14">
            <text:p>4.14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6:::secs:</text:p>
          </table:table-cell>
          <table:table-cell office:value-type="float" office:value="4.26">
            <text:p>4.26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243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40:::secs:</text:p>
          </table:table-cell>
          <table:table-cell office:value-type="float" office:value="9.4">
            <text:p>9.4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3:::secs:</text:p>
          </table:table-cell>
          <table:table-cell office:value-type="float" office:value="5.53">
            <text:p>5.53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1:::secs:</text:p>
          </table:table-cell>
          <table:table-cell office:value-type="float" office:value="5.51">
            <text:p>5.51</text:p>
          </table:table-cell>
          <table:table-cell office:value-type="string">
            <text:p>1814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5:::secs:</text:p>
          </table:table-cell>
          <table:table-cell office:value-type="float" office:value="5.55">
            <text:p>5.55</text:p>
          </table:table-cell>
          <table:table-cell office:value-type="string">
            <text:p>1814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2:::secs:</text:p>
          </table:table-cell>
          <table:table-cell office:value-type="float" office:value="5.52">
            <text:p>5.52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47:::secs:</text:p>
          </table:table-cell>
          <table:table-cell office:value-type="float" office:value="4.47">
            <text:p>4.47</text:p>
          </table:table-cell>
          <table:table-cell office:value-type="string">
            <text:p>3370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0:::secs:</text:p>
          </table:table-cell>
          <table:table-cell office:value-type="float" office:value="3.5">
            <text:p>3.5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9:::secs:</text:p>
          </table:table-cell>
          <table:table-cell office:value-type="float" office:value="3.49">
            <text:p>3.49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9:::secs:</text:p>
          </table:table-cell>
          <table:table-cell office:value-type="float" office:value="3.49">
            <text:p>3.49</text:p>
          </table:table-cell>
          <table:table-cell office:value-type="string">
            <text:p>3370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12:::secs:</text:p>
          </table:table-cell>
          <table:table-cell office:value-type="float" office:value="13.12">
            <text:p>13.12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1:::secs:</text:p>
          </table:table-cell>
          <table:table-cell office:value-type="float" office:value="6.01">
            <text:p>6.01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3:::secs:</text:p>
          </table:table-cell>
          <table:table-cell office:value-type="float" office:value="6.03">
            <text:p>6.0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3:::secs:</text:p>
          </table:table-cell>
          <table:table-cell office:value-type="float" office:value="6.03">
            <text:p>6.0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6:::secs:</text:p>
          </table:table-cell>
          <table:table-cell office:value-type="float" office:value="6.06">
            <text:p>6.06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9:::secs:</text:p>
          </table:table-cell>
          <table:table-cell office:value-type="float" office:value="9.09">
            <text:p>9.09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3:::secs:</text:p>
          </table:table-cell>
          <table:table-cell office:value-type="float" office:value="6.13">
            <text:p>6.13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4:::secs:</text:p>
          </table:table-cell>
          <table:table-cell office:value-type="float" office:value="6.14">
            <text:p>6.14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423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20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75:::secs:</text:p>
          </table:table-cell>
          <table:table-cell office:value-type="float" office:value="17.75">
            <text:p>17.75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5:::secs:</text:p>
          </table:table-cell>
          <table:table-cell office:value-type="float" office:value="6.95">
            <text:p>6.95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3202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5:::secs:</text:p>
          </table:table-cell>
          <table:table-cell office:value-type="float" office:value="6.95">
            <text:p>6.95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36:::secs:</text:p>
          </table:table-cell>
          <table:table-cell office:value-type="float" office:value="9.36">
            <text:p>9.36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5409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8:::secs:</text:p>
          </table:table-cell>
          <table:table-cell office:value-type="float" office:value="7.08">
            <text:p>7.08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9:::secs:</text:p>
          </table:table-cell>
          <table:table-cell office:value-type="float" office:value="7.09">
            <text:p>7.09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8:::secs:</text:p>
          </table:table-cell>
          <table:table-cell office:value-type="float" office:value="7.08">
            <text:p>7.08</text:p>
          </table:table-cell>
          <table:table-cell office:value-type="string">
            <text:p>5409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50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4:::secs:</text:p>
          </table:table-cell>
          <table:table-cell office:value-type="float" office:value="27.64">
            <text:p>27.64</text:p>
          </table:table-cell>
          <table:table-cell office:value-type="string">
            <text:p>4710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5:::secs:</text:p>
          </table:table-cell>
          <table:table-cell office:value-type="float" office:value="8.75">
            <text:p>8.75</text:p>
          </table:table-cell>
          <table:table-cell office:value-type="string">
            <text:p>4710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1:::secs:</text:p>
          </table:table-cell>
          <table:table-cell office:value-type="float" office:value="8.81">
            <text:p>8.8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1:::secs:</text:p>
          </table:table-cell>
          <table:table-cell office:value-type="float" office:value="8.81">
            <text:p>8.8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0:::secs:</text:p>
          </table:table-cell>
          <table:table-cell office:value-type="float" office:value="8.8">
            <text:p>8.8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5:::secs:</text:p>
          </table:table-cell>
          <table:table-cell office:value-type="float" office:value="11.95">
            <text:p>11.95</text:p>
          </table:table-cell>
          <table:table-cell office:value-type="string">
            <text:p>5287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5:::secs:</text:p>
          </table:table-cell>
          <table:table-cell office:value-type="float" office:value="8.95">
            <text:p>8.95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2:::secs:</text:p>
          </table:table-cell>
          <table:table-cell office:value-type="float" office:value="8.92">
            <text:p>8.92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9:::secs:</text:p>
          </table:table-cell>
          <table:table-cell office:value-type="float" office:value="8.89">
            <text:p>8.89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9:::secs:</text:p>
          </table:table-cell>
          <table:table-cell office:value-type="float" office:value="8.89">
            <text:p>8.89</text:p>
          </table:table-cell>
          <table:table-cell office:value-type="string">
            <text:p>528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10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21:::secs:</text:p>
          </table:table-cell>
          <table:table-cell office:value-type="float" office:value="34.21">
            <text:p>34.21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36:::secs:</text:p>
          </table:table-cell>
          <table:table-cell office:value-type="float" office:value="12.36">
            <text:p>12.36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50:::secs:</text:p>
          </table:table-cell>
          <table:table-cell office:value-type="float" office:value="12.5">
            <text:p>12.5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8:::secs:</text:p>
          </table:table-cell>
          <table:table-cell office:value-type="float" office:value="12.68">
            <text:p>12.68</text:p>
          </table:table-cell>
          <table:table-cell office:value-type="string">
            <text:p>717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5:::secs:</text:p>
          </table:table-cell>
          <table:table-cell office:value-type="float" office:value="12.65">
            <text:p>12.65</text:p>
          </table:table-cell>
          <table:table-cell office:value-type="string">
            <text:p>7170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8:::secs:</text:p>
          </table:table-cell>
          <table:table-cell office:value-type="float" office:value="13.98">
            <text:p>13.98</text:p>
          </table:table-cell>
          <table:table-cell office:value-type="string">
            <text:p>1194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20:::secs:</text:p>
          </table:table-cell>
          <table:table-cell office:value-type="float" office:value="13.2">
            <text:p>13.2</text:p>
          </table:table-cell>
          <table:table-cell office:value-type="string">
            <text:p>1194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7:::secs:</text:p>
          </table:table-cell>
          <table:table-cell office:value-type="float" office:value="13.37">
            <text:p>13.37</text:p>
          </table:table-cell>
          <table:table-cell office:value-type="string">
            <text:p>1194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51:::secs:</text:p>
          </table:table-cell>
          <table:table-cell office:value-type="float" office:value="13.51">
            <text:p>13.51</text:p>
          </table:table-cell>
          <table:table-cell office:value-type="string">
            <text:p>1194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4:::secs:</text:p>
          </table:table-cell>
          <table:table-cell office:value-type="float" office:value="13.34">
            <text:p>13.34</text:p>
          </table:table-cell>
          <table:table-cell office:value-type="string">
            <text:p>11949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40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9:::secs:</text:p>
          </table:table-cell>
          <table:table-cell office:value-type="float" office:value="35.69">
            <text:p>35.69</text:p>
          </table:table-cell>
          <table:table-cell office:value-type="string">
            <text:p>7454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3:::secs:</text:p>
          </table:table-cell>
          <table:table-cell office:value-type="float" office:value="19.93">
            <text:p>19.93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34:::secs:</text:p>
          </table:table-cell>
          <table:table-cell office:value-type="float" office:value="20.34">
            <text:p>20.34</text:p>
          </table:table-cell>
          <table:table-cell office:value-type="string">
            <text:p>7454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16:::secs:</text:p>
          </table:table-cell>
          <table:table-cell office:value-type="float" office:value="20.16">
            <text:p>20.16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55:::secs:</text:p>
          </table:table-cell>
          <table:table-cell office:value-type="float" office:value="20.55">
            <text:p>20.55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29:::secs:</text:p>
          </table:table-cell>
          <table:table-cell office:value-type="float" office:value="22.29">
            <text:p>22.29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99:::secs:</text:p>
          </table:table-cell>
          <table:table-cell office:value-type="float" office:value="20.99">
            <text:p>20.99</text:p>
          </table:table-cell>
          <table:table-cell office:value-type="string">
            <text:p>4063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01:::secs:</text:p>
          </table:table-cell>
          <table:table-cell office:value-type="float" office:value="21.01">
            <text:p>21.01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34:::secs:</text:p>
          </table:table-cell>
          <table:table-cell office:value-type="float" office:value="21.34">
            <text:p>21.34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9:::secs:</text:p>
          </table:table-cell>
          <table:table-cell office:value-type="float" office:value="21.19">
            <text:p>21.19</text:p>
          </table:table-cell>
          <table:table-cell office:value-type="string">
            <text:p>406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0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00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8.51:::secs:</text:p>
          </table:table-cell>
          <table:table-cell office:value-type="float" office:value="88.51">
            <text:p>88.5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58:::secs:</text:p>
          </table:table-cell>
          <table:table-cell office:value-type="float" office:value="35.58">
            <text:p>35.58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83:::secs:</text:p>
          </table:table-cell>
          <table:table-cell office:value-type="float" office:value="36.83">
            <text:p>36.8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32:::secs:</text:p>
          </table:table-cell>
          <table:table-cell office:value-type="float" office:value="37.32">
            <text:p>37.32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31:::secs:</text:p>
          </table:table-cell>
          <table:table-cell office:value-type="float" office:value="37.31">
            <text:p>37.3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9.32:::secs:</text:p>
          </table:table-cell>
          <table:table-cell office:value-type="float" office:value="39.32">
            <text:p>39.32</text:p>
          </table:table-cell>
          <table:table-cell office:value-type="string">
            <text:p>5616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70:::secs:</text:p>
          </table:table-cell>
          <table:table-cell office:value-type="float" office:value="38.7">
            <text:p>38.7</text:p>
          </table:table-cell>
          <table:table-cell office:value-type="string">
            <text:p>561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20:::secs:</text:p>
          </table:table-cell>
          <table:table-cell office:value-type="float" office:value="38.2">
            <text:p>38.2</text:p>
          </table:table-cell>
          <table:table-cell office:value-type="string">
            <text:p>5616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7.96:::secs:</text:p>
          </table:table-cell>
          <table:table-cell office:value-type="float" office:value="37.96">
            <text:p>37.96</text:p>
          </table:table-cell>
          <table:table-cell office:value-type="string">
            <text:p>5616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50:::secs:</text:p>
          </table:table-cell>
          <table:table-cell office:value-type="float" office:value="38.5">
            <text:p>38.5</text:p>
          </table:table-cell>
          <table:table-cell office:value-type="string">
            <text:p>561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10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8.87:::secs:</text:p>
          </table:table-cell>
          <table:table-cell office:value-type="float" office:value="218.87">
            <text:p>218.87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46:::secs:</text:p>
          </table:table-cell>
          <table:table-cell office:value-type="float" office:value="70.46">
            <text:p>70.46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60:::secs:</text:p>
          </table:table-cell>
          <table:table-cell office:value-type="float" office:value="70.6">
            <text:p>70.6</text:p>
          </table:table-cell>
          <table:table-cell office:value-type="string">
            <text:p>8858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.40:::secs:</text:p>
          </table:table-cell>
          <table:table-cell office:value-type="float" office:value="73.4">
            <text:p>73.4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.43:::secs:</text:p>
          </table:table-cell>
          <table:table-cell office:value-type="float" office:value="72.43">
            <text:p>72.43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8.40:::secs:</text:p>
          </table:table-cell>
          <table:table-cell office:value-type="float" office:value="78.4">
            <text:p>78.4</text:p>
          </table:table-cell>
          <table:table-cell office:value-type="string">
            <text:p>6508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58:::secs:</text:p>
          </table:table-cell>
          <table:table-cell office:value-type="float" office:value="75.58">
            <text:p>75.58</text:p>
          </table:table-cell>
          <table:table-cell office:value-type="string">
            <text:p>6508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8.69:::secs:</text:p>
          </table:table-cell>
          <table:table-cell office:value-type="float" office:value="78.69">
            <text:p>78.69</text:p>
          </table:table-cell>
          <table:table-cell office:value-type="string">
            <text:p>650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4.83:::secs:</text:p>
          </table:table-cell>
          <table:table-cell office:value-type="float" office:value="74.83">
            <text:p>74.83</text:p>
          </table:table-cell>
          <table:table-cell office:value-type="string">
            <text:p>650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6.26:::secs:</text:p>
          </table:table-cell>
          <table:table-cell office:value-type="float" office:value="76.26">
            <text:p>76.26</text:p>
          </table:table-cell>
          <table:table-cell office:value-type="string">
            <text:p>6508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30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3.01:::secs:</text:p>
          </table:table-cell>
          <table:table-cell office:value-type="float" office:value="333.01">
            <text:p>333.01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0.24:::secs:</text:p>
          </table:table-cell>
          <table:table-cell office:value-type="float" office:value="150.24">
            <text:p>150.24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.26:::secs:</text:p>
          </table:table-cell>
          <table:table-cell office:value-type="float" office:value="149.26">
            <text:p>149.26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3.87:::secs:</text:p>
          </table:table-cell>
          <table:table-cell office:value-type="float" office:value="153.87">
            <text:p>153.87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25:::secs:</text:p>
          </table:table-cell>
          <table:table-cell office:value-type="float" office:value="156.25">
            <text:p>156.25</text:p>
          </table:table-cell>
          <table:table-cell office:value-type="string">
            <text:p>854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0.21:::secs:</text:p>
          </table:table-cell>
          <table:table-cell office:value-type="float" office:value="160.21">
            <text:p>160.21</text:p>
          </table:table-cell>
          <table:table-cell office:value-type="string">
            <text:p>504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0.67:::secs:</text:p>
          </table:table-cell>
          <table:table-cell office:value-type="float" office:value="160.67">
            <text:p>160.67</text:p>
          </table:table-cell>
          <table:table-cell office:value-type="string">
            <text:p>5044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84:::secs:</text:p>
          </table:table-cell>
          <table:table-cell office:value-type="float" office:value="163.84">
            <text:p>163.84</text:p>
          </table:table-cell>
          <table:table-cell office:value-type="string">
            <text:p>504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50:::secs:</text:p>
          </table:table-cell>
          <table:table-cell office:value-type="float" office:value="162.5">
            <text:p>162.5</text:p>
          </table:table-cell>
          <table:table-cell office:value-type="string">
            <text:p>5044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63:::secs:</text:p>
          </table:table-cell>
          <table:table-cell office:value-type="float" office:value="162.63">
            <text:p>162.63</text:p>
          </table:table-cell>
          <table:table-cell office:value-type="string">
            <text:p>504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80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34:::secs:</text:p>
          </table:table-cell>
          <table:table-cell office:value-type="float" office:value="673.34">
            <text:p>673.34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83:::secs:</text:p>
          </table:table-cell>
          <table:table-cell office:value-type="float" office:value="673.83">
            <text:p>673.83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83:::secs:</text:p>
          </table:table-cell>
          <table:table-cell office:value-type="float" office:value="704.83">
            <text:p>704.83</text:p>
          </table:table-cell>
          <table:table-cell office:value-type="string">
            <text:p>10160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8.98:::secs:</text:p>
          </table:table-cell>
          <table:table-cell office:value-type="float" office:value="678.98">
            <text:p>678.98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88:::secs:</text:p>
          </table:table-cell>
          <table:table-cell office:value-type="float" office:value="704.88">
            <text:p>704.88</text:p>
          </table:table-cell>
          <table:table-cell office:value-type="string">
            <text:p>10160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7.61:::secs:</text:p>
          </table:table-cell>
          <table:table-cell office:value-type="float" office:value="737.61">
            <text:p>737.61</text:p>
          </table:table-cell>
          <table:table-cell office:value-type="string">
            <text:p>5076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8.05:::secs:</text:p>
          </table:table-cell>
          <table:table-cell office:value-type="float" office:value="738.05">
            <text:p>738.05</text:p>
          </table:table-cell>
          <table:table-cell office:value-type="string">
            <text:p>5076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5.51:::secs:</text:p>
          </table:table-cell>
          <table:table-cell office:value-type="float" office:value="735.51">
            <text:p>735.51</text:p>
          </table:table-cell>
          <table:table-cell office:value-type="string">
            <text:p>5076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4.86:::secs:</text:p>
          </table:table-cell>
          <table:table-cell office:value-type="float" office:value="734.86">
            <text:p>734.86</text:p>
          </table:table-cell>
          <table:table-cell office:value-type="string">
            <text:p>5076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4.76:::secs:</text:p>
          </table:table-cell>
          <table:table-cell office:value-type="float" office:value="724.76">
            <text:p>724.76</text:p>
          </table:table-cell>
          <table:table-cell office:value-type="string">
            <text:p>5076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80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39.35:::secs:</text:p>
          </table:table-cell>
          <table:table-cell office:value-type="float" office:value="1239.35">
            <text:p>1239.35</text:p>
          </table:table-cell>
          <table:table-cell office:value-type="string">
            <text:p>10155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74.84:::secs:</text:p>
          </table:table-cell>
          <table:table-cell office:value-type="float" office:value="1274.84">
            <text:p>1274.84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70.96:::secs:</text:p>
          </table:table-cell>
          <table:table-cell office:value-type="float" office:value="1270.96">
            <text:p>1270.96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02.64:::secs:</text:p>
          </table:table-cell>
          <table:table-cell office:value-type="float" office:value="1302.64">
            <text:p>1302.64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9.55:::secs:</text:p>
          </table:table-cell>
          <table:table-cell office:value-type="float" office:value="1289.55">
            <text:p>1289.55</text:p>
          </table:table-cell>
          <table:table-cell office:value-type="string">
            <text:p>1015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3.43:::secs:</text:p>
          </table:table-cell>
          <table:table-cell office:value-type="float" office:value="1423.43">
            <text:p>1423.43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8.73:::secs:</text:p>
          </table:table-cell>
          <table:table-cell office:value-type="float" office:value="1408.73">
            <text:p>1408.73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2.34:::secs:</text:p>
          </table:table-cell>
          <table:table-cell office:value-type="float" office:value="1402.34">
            <text:p>1402.34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3.14:::secs:</text:p>
          </table:table-cell>
          <table:table-cell office:value-type="float" office:value="1423.14">
            <text:p>1423.14</text:p>
          </table:table-cell>
          <table:table-cell office:value-type="string">
            <text:p>5737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0.49:::secs:</text:p>
          </table:table-cell>
          <table:table-cell office:value-type="float" office:value="1410.49">
            <text:p>1410.49</text:p>
          </table:table-cell>
          <table:table-cell office:value-type="string">
            <text:p>5737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7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7000[0m</text:p>
          </table:table-cell>
          <table:table-cell table:formula="of:=IF(ISERROR(SEARCH(&quot;resumptionToken&quot;; [.K151])); &quot;First List&quot;; &quot;Last List&quot;)" office:value-type="string" office:string-value="Last List">
            <text:p>Last List</text:p>
          </table:table-cell>
        </table:table-row>
      </table:table>
      <table:table table:name="Pivot Table - 1000 (Level 3)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9">
            <text:p>0.49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19.93">
            <text:p>19.93</text:p>
          </table:table-cell>
          <table:table-cell office:value-type="float" office:value="20.99">
            <text:p>20.99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35.58">
            <text:p>35.58</text:p>
          </table:table-cell>
          <table:table-cell office:value-type="float" office:value="37.96">
            <text:p>37.96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70.46">
            <text:p>70.46</text:p>
          </table:table-cell>
          <table:table-cell office:value-type="float" office:value="74.83">
            <text:p>74.83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149.26">
            <text:p>149.26</text:p>
          </table:table-cell>
          <table:table-cell office:value-type="float" office:value="160.21">
            <text:p>160.21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673.34">
            <text:p>673.34</text:p>
          </table:table-cell>
          <table:table-cell office:value-type="float" office:value="724.76">
            <text:p>724.76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1239.35">
            <text:p>1239.35</text:p>
          </table:table-cell>
          <table:table-cell office:value-type="float" office:value="1402.34">
            <text:p>1402.34</text:p>
          </table:table-cell>
        </table:table-row>
        <table:table-row table:style-name="ro3">
          <table:table-cell office:value-type="string">
            <text:p>w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2.01">
            <text:p>2.01</text:p>
          </table:table-cell>
          <table:table-cell office:value-type="float" office:value="2.03">
            <text:p>2.03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4.14">
            <text:p>4.14</text:p>
          </table:table-cell>
          <table:table-cell office:value-type="float" office:value="4.28">
            <text:p>4.28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5.51">
            <text:p>5.51</text:p>
          </table:table-cell>
          <table:table-cell office:value-type="float" office:value="3.44">
            <text:p>3.44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6.01">
            <text:p>6.01</text:p>
          </table:table-cell>
          <table:table-cell office:value-type="float" office:value="6.12">
            <text:p>6.12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6.94">
            <text:p>6.94</text:p>
          </table:table-cell>
          <table:table-cell office:value-type="float" office:value="7.02">
            <text:p>7.02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8.75">
            <text:p>8.75</text:p>
          </table:table-cell>
          <table:table-cell office:value-type="float" office:value="8.89">
            <text:p>8.89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12.36">
            <text:p>12.36</text:p>
          </table:table-cell>
          <table:table-cell table:style-name="ce15" office:value-type="float" office:value="13.2">
            <text:p>13.2</text:p>
          </table:table-cell>
        </table:table-row>
      </table:table>
      <table:table table:name="Staging Bay" table:style-name="ta1"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2" table:default-cell-style-name="Default"/>
        <table:table-row table:style-name="ro2">
          <table:table-cell office:value-type="string">
            <text:p>ALL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7"/>
          <table:table-cell office:value-type="float" office:value="100">
            <text:p>100</text:p>
          </table:table-cell>
          <table:table-cell table:number-columns-repeated="7"/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</table:table-row>
        <table:table-row table:style-name="ro2">
          <table:table-cell table:formula="of:=VALUE(RIGHT([.B3]; LEN([.B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J3]; LEN([.J3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J3];[Lookup.$A$1:.$B$16]; 2; 0)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J3]; ['Pivot Table - 10 (Level 1)'.$A$4:.$C$19]; 2; 0)" office:value-type="float" office:value="0.06">
            <text:p>0.06</text:p>
          </table:table-cell>
          <table:table-cell table:formula="of:=VLOOKUP([.J3]; ['Pivot Table - 10 (Level 1)'.$A$4:.$C$19]; 3; 0)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R3]; LEN([.R3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R3];[Lookup.$A$1:.$B$16]; 2; 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VLOOKUP([.R3]; ['Pivot Table - 100 (Level 1)'.$A$4:.$C$19]; 2; 0)" office:value-type="float" office:value="0.48">
            <text:p>0.48</text:p>
          </table:table-cell>
          <table:table-cell table:formula="of:=VLOOKUP([.R3]; ['Pivot Table - 100 (Level 1)'.$A$4:.$C$19]; 3; 0)" office:value-type="float" office:value="0.48">
            <text:p>0.48</text:p>
          </table:table-cell>
          <table:table-cell office:value-type="string">
            <text:p>Level-1</text:p>
          </table:table-cell>
          <table:table-cell/>
          <table:table-cell table:formula="of:=VALUE(RIGHT([.Z3]; LEN([.Z3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Z3];[Lookup.$A$1:.$B$16]; 2; 0)"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VLOOKUP([.Z3]; ['Pivot Table - 1000 (Level 1)'.$A$4:.$C$19]; 2; 0)" office:value-type="float" office:value="0.49">
            <text:p>0.49</text:p>
          </table:table-cell>
          <table:table-cell table:formula="of:=VLOOKUP([.Z3]; ['Pivot Table - 1000 (Level 1)'.$A$4:.$C$19]; 3; 0)" office:value-type="float" office:value="0.49">
            <text:p>0.4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4]; LEN([.B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J4]; LEN([.J4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J4];[Lookup.$A$1:.$B$16]; 2; 0)"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J4]; ['Pivot Table - 10 (Level 1)'.$A$4:.$C$19]; 2; 0)" office:value-type="float" office:value="0.06">
            <text:p>0.06</text:p>
          </table:table-cell>
          <table:table-cell table:formula="of:=VLOOKUP([.J4]; ['Pivot Table - 10 (Level 1)'.$A$4:.$C$19]; 3; 0)" office:value-type="float" office:value="0.06">
            <text:p>0.06</text:p>
          </table:table-cell>
          <table:table-cell office:value-type="string">
            <text:p>Level-1</text:p>
          </table:table-cell>
          <table:table-cell/>
          <table:table-cell table:formula="of:=VALUE(RIGHT([.R4]; LEN([.R4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R4];[Lookup.$A$1:.$B$16]; 2; 0)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VLOOKUP([.R4]; ['Pivot Table - 100 (Level 1)'.$A$4:.$C$19]; 2; 0)" office:value-type="float" office:value="0.48">
            <text:p>0.48</text:p>
          </table:table-cell>
          <table:table-cell table:formula="of:=VLOOKUP([.R4]; ['Pivot Table - 100 (Level 1)'.$A$4:.$C$19]; 3; 0)" office:value-type="float" office:value="0.5">
            <text:p>0.5</text:p>
          </table:table-cell>
          <table:table-cell office:value-type="string">
            <text:p>Level-1</text:p>
          </table:table-cell>
          <table:table-cell/>
          <table:table-cell table:formula="of:=VALUE(RIGHT([.Z4]; LEN([.Z4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Z4];[Lookup.$A$1:.$B$16]; 2; 0)"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formula="of:=VLOOKUP([.Z4]; ['Pivot Table - 1000 (Level 1)'.$A$4:.$C$19]; 2; 0)" office:value-type="float" office:value="0.98">
            <text:p>0.98</text:p>
          </table:table-cell>
          <table:table-cell table:formula="of:=VLOOKUP([.Z4]; ['Pivot Table - 1000 (Level 1)'.$A$4:.$C$19]; 3; 0)" office:value-type="float" office:value="0.98">
            <text:p>0.98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5]; LEN([.B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7">
            <text:p>0.07</text:p>
          </table:table-cell>
          <table:table-cell office:value-type="string">
            <text:p>Level-1</text:p>
          </table:table-cell>
          <table:table-cell/>
          <table:table-cell table:formula="of:=VALUE(RIGHT([.J5]; LEN([.J5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J5];[Lookup.$A$1:.$B$16]; 2; 0)"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J5]; ['Pivot Table - 10 (Level 1)'.$A$4:.$C$19]; 2; 0)" office:value-type="float" office:value="0.07">
            <text:p>0.07</text:p>
          </table:table-cell>
          <table:table-cell table:formula="of:=VLOOKUP([.J5]; ['Pivot Table - 10 (Level 1)'.$A$4:.$C$19]; 3; 0)" office:value-type="float" office:value="0.07">
            <text:p>0.07</text:p>
          </table:table-cell>
          <table:table-cell office:value-type="string">
            <text:p>Level-1</text:p>
          </table:table-cell>
          <table:table-cell/>
          <table:table-cell table:formula="of:=VALUE(RIGHT([.R5]; LEN([.R5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R5];[Lookup.$A$1:.$B$16]; 2; 0)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formula="of:=VLOOKUP([.R5]; ['Pivot Table - 100 (Level 1)'.$A$4:.$C$19]; 2; 0)" office:value-type="float" office:value="0.51">
            <text:p>0.51</text:p>
          </table:table-cell>
          <table:table-cell table:formula="of:=VLOOKUP([.R5]; ['Pivot Table - 100 (Level 1)'.$A$4:.$C$19]; 3; 0)" office:value-type="float" office:value="0.52">
            <text:p>0.52</text:p>
          </table:table-cell>
          <table:table-cell office:value-type="string">
            <text:p>Level-1</text:p>
          </table:table-cell>
          <table:table-cell/>
          <table:table-cell table:formula="of:=VALUE(RIGHT([.Z5]; LEN([.Z5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Z5];[Lookup.$A$1:.$B$16]; 2; 0)"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formula="of:=VLOOKUP([.Z5]; ['Pivot Table - 1000 (Level 1)'.$A$4:.$C$19]; 2; 0)" office:value-type="float" office:value="1.98">
            <text:p>1.98</text:p>
          </table:table-cell>
          <table:table-cell table:formula="of:=VLOOKUP([.Z5]; ['Pivot Table - 1000 (Level 1)'.$A$4:.$C$19]; 3; 0)" office:value-type="float" office:value="2.01">
            <text:p>2.01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6]; LEN([.B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string">
            <text:p>Level-1</text:p>
          </table:table-cell>
          <table:table-cell/>
          <table:table-cell table:formula="of:=VALUE(RIGHT([.J6]; LEN([.J6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J6];[Lookup.$A$1:.$B$16]; 2; 0)"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J6]; ['Pivot Table - 10 (Level 1)'.$A$4:.$C$19]; 2; 0)" office:value-type="float" office:value="0.09">
            <text:p>0.09</text:p>
          </table:table-cell>
          <table:table-cell table:formula="of:=VLOOKUP([.J6]; ['Pivot Table - 10 (Level 1)'.$A$4:.$C$19]; 3; 0)" office:value-type="float" office:value="0.08">
            <text:p>0.08</text:p>
          </table:table-cell>
          <table:table-cell office:value-type="string">
            <text:p>Level-1</text:p>
          </table:table-cell>
          <table:table-cell/>
          <table:table-cell table:formula="of:=VALUE(RIGHT([.R6]; LEN([.R6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R6];[Lookup.$A$1:.$B$16]; 2; 0)"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formula="of:=VLOOKUP([.R6]; ['Pivot Table - 100 (Level 1)'.$A$4:.$C$19]; 2; 0)" office:value-type="float" office:value="0.54">
            <text:p>0.54</text:p>
          </table:table-cell>
          <table:table-cell table:formula="of:=VLOOKUP([.R6]; ['Pivot Table - 100 (Level 1)'.$A$4:.$C$19]; 3; 0)" office:value-type="float" office:value="0.55">
            <text:p>0.55</text:p>
          </table:table-cell>
          <table:table-cell office:value-type="string">
            <text:p>Level-1</text:p>
          </table:table-cell>
          <table:table-cell/>
          <table:table-cell table:formula="of:=VALUE(RIGHT([.Z6]; LEN([.Z6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Z6];[Lookup.$A$1:.$B$16]; 2; 0)"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VLOOKUP([.Z6]; ['Pivot Table - 1000 (Level 1)'.$A$4:.$C$19]; 2; 0)" office:value-type="float" office:value="4.08">
            <text:p>4.08</text:p>
          </table:table-cell>
          <table:table-cell table:formula="of:=VLOOKUP([.Z6]; ['Pivot Table - 1000 (Level 1)'.$A$4:.$C$19]; 3; 0)" office:value-type="float" office:value="4.22">
            <text:p>4.22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7]; LEN([.B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12">
            <text:p>0.12</text:p>
          </table:table-cell>
          <table:table-cell office:value-type="string">
            <text:p>Level-1</text:p>
          </table:table-cell>
          <table:table-cell/>
          <table:table-cell table:formula="of:=VALUE(RIGHT([.J7]; LEN([.J7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J7];[Lookup.$A$1:.$B$16]; 2; 0)"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J7]; ['Pivot Table - 10 (Level 1)'.$A$4:.$C$19]; 2; 0)" office:value-type="float" office:value="0.12">
            <text:p>0.12</text:p>
          </table:table-cell>
          <table:table-cell table:formula="of:=VLOOKUP([.J7]; ['Pivot Table - 10 (Level 1)'.$A$4:.$C$19]; 3; 0)" office:value-type="float" office:value="0.12">
            <text:p>0.12</text:p>
          </table:table-cell>
          <table:table-cell office:value-type="string">
            <text:p>Level-1</text:p>
          </table:table-cell>
          <table:table-cell/>
          <table:table-cell table:formula="of:=VALUE(RIGHT([.R7]; LEN([.R7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R7];[Lookup.$A$1:.$B$16]; 2; 0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formula="of:=VLOOKUP([.R7]; ['Pivot Table - 100 (Level 1)'.$A$4:.$C$19]; 2; 0)" office:value-type="float" office:value="0.59">
            <text:p>0.59</text:p>
          </table:table-cell>
          <table:table-cell table:formula="of:=VLOOKUP([.R7]; ['Pivot Table - 100 (Level 1)'.$A$4:.$C$19]; 3; 0)" office:value-type="float" office:value="0.62">
            <text:p>0.62</text:p>
          </table:table-cell>
          <table:table-cell office:value-type="string">
            <text:p>Level-1</text:p>
          </table:table-cell>
          <table:table-cell/>
          <table:table-cell table:formula="of:=VALUE(RIGHT([.Z7]; LEN([.Z7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Z7];[Lookup.$A$1:.$B$16]; 2; 0)"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formula="of:=VLOOKUP([.Z7]; ['Pivot Table - 1000 (Level 1)'.$A$4:.$C$19]; 2; 0)" office:value-type="float" office:value="5.41">
            <text:p>5.41</text:p>
          </table:table-cell>
          <table:table-cell table:formula="of:=VLOOKUP([.Z7]; ['Pivot Table - 1000 (Level 1)'.$A$4:.$C$19]; 3; 0)" office:value-type="float" office:value="3.39">
            <text:p>3.3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8]; LEN([.B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18">
            <text:p>0.18</text:p>
          </table:table-cell>
          <table:table-cell office:value-type="string">
            <text:p>Level-1</text:p>
          </table:table-cell>
          <table:table-cell/>
          <table:table-cell table:formula="of:=VALUE(RIGHT([.J8]; LEN([.J8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J8];[Lookup.$A$1:.$B$16]; 2; 0)"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J8]; ['Pivot Table - 10 (Level 1)'.$A$4:.$C$19]; 2; 0)" office:value-type="float" office:value="0.18">
            <text:p>0.18</text:p>
          </table:table-cell>
          <table:table-cell table:formula="of:=VLOOKUP([.J8]; ['Pivot Table - 10 (Level 1)'.$A$4:.$C$19]; 3; 0)" office:value-type="float" office:value="0.18">
            <text:p>0.18</text:p>
          </table:table-cell>
          <table:table-cell office:value-type="string">
            <text:p>Level-1</text:p>
          </table:table-cell>
          <table:table-cell/>
          <table:table-cell table:formula="of:=VALUE(RIGHT([.R8]; LEN([.R8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R8];[Lookup.$A$1:.$B$16]; 2; 0)"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formula="of:=VLOOKUP([.R8]; ['Pivot Table - 100 (Level 1)'.$A$4:.$C$19]; 2; 0)" office:value-type="float" office:value="0.7">
            <text:p>0.7</text:p>
          </table:table-cell>
          <table:table-cell table:formula="of:=VLOOKUP([.R8]; ['Pivot Table - 100 (Level 1)'.$A$4:.$C$19]; 3; 0)" office:value-type="float" office:value="0.69">
            <text:p>0.69</text:p>
          </table:table-cell>
          <table:table-cell office:value-type="string">
            <text:p>Level-1</text:p>
          </table:table-cell>
          <table:table-cell/>
          <table:table-cell table:formula="of:=VALUE(RIGHT([.Z8]; LEN([.Z8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Z8];[Lookup.$A$1:.$B$16]; 2; 0)"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formula="of:=VLOOKUP([.Z8]; ['Pivot Table - 1000 (Level 1)'.$A$4:.$C$19]; 2; 0)" office:value-type="float" office:value="5.91">
            <text:p>5.91</text:p>
          </table:table-cell>
          <table:table-cell table:formula="of:=VLOOKUP([.Z8]; ['Pivot Table - 1000 (Level 1)'.$A$4:.$C$19]; 3; 0)" office:value-type="float" office:value="6.01">
            <text:p>6.01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9]; LEN([.B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31">
            <text:p>0.31</text:p>
          </table:table-cell>
          <table:table-cell office:value-type="string">
            <text:p>Level-1</text:p>
          </table:table-cell>
          <table:table-cell/>
          <table:table-cell table:formula="of:=VALUE(RIGHT([.J9]; LEN([.J9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J9];[Lookup.$A$1:.$B$16]; 2; 0)"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J9]; ['Pivot Table - 10 (Level 1)'.$A$4:.$C$19]; 2; 0)" office:value-type="float" office:value="0.31">
            <text:p>0.31</text:p>
          </table:table-cell>
          <table:table-cell table:formula="of:=VLOOKUP([.J9]; ['Pivot Table - 10 (Level 1)'.$A$4:.$C$19]; 3; 0)" office:value-type="float" office:value="0.31">
            <text:p>0.31</text:p>
          </table:table-cell>
          <table:table-cell office:value-type="string">
            <text:p>Level-1</text:p>
          </table:table-cell>
          <table:table-cell/>
          <table:table-cell table:formula="of:=VALUE(RIGHT([.R9]; LEN([.R9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R9];[Lookup.$A$1:.$B$16]; 2; 0)"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formula="of:=VLOOKUP([.R9]; ['Pivot Table - 100 (Level 1)'.$A$4:.$C$19]; 2; 0)" office:value-type="float" office:value="0.89">
            <text:p>0.89</text:p>
          </table:table-cell>
          <table:table-cell table:formula="of:=VLOOKUP([.R9]; ['Pivot Table - 100 (Level 1)'.$A$4:.$C$19]; 3; 0)" office:value-type="float" office:value="0.88">
            <text:p>0.88</text:p>
          </table:table-cell>
          <table:table-cell office:value-type="string">
            <text:p>Level-1</text:p>
          </table:table-cell>
          <table:table-cell/>
          <table:table-cell table:formula="of:=VALUE(RIGHT([.Z9]; LEN([.Z9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Z9];[Lookup.$A$1:.$B$16]; 2; 0)"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formula="of:=VLOOKUP([.Z9]; ['Pivot Table - 1000 (Level 1)'.$A$4:.$C$19]; 2; 0)" office:value-type="float" office:value="6.72">
            <text:p>6.72</text:p>
          </table:table-cell>
          <table:table-cell table:formula="of:=VLOOKUP([.Z9]; ['Pivot Table - 1000 (Level 1)'.$A$4:.$C$19]; 3; 0)" office:value-type="float" office:value="6.89">
            <text:p>6.8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0]; LEN([.B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 office:value-type="string">
            <text:p>Level-1</text:p>
          </table:table-cell>
          <table:table-cell/>
          <table:table-cell table:formula="of:=VALUE(RIGHT([.J10]; LEN([.J10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J10];[Lookup.$A$1:.$B$16]; 2; 0)"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J10]; ['Pivot Table - 10 (Level 1)'.$A$4:.$C$19]; 2; 0)" office:value-type="float" office:value="0.57">
            <text:p>0.57</text:p>
          </table:table-cell>
          <table:table-cell table:formula="of:=VLOOKUP([.J10]; ['Pivot Table - 10 (Level 1)'.$A$4:.$C$19]; 3; 0)" office:value-type="float" office:value="0.56">
            <text:p>0.56</text:p>
          </table:table-cell>
          <table:table-cell office:value-type="string">
            <text:p>Level-1</text:p>
          </table:table-cell>
          <table:table-cell/>
          <table:table-cell table:formula="of:=VALUE(RIGHT([.R10]; LEN([.R10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R10];[Lookup.$A$1:.$B$16]; 2; 0)"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formula="of:=VLOOKUP([.R10]; ['Pivot Table - 100 (Level 1)'.$A$4:.$C$19]; 2; 0)" office:value-type="float" office:value="1.28">
            <text:p>1.28</text:p>
          </table:table-cell>
          <table:table-cell table:formula="of:=VLOOKUP([.R10]; ['Pivot Table - 100 (Level 1)'.$A$4:.$C$19]; 3; 0)" office:value-type="float" office:value="1.27">
            <text:p>1.27</text:p>
          </table:table-cell>
          <table:table-cell office:value-type="string">
            <text:p>Level-1</text:p>
          </table:table-cell>
          <table:table-cell/>
          <table:table-cell table:formula="of:=VALUE(RIGHT([.Z10]; LEN([.Z10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Z10];[Lookup.$A$1:.$B$16]; 2; 0)"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formula="of:=VLOOKUP([.Z10]; ['Pivot Table - 1000 (Level 1)'.$A$4:.$C$19]; 2; 0)" office:value-type="float" office:value="8.44">
            <text:p>8.44</text:p>
          </table:table-cell>
          <table:table-cell table:formula="of:=VLOOKUP([.Z10]; ['Pivot Table - 1000 (Level 1)'.$A$4:.$C$19]; 3; 0)" office:value-type="float" office:value="8.57">
            <text:p>8.57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1]; LEN([.B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float" office:value="1.09">
            <text:p>1.09</text:p>
          </table:table-cell>
          <table:table-cell office:value-type="float" office:value="1.07">
            <text:p>1.07</text:p>
          </table:table-cell>
          <table:table-cell office:value-type="string">
            <text:p>Level-1</text:p>
          </table:table-cell>
          <table:table-cell/>
          <table:table-cell table:formula="of:=VALUE(RIGHT([.J11]; LEN([.J11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J11];[Lookup.$A$1:.$B$16]; 2; 0)"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J11]; ['Pivot Table - 10 (Level 1)'.$A$4:.$C$19]; 2; 0)" office:value-type="float" office:value="1.09">
            <text:p>1.09</text:p>
          </table:table-cell>
          <table:table-cell table:formula="of:=VLOOKUP([.J11]; ['Pivot Table - 10 (Level 1)'.$A$4:.$C$19]; 3; 0)" office:value-type="float" office:value="1.07">
            <text:p>1.07</text:p>
          </table:table-cell>
          <table:table-cell office:value-type="string">
            <text:p>Level-1</text:p>
          </table:table-cell>
          <table:table-cell/>
          <table:table-cell table:formula="of:=VALUE(RIGHT([.R11]; LEN([.R11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R11];[Lookup.$A$1:.$B$16]; 2; 0)"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formula="of:=VLOOKUP([.R11]; ['Pivot Table - 100 (Level 1)'.$A$4:.$C$19]; 2; 0)" office:value-type="float" office:value="2.06">
            <text:p>2.06</text:p>
          </table:table-cell>
          <table:table-cell table:formula="of:=VLOOKUP([.R11]; ['Pivot Table - 100 (Level 1)'.$A$4:.$C$19]; 3; 0)" office:value-type="float" office:value="2.05">
            <text:p>2.05</text:p>
          </table:table-cell>
          <table:table-cell office:value-type="string">
            <text:p>Level-1</text:p>
          </table:table-cell>
          <table:table-cell/>
          <table:table-cell table:formula="of:=VALUE(RIGHT([.Z11]; LEN([.Z11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Z11];[Lookup.$A$1:.$B$16]; 2; 0)"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formula="of:=VLOOKUP([.Z11]; ['Pivot Table - 1000 (Level 1)'.$A$4:.$C$19]; 2; 0)" office:value-type="float" office:value="11.78">
            <text:p>11.78</text:p>
          </table:table-cell>
          <table:table-cell table:formula="of:=VLOOKUP([.Z11]; ['Pivot Table - 1000 (Level 1)'.$A$4:.$C$19]; 3; 0)" office:value-type="float" office:value="12.69">
            <text:p>12.6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2]; LEN([.B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office:value-type="float" office:value="2.13">
            <text:p>2.13</text:p>
          </table:table-cell>
          <table:table-cell office:value-type="float" office:value="2.1">
            <text:p>2.1</text:p>
          </table:table-cell>
          <table:table-cell office:value-type="string">
            <text:p>Level-1</text:p>
          </table:table-cell>
          <table:table-cell/>
          <table:table-cell table:formula="of:=VALUE(RIGHT([.J12]; LEN([.J12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J12];[Lookup.$A$1:.$B$16]; 2; 0)"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J12]; ['Pivot Table - 10 (Level 1)'.$A$4:.$C$19]; 2; 0)" office:value-type="float" office:value="2.13">
            <text:p>2.13</text:p>
          </table:table-cell>
          <table:table-cell table:formula="of:=VLOOKUP([.J12]; ['Pivot Table - 10 (Level 1)'.$A$4:.$C$19]; 3; 0)" office:value-type="float" office:value="2.1">
            <text:p>2.1</text:p>
          </table:table-cell>
          <table:table-cell office:value-type="string">
            <text:p>Level-1</text:p>
          </table:table-cell>
          <table:table-cell/>
          <table:table-cell table:formula="of:=VALUE(RIGHT([.R12]; LEN([.R12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R12];[Lookup.$A$1:.$B$16]; 2; 0)"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formula="of:=VLOOKUP([.R12]; ['Pivot Table - 100 (Level 1)'.$A$4:.$C$19]; 2; 0)" office:value-type="float" office:value="3.68">
            <text:p>3.68</text:p>
          </table:table-cell>
          <table:table-cell table:formula="of:=VLOOKUP([.R12]; ['Pivot Table - 100 (Level 1)'.$A$4:.$C$19]; 3; 0)" office:value-type="float" office:value="3.67">
            <text:p>3.67</text:p>
          </table:table-cell>
          <table:table-cell office:value-type="string">
            <text:p>Level-1</text:p>
          </table:table-cell>
          <table:table-cell/>
          <table:table-cell table:formula="of:=VALUE(RIGHT([.Z12]; LEN([.Z12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Z12];[Lookup.$A$1:.$B$16]; 2; 0)"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formula="of:=VLOOKUP([.Z12]; ['Pivot Table - 1000 (Level 1)'.$A$4:.$C$19]; 2; 0)" office:value-type="float" office:value="19.09">
            <text:p>19.09</text:p>
          </table:table-cell>
          <table:table-cell table:formula="of:=VLOOKUP([.Z12]; ['Pivot Table - 1000 (Level 1)'.$A$4:.$C$19]; 3; 0)" office:value-type="float" office:value="19.92">
            <text:p>19.92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3]; LEN([.B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office:value-type="float" office:value="4.28">
            <text:p>4.28</text:p>
          </table:table-cell>
          <table:table-cell office:value-type="float" office:value="4.21">
            <text:p>4.21</text:p>
          </table:table-cell>
          <table:table-cell office:value-type="string">
            <text:p>Level-1</text:p>
          </table:table-cell>
          <table:table-cell/>
          <table:table-cell table:formula="of:=VALUE(RIGHT([.J13]; LEN([.J13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J13];[Lookup.$A$1:.$B$16]; 2; 0)"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J13]; ['Pivot Table - 10 (Level 1)'.$A$4:.$C$19]; 2; 0)" office:value-type="float" office:value="4.28">
            <text:p>4.28</text:p>
          </table:table-cell>
          <table:table-cell table:formula="of:=VLOOKUP([.J13]; ['Pivot Table - 10 (Level 1)'.$A$4:.$C$19]; 3; 0)" office:value-type="float" office:value="4.21">
            <text:p>4.21</text:p>
          </table:table-cell>
          <table:table-cell office:value-type="string">
            <text:p>Level-1</text:p>
          </table:table-cell>
          <table:table-cell/>
          <table:table-cell table:formula="of:=VALUE(RIGHT([.R13]; LEN([.R13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R13];[Lookup.$A$1:.$B$16]; 2; 0)"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formula="of:=VLOOKUP([.R13]; ['Pivot Table - 100 (Level 1)'.$A$4:.$C$19]; 2; 0)" office:value-type="float" office:value="6.91">
            <text:p>6.91</text:p>
          </table:table-cell>
          <table:table-cell table:formula="of:=VLOOKUP([.R13]; ['Pivot Table - 100 (Level 1)'.$A$4:.$C$19]; 3; 0)" office:value-type="float" office:value="6.96">
            <text:p>6.96</text:p>
          </table:table-cell>
          <table:table-cell office:value-type="string">
            <text:p>Level-1</text:p>
          </table:table-cell>
          <table:table-cell/>
          <table:table-cell table:formula="of:=VALUE(RIGHT([.Z13]; LEN([.Z13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Z13];[Lookup.$A$1:.$B$16]; 2; 0)"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formula="of:=VLOOKUP([.Z13]; ['Pivot Table - 1000 (Level 1)'.$A$4:.$C$19]; 2; 0)" office:value-type="float" office:value="34.26">
            <text:p>34.26</text:p>
          </table:table-cell>
          <table:table-cell table:formula="of:=VLOOKUP([.Z13]; ['Pivot Table - 1000 (Level 1)'.$A$4:.$C$19]; 3; 0)" office:value-type="float" office:value="36.85">
            <text:p>36.85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4]; LEN([.B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office:value-type="float" office:value="8.68">
            <text:p>8.68</text:p>
          </table:table-cell>
          <table:table-cell office:value-type="float" office:value="8.55">
            <text:p>8.55</text:p>
          </table:table-cell>
          <table:table-cell office:value-type="string">
            <text:p>Level-1</text:p>
          </table:table-cell>
          <table:table-cell/>
          <table:table-cell table:formula="of:=VALUE(RIGHT([.J14]; LEN([.J14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J14];[Lookup.$A$1:.$B$16]; 2; 0)"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J14]; ['Pivot Table - 10 (Level 1)'.$A$4:.$C$19]; 2; 0)" office:value-type="float" office:value="8.68">
            <text:p>8.68</text:p>
          </table:table-cell>
          <table:table-cell table:formula="of:=VLOOKUP([.J14]; ['Pivot Table - 10 (Level 1)'.$A$4:.$C$19]; 3; 0)" office:value-type="float" office:value="8.55">
            <text:p>8.55</text:p>
          </table:table-cell>
          <table:table-cell office:value-type="string">
            <text:p>Level-1</text:p>
          </table:table-cell>
          <table:table-cell/>
          <table:table-cell table:formula="of:=VALUE(RIGHT([.R14]; LEN([.R14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R14];[Lookup.$A$1:.$B$16]; 2; 0)"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formula="of:=VLOOKUP([.R14]; ['Pivot Table - 100 (Level 1)'.$A$4:.$C$19]; 2; 0)" office:value-type="float" office:value="13.7">
            <text:p>13.7</text:p>
          </table:table-cell>
          <table:table-cell table:formula="of:=VLOOKUP([.R14]; ['Pivot Table - 100 (Level 1)'.$A$4:.$C$19]; 3; 0)" office:value-type="float" office:value="13.86">
            <text:p>13.86</text:p>
          </table:table-cell>
          <table:table-cell office:value-type="string">
            <text:p>Level-1</text:p>
          </table:table-cell>
          <table:table-cell/>
          <table:table-cell table:formula="of:=VALUE(RIGHT([.Z14]; LEN([.Z14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Z14];[Lookup.$A$1:.$B$16]; 2; 0)"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formula="of:=VLOOKUP([.Z14]; ['Pivot Table - 1000 (Level 1)'.$A$4:.$C$19]; 2; 0)" office:value-type="float" office:value="67.59">
            <text:p>67.59</text:p>
          </table:table-cell>
          <table:table-cell table:formula="of:=VLOOKUP([.Z14]; ['Pivot Table - 1000 (Level 1)'.$A$4:.$C$19]; 3; 0)" office:value-type="float" office:value="73.03">
            <text:p>73.03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5]; LEN([.B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office:value-type="float" office:value="17.38">
            <text:p>17.38</text:p>
          </table:table-cell>
          <table:table-cell office:value-type="float" office:value="16.93">
            <text:p>16.93</text:p>
          </table:table-cell>
          <table:table-cell office:value-type="string">
            <text:p>Level-1</text:p>
          </table:table-cell>
          <table:table-cell/>
          <table:table-cell table:formula="of:=VALUE(RIGHT([.J15]; LEN([.J15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J15];[Lookup.$A$1:.$B$16]; 2; 0)"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J15]; ['Pivot Table - 10 (Level 1)'.$A$4:.$C$19]; 2; 0)" office:value-type="float" office:value="17.38">
            <text:p>17.38</text:p>
          </table:table-cell>
          <table:table-cell table:formula="of:=VLOOKUP([.J15]; ['Pivot Table - 10 (Level 1)'.$A$4:.$C$19]; 3; 0)" office:value-type="float" office:value="16.93">
            <text:p>16.93</text:p>
          </table:table-cell>
          <table:table-cell office:value-type="string">
            <text:p>Level-1</text:p>
          </table:table-cell>
          <table:table-cell/>
          <table:table-cell table:formula="of:=VALUE(RIGHT([.R15]; LEN([.R15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R15];[Lookup.$A$1:.$B$16]; 2; 0)"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formula="of:=VLOOKUP([.R15]; ['Pivot Table - 100 (Level 1)'.$A$4:.$C$19]; 2; 0)" office:value-type="float" office:value="27.4">
            <text:p>27.4</text:p>
          </table:table-cell>
          <table:table-cell table:formula="of:=VLOOKUP([.R15]; ['Pivot Table - 100 (Level 1)'.$A$4:.$C$19]; 3; 0)" office:value-type="float" office:value="27.38">
            <text:p>27.38</text:p>
          </table:table-cell>
          <table:table-cell office:value-type="string">
            <text:p>Level-1</text:p>
          </table:table-cell>
          <table:table-cell/>
          <table:table-cell table:formula="of:=VALUE(RIGHT([.Z15]; LEN([.Z15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Z15];[Lookup.$A$1:.$B$16]; 2; 0)"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formula="of:=VLOOKUP([.Z15]; ['Pivot Table - 1000 (Level 1)'.$A$4:.$C$19]; 2; 0)" office:value-type="float" office:value="143.86">
            <text:p>143.86</text:p>
          </table:table-cell>
          <table:table-cell table:formula="of:=VLOOKUP([.Z15]; ['Pivot Table - 1000 (Level 1)'.$A$4:.$C$19]; 3; 0)" office:value-type="float" office:value="157.45">
            <text:p>157.45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6]; LEN([.B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office:value-type="float" office:value="262.48">
            <text:p>262.48</text:p>
          </table:table-cell>
          <table:table-cell office:value-type="float" office:value="37.02">
            <text:p>37.02</text:p>
          </table:table-cell>
          <table:table-cell office:value-type="string">
            <text:p>Level-1</text:p>
          </table:table-cell>
          <table:table-cell/>
          <table:table-cell table:formula="of:=VALUE(RIGHT([.J16]; LEN([.J16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J16];[Lookup.$A$1:.$B$16]; 2; 0)"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J16]; ['Pivot Table - 10 (Level 1)'.$A$4:.$C$19]; 2; 0)" office:value-type="float" office:value="262.48">
            <text:p>262.48</text:p>
          </table:table-cell>
          <table:table-cell table:formula="of:=VLOOKUP([.J16]; ['Pivot Table - 10 (Level 1)'.$A$4:.$C$19]; 3; 0)" office:value-type="float" office:value="37.02">
            <text:p>37.02</text:p>
          </table:table-cell>
          <table:table-cell office:value-type="string">
            <text:p>Level-1</text:p>
          </table:table-cell>
          <table:table-cell/>
          <table:table-cell table:formula="of:=VALUE(RIGHT([.R16]; LEN([.R16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R16];[Lookup.$A$1:.$B$16]; 2; 0)"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formula="of:=VLOOKUP([.R16]; ['Pivot Table - 100 (Level 1)'.$A$4:.$C$19]; 2; 0)" office:value-type="float" office:value="57.02">
            <text:p>57.02</text:p>
          </table:table-cell>
          <table:table-cell table:formula="of:=VLOOKUP([.R16]; ['Pivot Table - 100 (Level 1)'.$A$4:.$C$19]; 3; 0)" office:value-type="float" office:value="57">
            <text:p>57</text:p>
          </table:table-cell>
          <table:table-cell office:value-type="string">
            <text:p>Level-1</text:p>
          </table:table-cell>
          <table:table-cell/>
          <table:table-cell table:formula="of:=VALUE(RIGHT([.Z16]; LEN([.Z16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Z16];[Lookup.$A$1:.$B$16]; 2; 0)"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formula="of:=VLOOKUP([.Z16]; ['Pivot Table - 1000 (Level 1)'.$A$4:.$C$19]; 2; 0)" office:value-type="float" office:value="552.25">
            <text:p>552.25</text:p>
          </table:table-cell>
          <table:table-cell table:formula="of:=VLOOKUP([.Z16]; ['Pivot Table - 1000 (Level 1)'.$A$4:.$C$19]; 3; 0)" office:value-type="float" office:value="611.79">
            <text:p>611.79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7]; LEN([.B1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office:value-type="float" office:value="1276.84">
            <text:p>1276.84</text:p>
          </table:table-cell>
          <table:table-cell office:value-type="float" office:value="1266.52">
            <text:p>1266.52</text:p>
          </table:table-cell>
          <table:table-cell office:value-type="string">
            <text:p>Level-1</text:p>
          </table:table-cell>
          <table:table-cell/>
          <table:table-cell table:formula="of:=VALUE(RIGHT([.J17]; LEN([.J17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J17];[Lookup.$A$1:.$B$16]; 2; 0)"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J17]; ['Pivot Table - 10 (Level 1)'.$A$4:.$C$19]; 2; 0)" office:value-type="float" office:value="1276.84">
            <text:p>1276.84</text:p>
          </table:table-cell>
          <table:table-cell table:formula="of:=VLOOKUP([.J17]; ['Pivot Table - 10 (Level 1)'.$A$4:.$C$19]; 3; 0)" office:value-type="float" office:value="1266.52">
            <text:p>1266.52</text:p>
          </table:table-cell>
          <table:table-cell office:value-type="string">
            <text:p>Level-1</text:p>
          </table:table-cell>
          <table:table-cell/>
          <table:table-cell table:formula="of:=VALUE(RIGHT([.R17]; LEN([.R17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R17];[Lookup.$A$1:.$B$16]; 2; 0)"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formula="of:=VLOOKUP([.R17]; ['Pivot Table - 100 (Level 1)'.$A$4:.$C$19]; 2; 0)" office:value-type="float" office:value="1096.86">
            <text:p>1096.86</text:p>
          </table:table-cell>
          <table:table-cell table:formula="of:=VLOOKUP([.R17]; ['Pivot Table - 100 (Level 1)'.$A$4:.$C$19]; 3; 0)" office:value-type="float" office:value="1145.49">
            <text:p>1145.49</text:p>
          </table:table-cell>
          <table:table-cell office:value-type="string">
            <text:p>Level-1</text:p>
          </table:table-cell>
          <table:table-cell/>
          <table:table-cell table:formula="of:=VALUE(RIGHT([.Z17]; LEN([.Z17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Z17];[Lookup.$A$1:.$B$16]; 2; 0)"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formula="of:=VLOOKUP([.Z17]; ['Pivot Table - 1000 (Level 1)'.$A$4:.$C$19]; 2; 0)" office:value-type="float" office:value="1827.78">
            <text:p>1827.78</text:p>
          </table:table-cell>
          <table:table-cell table:formula="of:=VLOOKUP([.Z17]; ['Pivot Table - 1000 (Level 1)'.$A$4:.$C$19]; 3; 0)" office:value-type="float" office:value="1976.55">
            <text:p>1976.55</text:p>
          </table:table-cell>
          <table:table-cell office:value-type="string">
            <text:p>Level-1</text:p>
          </table:table-cell>
        </table:table-row>
        <table:table-row table:style-name="ro2">
          <table:table-cell table:formula="of:=VALUE(RIGHT([.B18]; LEN([.B18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0.48">
            <text:p>0.48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19]; LEN([.B1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20]; LEN([.B2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21]; LEN([.B2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0.54">
            <text:p>0.54</text:p>
          </table:table-cell>
          <table:table-cell office:value-type="float" office:value="0.55">
            <text:p>0.55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22]; LEN([.B2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0.59">
            <text:p>0.59</text:p>
          </table:table-cell>
          <table:table-cell office:value-type="float" office:value="0.62">
            <text:p>0.62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1">
          <table:table-cell table:formula="of:=VALUE(RIGHT([.B23]; LEN([.B2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string">
            <text:p>Level-1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Level</text:p>
          </table:table-cell>
        </table:table-row>
        <table:table-row table:style-name="ro2">
          <table:table-cell table:formula="of:=VALUE(RIGHT([.B24]; LEN([.B2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string">
            <text:p>Level-1</text:p>
          </table:table-cell>
          <table:table-cell/>
          <table:table-cell table:formula="of:=VALUE(RIGHT([.J24]; LEN([.J24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J24];[Lookup.$A$1:.$B$16]; 2; 0)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J24]; ['Pivot Table - 10 (Level 3)'.$A$4:.$C$19]; 2; 0)" office:value-type="float" office:value="0.06">
            <text:p>0.06</text:p>
          </table:table-cell>
          <table:table-cell table:formula="of:=VLOOKUP([.J24]; ['Pivot Table - 10 (Level 3)'.$A$4:.$C$19]; 3; 0)" office:value-type="float" office:value="0.06">
            <text:p>0.06</text:p>
          </table:table-cell>
          <table:table-cell office:value-type="string">
            <text:p>Level-3</text:p>
          </table:table-cell>
          <table:table-cell/>
          <table:table-cell table:formula="of:=VALUE(RIGHT([.R24]; LEN([.R24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R24];[Lookup.$A$1:.$B$16]; 2; 0)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VLOOKUP([.R24]; ['Pivot Table - 100 (Level 3)'.$A$4:.$C$19]; 2; 0)" office:value-type="float" office:value="0.49">
            <text:p>0.49</text:p>
          </table:table-cell>
          <table:table-cell table:formula="of:=VLOOKUP([.R24]; ['Pivot Table - 100 (Level 3)'.$A$4:.$C$19]; 3; 0)" office:value-type="float" office:value="0.49">
            <text:p>0.49</text:p>
          </table:table-cell>
          <table:table-cell office:value-type="string">
            <text:p>Level-3</text:p>
          </table:table-cell>
          <table:table-cell/>
          <table:table-cell table:formula="of:=VALUE(RIGHT([.Z24]; LEN([.Z24])-1))" office:value-type="float" office:value="1">
            <text:p>1</text:p>
          </table:table-cell>
          <table:table-cell office:value-type="string">
            <text:p>w1</text:p>
          </table:table-cell>
          <table:table-cell table:formula="of:=VLOOKUP([.Z24];[Lookup.$A$1:.$B$16]; 2; 0)"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VLOOKUP([.Z24]; ['Pivot Table - 1000 (Level 3)'.$A$4:.$C$19]; 2; 0)" office:value-type="float" office:value="0.49">
            <text:p>0.49</text:p>
          </table:table-cell>
          <table:table-cell table:formula="of:=VLOOKUP([.Z24]; ['Pivot Table - 1000 (Level 3)'.$A$4:.$C$19]; 3; 0)" office:value-type="float" office:value="0.49">
            <text:p>0.4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5]; LEN([.B2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  <table:table-cell office:value-type="string">
            <text:p>Level-1</text:p>
          </table:table-cell>
          <table:table-cell/>
          <table:table-cell table:formula="of:=VALUE(RIGHT([.J25]; LEN([.J25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J25];[Lookup.$A$1:.$B$16]; 2; 0)"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J25]; ['Pivot Table - 10 (Level 3)'.$A$4:.$C$19]; 2; 0)" office:value-type="float" office:value="0.08">
            <text:p>0.08</text:p>
          </table:table-cell>
          <table:table-cell table:formula="of:=VLOOKUP([.J25]; ['Pivot Table - 10 (Level 3)'.$A$4:.$C$19]; 3; 0)" office:value-type="float" office:value="0.08">
            <text:p>0.08</text:p>
          </table:table-cell>
          <table:table-cell office:value-type="string">
            <text:p>Level-3</text:p>
          </table:table-cell>
          <table:table-cell/>
          <table:table-cell table:formula="of:=VALUE(RIGHT([.R25]; LEN([.R25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R25];[Lookup.$A$1:.$B$16]; 2; 0)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VLOOKUP([.R25]; ['Pivot Table - 100 (Level 3)'.$A$4:.$C$19]; 2; 0)" office:value-type="float" office:value="0.5">
            <text:p>0.5</text:p>
          </table:table-cell>
          <table:table-cell table:formula="of:=VLOOKUP([.R25]; ['Pivot Table - 100 (Level 3)'.$A$4:.$C$19]; 3; 0)" office:value-type="float" office:value="0.51">
            <text:p>0.51</text:p>
          </table:table-cell>
          <table:table-cell office:value-type="string">
            <text:p>Level-3</text:p>
          </table:table-cell>
          <table:table-cell/>
          <table:table-cell table:formula="of:=VALUE(RIGHT([.Z25]; LEN([.Z25])-1))" office:value-type="float" office:value="2">
            <text:p>2</text:p>
          </table:table-cell>
          <table:table-cell office:value-type="string">
            <text:p>w2</text:p>
          </table:table-cell>
          <table:table-cell table:formula="of:=VLOOKUP([.Z25];[Lookup.$A$1:.$B$16]; 2; 0)"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formula="of:=VLOOKUP([.Z25]; ['Pivot Table - 1000 (Level 3)'.$A$4:.$C$19]; 2; 0)" office:value-type="float" office:value="0.98">
            <text:p>0.98</text:p>
          </table:table-cell>
          <table:table-cell table:formula="of:=VLOOKUP([.Z25]; ['Pivot Table - 1000 (Level 3)'.$A$4:.$C$19]; 3; 0)" office:value-type="float" office:value="0.99">
            <text:p>0.9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6]; LEN([.B2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float" office:value="2.06">
            <text:p>2.06</text:p>
          </table:table-cell>
          <table:table-cell office:value-type="float" office:value="2.05">
            <text:p>2.05</text:p>
          </table:table-cell>
          <table:table-cell office:value-type="string">
            <text:p>Level-1</text:p>
          </table:table-cell>
          <table:table-cell/>
          <table:table-cell table:formula="of:=VALUE(RIGHT([.J26]; LEN([.J26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J26];[Lookup.$A$1:.$B$16]; 2; 0)"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J26]; ['Pivot Table - 10 (Level 3)'.$A$4:.$C$19]; 2; 0)" office:value-type="float" office:value="0.09">
            <text:p>0.09</text:p>
          </table:table-cell>
          <table:table-cell table:formula="of:=VLOOKUP([.J26]; ['Pivot Table - 10 (Level 3)'.$A$4:.$C$19]; 3; 0)" office:value-type="float" office:value="0.09">
            <text:p>0.09</text:p>
          </table:table-cell>
          <table:table-cell office:value-type="string">
            <text:p>Level-3</text:p>
          </table:table-cell>
          <table:table-cell/>
          <table:table-cell table:formula="of:=VALUE(RIGHT([.R26]; LEN([.R26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R26];[Lookup.$A$1:.$B$16]; 2; 0)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formula="of:=VLOOKUP([.R26]; ['Pivot Table - 100 (Level 3)'.$A$4:.$C$19]; 2; 0)" office:value-type="float" office:value="0.53">
            <text:p>0.53</text:p>
          </table:table-cell>
          <table:table-cell table:formula="of:=VLOOKUP([.R26]; ['Pivot Table - 100 (Level 3)'.$A$4:.$C$19]; 3; 0)" office:value-type="float" office:value="0.55">
            <text:p>0.55</text:p>
          </table:table-cell>
          <table:table-cell office:value-type="string">
            <text:p>Level-3</text:p>
          </table:table-cell>
          <table:table-cell/>
          <table:table-cell table:formula="of:=VALUE(RIGHT([.Z26]; LEN([.Z26])-1))" office:value-type="float" office:value="3">
            <text:p>3</text:p>
          </table:table-cell>
          <table:table-cell office:value-type="string">
            <text:p>w3</text:p>
          </table:table-cell>
          <table:table-cell table:formula="of:=VLOOKUP([.Z26];[Lookup.$A$1:.$B$16]; 2; 0)"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formula="of:=VLOOKUP([.Z26]; ['Pivot Table - 1000 (Level 3)'.$A$4:.$C$19]; 2; 0)" office:value-type="float" office:value="2.01">
            <text:p>2.01</text:p>
          </table:table-cell>
          <table:table-cell table:formula="of:=VLOOKUP([.Z26]; ['Pivot Table - 1000 (Level 3)'.$A$4:.$C$19]; 3; 0)" office:value-type="float" office:value="2.03">
            <text:p>2.03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7]; LEN([.B2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float" office:value="3.68">
            <text:p>3.68</text:p>
          </table:table-cell>
          <table:table-cell office:value-type="float" office:value="3.67">
            <text:p>3.67</text:p>
          </table:table-cell>
          <table:table-cell office:value-type="string">
            <text:p>Level-1</text:p>
          </table:table-cell>
          <table:table-cell/>
          <table:table-cell table:formula="of:=VALUE(RIGHT([.J27]; LEN([.J27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J27];[Lookup.$A$1:.$B$16]; 2; 0)"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J27]; ['Pivot Table - 10 (Level 3)'.$A$4:.$C$19]; 2; 0)" office:value-type="float" office:value="0.12">
            <text:p>0.12</text:p>
          </table:table-cell>
          <table:table-cell table:formula="of:=VLOOKUP([.J27]; ['Pivot Table - 10 (Level 3)'.$A$4:.$C$19]; 3; 0)" office:value-type="float" office:value="0.13">
            <text:p>0.13</text:p>
          </table:table-cell>
          <table:table-cell office:value-type="string">
            <text:p>Level-3</text:p>
          </table:table-cell>
          <table:table-cell/>
          <table:table-cell table:formula="of:=VALUE(RIGHT([.R27]; LEN([.R27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R27];[Lookup.$A$1:.$B$16]; 2; 0)"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formula="of:=VLOOKUP([.R27]; ['Pivot Table - 100 (Level 3)'.$A$4:.$C$19]; 2; 0)" office:value-type="float" office:value="0.58">
            <text:p>0.58</text:p>
          </table:table-cell>
          <table:table-cell table:formula="of:=VLOOKUP([.R27]; ['Pivot Table - 100 (Level 3)'.$A$4:.$C$19]; 3; 0)" office:value-type="float" office:value="0.59">
            <text:p>0.59</text:p>
          </table:table-cell>
          <table:table-cell office:value-type="string">
            <text:p>Level-3</text:p>
          </table:table-cell>
          <table:table-cell/>
          <table:table-cell table:formula="of:=VALUE(RIGHT([.Z27]; LEN([.Z27])-1))" office:value-type="float" office:value="4">
            <text:p>4</text:p>
          </table:table-cell>
          <table:table-cell office:value-type="string">
            <text:p>w4</text:p>
          </table:table-cell>
          <table:table-cell table:formula="of:=VLOOKUP([.Z27];[Lookup.$A$1:.$B$16]; 2; 0)"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VLOOKUP([.Z27]; ['Pivot Table - 1000 (Level 3)'.$A$4:.$C$19]; 2; 0)" office:value-type="float" office:value="4.14">
            <text:p>4.14</text:p>
          </table:table-cell>
          <table:table-cell table:formula="of:=VLOOKUP([.Z27]; ['Pivot Table - 1000 (Level 3)'.$A$4:.$C$19]; 3; 0)" office:value-type="float" office:value="4.28">
            <text:p>4.28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8]; LEN([.B2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float" office:value="6.91">
            <text:p>6.91</text:p>
          </table:table-cell>
          <table:table-cell office:value-type="float" office:value="6.96">
            <text:p>6.96</text:p>
          </table:table-cell>
          <table:table-cell office:value-type="string">
            <text:p>Level-1</text:p>
          </table:table-cell>
          <table:table-cell/>
          <table:table-cell table:formula="of:=VALUE(RIGHT([.J28]; LEN([.J28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J28];[Lookup.$A$1:.$B$16]; 2; 0)"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J28]; ['Pivot Table - 10 (Level 3)'.$A$4:.$C$19]; 2; 0)" office:value-type="float" office:value="0.19">
            <text:p>0.19</text:p>
          </table:table-cell>
          <table:table-cell table:formula="of:=VLOOKUP([.J28]; ['Pivot Table - 10 (Level 3)'.$A$4:.$C$19]; 3; 0)" office:value-type="float" office:value="0.19">
            <text:p>0.19</text:p>
          </table:table-cell>
          <table:table-cell office:value-type="string">
            <text:p>Level-3</text:p>
          </table:table-cell>
          <table:table-cell/>
          <table:table-cell table:formula="of:=VALUE(RIGHT([.R28]; LEN([.R28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R28];[Lookup.$A$1:.$B$16]; 2; 0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formula="of:=VLOOKUP([.R28]; ['Pivot Table - 100 (Level 3)'.$A$4:.$C$19]; 2; 0)" office:value-type="float" office:value="2.71">
            <text:p>2.71</text:p>
          </table:table-cell>
          <table:table-cell table:formula="of:=VLOOKUP([.R28]; ['Pivot Table - 100 (Level 3)'.$A$4:.$C$19]; 3; 0)" office:value-type="float" office:value="0.7">
            <text:p>0.7</text:p>
          </table:table-cell>
          <table:table-cell office:value-type="string">
            <text:p>Level-3</text:p>
          </table:table-cell>
          <table:table-cell/>
          <table:table-cell table:formula="of:=VALUE(RIGHT([.Z28]; LEN([.Z28])-1))" office:value-type="float" office:value="5">
            <text:p>5</text:p>
          </table:table-cell>
          <table:table-cell office:value-type="string">
            <text:p>w5</text:p>
          </table:table-cell>
          <table:table-cell table:formula="of:=VLOOKUP([.Z28];[Lookup.$A$1:.$B$16]; 2; 0)"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formula="of:=VLOOKUP([.Z28]; ['Pivot Table - 1000 (Level 3)'.$A$4:.$C$19]; 2; 0)" office:value-type="float" office:value="5.51">
            <text:p>5.51</text:p>
          </table:table-cell>
          <table:table-cell table:formula="of:=VLOOKUP([.Z28]; ['Pivot Table - 1000 (Level 3)'.$A$4:.$C$19]; 3; 0)" office:value-type="float" office:value="3.44">
            <text:p>3.44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29]; LEN([.B2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float" office:value="13.7">
            <text:p>13.7</text:p>
          </table:table-cell>
          <table:table-cell office:value-type="float" office:value="13.86">
            <text:p>13.86</text:p>
          </table:table-cell>
          <table:table-cell office:value-type="string">
            <text:p>Level-1</text:p>
          </table:table-cell>
          <table:table-cell/>
          <table:table-cell table:formula="of:=VALUE(RIGHT([.J29]; LEN([.J29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J29];[Lookup.$A$1:.$B$16]; 2; 0)"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J29]; ['Pivot Table - 10 (Level 3)'.$A$4:.$C$19]; 2; 0)" office:value-type="float" office:value="0.3">
            <text:p>0.3</text:p>
          </table:table-cell>
          <table:table-cell table:formula="of:=VLOOKUP([.J29]; ['Pivot Table - 10 (Level 3)'.$A$4:.$C$19]; 3; 0)" office:value-type="float" office:value="0.3">
            <text:p>0.3</text:p>
          </table:table-cell>
          <table:table-cell office:value-type="string">
            <text:p>Level-3</text:p>
          </table:table-cell>
          <table:table-cell/>
          <table:table-cell table:formula="of:=VALUE(RIGHT([.R29]; LEN([.R29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R29];[Lookup.$A$1:.$B$16]; 2; 0)"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formula="of:=VLOOKUP([.R29]; ['Pivot Table - 100 (Level 3)'.$A$4:.$C$19]; 2; 0)" office:value-type="float" office:value="0.82">
            <text:p>0.82</text:p>
          </table:table-cell>
          <table:table-cell table:formula="of:=VLOOKUP([.R29]; ['Pivot Table - 100 (Level 3)'.$A$4:.$C$19]; 3; 0)" office:value-type="float" office:value="0.81">
            <text:p>0.81</text:p>
          </table:table-cell>
          <table:table-cell office:value-type="string">
            <text:p>Level-3</text:p>
          </table:table-cell>
          <table:table-cell/>
          <table:table-cell table:formula="of:=VALUE(RIGHT([.Z29]; LEN([.Z29])-1))" office:value-type="float" office:value="6">
            <text:p>6</text:p>
          </table:table-cell>
          <table:table-cell office:value-type="string">
            <text:p>w6</text:p>
          </table:table-cell>
          <table:table-cell table:formula="of:=VLOOKUP([.Z29];[Lookup.$A$1:.$B$16]; 2; 0)"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formula="of:=VLOOKUP([.Z29]; ['Pivot Table - 1000 (Level 3)'.$A$4:.$C$19]; 2; 0)" office:value-type="float" office:value="6.01">
            <text:p>6.01</text:p>
          </table:table-cell>
          <table:table-cell table:formula="of:=VLOOKUP([.Z29]; ['Pivot Table - 1000 (Level 3)'.$A$4:.$C$19]; 3; 0)" office:value-type="float" office:value="6.12">
            <text:p>6.12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0]; LEN([.B3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float" office:value="27.4">
            <text:p>27.4</text:p>
          </table:table-cell>
          <table:table-cell office:value-type="float" office:value="27.38">
            <text:p>27.38</text:p>
          </table:table-cell>
          <table:table-cell office:value-type="string">
            <text:p>Level-1</text:p>
          </table:table-cell>
          <table:table-cell/>
          <table:table-cell table:formula="of:=VALUE(RIGHT([.J30]; LEN([.J30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J30];[Lookup.$A$1:.$B$16]; 2; 0)"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J30]; ['Pivot Table - 10 (Level 3)'.$A$4:.$C$19]; 2; 0)" office:value-type="float" office:value="0.5">
            <text:p>0.5</text:p>
          </table:table-cell>
          <table:table-cell table:formula="of:=VLOOKUP([.J30]; ['Pivot Table - 10 (Level 3)'.$A$4:.$C$19]; 3; 0)" office:value-type="float" office:value="0.49">
            <text:p>0.49</text:p>
          </table:table-cell>
          <table:table-cell office:value-type="string">
            <text:p>Level-3</text:p>
          </table:table-cell>
          <table:table-cell/>
          <table:table-cell table:formula="of:=VALUE(RIGHT([.R30]; LEN([.R30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R30];[Lookup.$A$1:.$B$16]; 2; 0)"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formula="of:=VLOOKUP([.R30]; ['Pivot Table - 100 (Level 3)'.$A$4:.$C$19]; 2; 0)" office:value-type="float" office:value="1.08">
            <text:p>1.08</text:p>
          </table:table-cell>
          <table:table-cell table:formula="of:=VLOOKUP([.R30]; ['Pivot Table - 100 (Level 3)'.$A$4:.$C$19]; 3; 0)" office:value-type="float" office:value="1.07">
            <text:p>1.07</text:p>
          </table:table-cell>
          <table:table-cell office:value-type="string">
            <text:p>Level-3</text:p>
          </table:table-cell>
          <table:table-cell/>
          <table:table-cell table:formula="of:=VALUE(RIGHT([.Z30]; LEN([.Z30])-1))" office:value-type="float" office:value="7">
            <text:p>7</text:p>
          </table:table-cell>
          <table:table-cell office:value-type="string">
            <text:p>w7</text:p>
          </table:table-cell>
          <table:table-cell table:formula="of:=VLOOKUP([.Z30];[Lookup.$A$1:.$B$16]; 2; 0)"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formula="of:=VLOOKUP([.Z30]; ['Pivot Table - 1000 (Level 3)'.$A$4:.$C$19]; 2; 0)" office:value-type="float" office:value="6.94">
            <text:p>6.94</text:p>
          </table:table-cell>
          <table:table-cell table:formula="of:=VLOOKUP([.Z30]; ['Pivot Table - 1000 (Level 3)'.$A$4:.$C$19]; 3; 0)" office:value-type="float" office:value="7.02">
            <text:p>7.02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1]; LEN([.B3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float" office:value="57.02">
            <text:p>57.02</text:p>
          </table:table-cell>
          <table:table-cell office:value-type="float" office:value="57">
            <text:p>57</text:p>
          </table:table-cell>
          <table:table-cell office:value-type="string">
            <text:p>Level-1</text:p>
          </table:table-cell>
          <table:table-cell/>
          <table:table-cell table:formula="of:=VALUE(RIGHT([.J31]; LEN([.J31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J31];[Lookup.$A$1:.$B$16]; 2; 0)"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J31]; ['Pivot Table - 10 (Level 3)'.$A$4:.$C$19]; 2; 0)" office:value-type="float" office:value="0.87">
            <text:p>0.87</text:p>
          </table:table-cell>
          <table:table-cell table:formula="of:=VLOOKUP([.J31]; ['Pivot Table - 10 (Level 3)'.$A$4:.$C$19]; 3; 0)" office:value-type="float" office:value="0.85">
            <text:p>0.85</text:p>
          </table:table-cell>
          <table:table-cell office:value-type="string">
            <text:p>Level-3</text:p>
          </table:table-cell>
          <table:table-cell/>
          <table:table-cell table:formula="of:=VALUE(RIGHT([.R31]; LEN([.R31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R31];[Lookup.$A$1:.$B$16]; 2; 0)"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formula="of:=VLOOKUP([.R31]; ['Pivot Table - 100 (Level 3)'.$A$4:.$C$19]; 2; 0)" office:value-type="float" office:value="1.57">
            <text:p>1.57</text:p>
          </table:table-cell>
          <table:table-cell table:formula="of:=VLOOKUP([.R31]; ['Pivot Table - 100 (Level 3)'.$A$4:.$C$19]; 3; 0)" office:value-type="float" office:value="1.56">
            <text:p>1.56</text:p>
          </table:table-cell>
          <table:table-cell office:value-type="string">
            <text:p>Level-3</text:p>
          </table:table-cell>
          <table:table-cell/>
          <table:table-cell table:formula="of:=VALUE(RIGHT([.Z31]; LEN([.Z31])-1))" office:value-type="float" office:value="8">
            <text:p>8</text:p>
          </table:table-cell>
          <table:table-cell office:value-type="string">
            <text:p>w8</text:p>
          </table:table-cell>
          <table:table-cell table:formula="of:=VLOOKUP([.Z31];[Lookup.$A$1:.$B$16]; 2; 0)"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formula="of:=VLOOKUP([.Z31]; ['Pivot Table - 1000 (Level 3)'.$A$4:.$C$19]; 2; 0)" office:value-type="float" office:value="8.75">
            <text:p>8.75</text:p>
          </table:table-cell>
          <table:table-cell table:formula="of:=VLOOKUP([.Z31]; ['Pivot Table - 1000 (Level 3)'.$A$4:.$C$19]; 3; 0)" office:value-type="float" office:value="8.89">
            <text:p>8.8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2]; LEN([.B3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office:value-type="float" office:value="1096.86">
            <text:p>1096.86</text:p>
          </table:table-cell>
          <table:table-cell office:value-type="float" office:value="1145.49">
            <text:p>1145.49</text:p>
          </table:table-cell>
          <table:table-cell office:value-type="string">
            <text:p>Level-1</text:p>
          </table:table-cell>
          <table:table-cell/>
          <table:table-cell table:formula="of:=VALUE(RIGHT([.J32]; LEN([.J32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J32];[Lookup.$A$1:.$B$16]; 2; 0)"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J32]; ['Pivot Table - 10 (Level 3)'.$A$4:.$C$19]; 2; 0)" office:value-type="float" office:value="1.53">
            <text:p>1.53</text:p>
          </table:table-cell>
          <table:table-cell table:formula="of:=VLOOKUP([.J32]; ['Pivot Table - 10 (Level 3)'.$A$4:.$C$19]; 3; 0)" office:value-type="float" office:value="1.51">
            <text:p>1.51</text:p>
          </table:table-cell>
          <table:table-cell office:value-type="string">
            <text:p>Level-3</text:p>
          </table:table-cell>
          <table:table-cell/>
          <table:table-cell table:formula="of:=VALUE(RIGHT([.R32]; LEN([.R32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R32];[Lookup.$A$1:.$B$16]; 2; 0)"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formula="of:=VLOOKUP([.R32]; ['Pivot Table - 100 (Level 3)'.$A$4:.$C$19]; 2; 0)" office:value-type="float" office:value="2.49">
            <text:p>2.49</text:p>
          </table:table-cell>
          <table:table-cell table:formula="of:=VLOOKUP([.R32]; ['Pivot Table - 100 (Level 3)'.$A$4:.$C$19]; 3; 0)" office:value-type="float" office:value="2.49">
            <text:p>2.49</text:p>
          </table:table-cell>
          <table:table-cell office:value-type="string">
            <text:p>Level-3</text:p>
          </table:table-cell>
          <table:table-cell/>
          <table:table-cell table:formula="of:=VALUE(RIGHT([.Z32]; LEN([.Z32])-1))" office:value-type="float" office:value="9">
            <text:p>9</text:p>
          </table:table-cell>
          <table:table-cell office:value-type="string">
            <text:p>w9</text:p>
          </table:table-cell>
          <table:table-cell table:formula="of:=VLOOKUP([.Z32];[Lookup.$A$1:.$B$16]; 2; 0)"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formula="of:=VLOOKUP([.Z32]; ['Pivot Table - 1000 (Level 3)'.$A$4:.$C$19]; 2; 0)" office:value-type="float" office:value="12.36">
            <text:p>12.36</text:p>
          </table:table-cell>
          <table:table-cell table:formula="of:=VLOOKUP([.Z32]; ['Pivot Table - 1000 (Level 3)'.$A$4:.$C$19]; 3; 0)" office:value-type="float" office:value="13.2">
            <text:p>13.2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3]; LEN([.B3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.49">
            <text:p>0.49</text:p>
          </table:table-cell>
          <table:table-cell office:value-type="string">
            <text:p>Level-1</text:p>
          </table:table-cell>
          <table:table-cell/>
          <table:table-cell table:formula="of:=VALUE(RIGHT([.J33]; LEN([.J33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J33];[Lookup.$A$1:.$B$16]; 2; 0)"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J33]; ['Pivot Table - 10 (Level 3)'.$A$4:.$C$19]; 2; 0)" office:value-type="float" office:value="2.8">
            <text:p>2.8</text:p>
          </table:table-cell>
          <table:table-cell table:formula="of:=VLOOKUP([.J33]; ['Pivot Table - 10 (Level 3)'.$A$4:.$C$19]; 3; 0)" office:value-type="float" office:value="2.77">
            <text:p>2.77</text:p>
          </table:table-cell>
          <table:table-cell office:value-type="string">
            <text:p>Level-3</text:p>
          </table:table-cell>
          <table:table-cell/>
          <table:table-cell table:formula="of:=VALUE(RIGHT([.R33]; LEN([.R33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R33];[Lookup.$A$1:.$B$16]; 2; 0)"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formula="of:=VLOOKUP([.R33]; ['Pivot Table - 100 (Level 3)'.$A$4:.$C$19]; 2; 0)" office:value-type="float" office:value="4.32">
            <text:p>4.32</text:p>
          </table:table-cell>
          <table:table-cell table:formula="of:=VLOOKUP([.R33]; ['Pivot Table - 100 (Level 3)'.$A$4:.$C$19]; 3; 0)" office:value-type="float" office:value="4.34">
            <text:p>4.34</text:p>
          </table:table-cell>
          <table:table-cell office:value-type="string">
            <text:p>Level-3</text:p>
          </table:table-cell>
          <table:table-cell/>
          <table:table-cell table:formula="of:=VALUE(RIGHT([.Z33]; LEN([.Z33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VLOOKUP([.Z33];[Lookup.$A$1:.$B$16]; 2; 0)"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formula="of:=VLOOKUP([.Z33]; ['Pivot Table - 1000 (Level 3)'.$A$4:.$C$19]; 2; 0)" office:value-type="float" office:value="19.93">
            <text:p>19.93</text:p>
          </table:table-cell>
          <table:table-cell table:formula="of:=VLOOKUP([.Z33]; ['Pivot Table - 1000 (Level 3)'.$A$4:.$C$19]; 3; 0)" office:value-type="float" office:value="20.99">
            <text:p>20.99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4]; LEN([.B3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.98">
            <text:p>0.98</text:p>
          </table:table-cell>
          <table:table-cell office:value-type="string">
            <text:p>Level-1</text:p>
          </table:table-cell>
          <table:table-cell/>
          <table:table-cell table:formula="of:=VALUE(RIGHT([.J34]; LEN([.J34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J34];[Lookup.$A$1:.$B$16]; 2; 0)"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J34]; ['Pivot Table - 10 (Level 3)'.$A$4:.$C$19]; 2; 0)" office:value-type="float" office:value="5.21">
            <text:p>5.21</text:p>
          </table:table-cell>
          <table:table-cell table:formula="of:=VLOOKUP([.J34]; ['Pivot Table - 10 (Level 3)'.$A$4:.$C$19]; 3; 0)" office:value-type="float" office:value="5.13">
            <text:p>5.13</text:p>
          </table:table-cell>
          <table:table-cell office:value-type="string">
            <text:p>Level-3</text:p>
          </table:table-cell>
          <table:table-cell/>
          <table:table-cell table:formula="of:=VALUE(RIGHT([.R34]; LEN([.R34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R34];[Lookup.$A$1:.$B$16]; 2; 0)"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formula="of:=VLOOKUP([.R34]; ['Pivot Table - 100 (Level 3)'.$A$4:.$C$19]; 2; 0)" office:value-type="float" office:value="7.97">
            <text:p>7.97</text:p>
          </table:table-cell>
          <table:table-cell table:formula="of:=VLOOKUP([.R34]; ['Pivot Table - 100 (Level 3)'.$A$4:.$C$19]; 3; 0)" office:value-type="float" office:value="8">
            <text:p>8</text:p>
          </table:table-cell>
          <table:table-cell office:value-type="string">
            <text:p>Level-3</text:p>
          </table:table-cell>
          <table:table-cell/>
          <table:table-cell table:formula="of:=VALUE(RIGHT([.Z34]; LEN([.Z34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VLOOKUP([.Z34];[Lookup.$A$1:.$B$16]; 2; 0)"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formula="of:=VLOOKUP([.Z34]; ['Pivot Table - 1000 (Level 3)'.$A$4:.$C$19]; 2; 0)" office:value-type="float" office:value="35.58">
            <text:p>35.58</text:p>
          </table:table-cell>
          <table:table-cell table:formula="of:=VLOOKUP([.Z34]; ['Pivot Table - 1000 (Level 3)'.$A$4:.$C$19]; 3; 0)" office:value-type="float" office:value="37.96">
            <text:p>37.96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5]; LEN([.B3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1.98">
            <text:p>1.98</text:p>
          </table:table-cell>
          <table:table-cell office:value-type="float" office:value="2.01">
            <text:p>2.01</text:p>
          </table:table-cell>
          <table:table-cell office:value-type="string">
            <text:p>Level-1</text:p>
          </table:table-cell>
          <table:table-cell/>
          <table:table-cell table:formula="of:=VALUE(RIGHT([.J35]; LEN([.J35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J35];[Lookup.$A$1:.$B$16]; 2; 0)"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J35]; ['Pivot Table - 10 (Level 3)'.$A$4:.$C$19]; 2; 0)" office:value-type="float" office:value="10.17">
            <text:p>10.17</text:p>
          </table:table-cell>
          <table:table-cell table:formula="of:=VLOOKUP([.J35]; ['Pivot Table - 10 (Level 3)'.$A$4:.$C$19]; 3; 0)" office:value-type="float" office:value="10.05">
            <text:p>10.05</text:p>
          </table:table-cell>
          <table:table-cell office:value-type="string">
            <text:p>Level-3</text:p>
          </table:table-cell>
          <table:table-cell/>
          <table:table-cell table:formula="of:=VALUE(RIGHT([.R35]; LEN([.R35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R35];[Lookup.$A$1:.$B$16]; 2; 0)"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formula="of:=VLOOKUP([.R35]; ['Pivot Table - 100 (Level 3)'.$A$4:.$C$19]; 2; 0)" office:value-type="float" office:value="15.17">
            <text:p>15.17</text:p>
          </table:table-cell>
          <table:table-cell table:formula="of:=VLOOKUP([.R35]; ['Pivot Table - 100 (Level 3)'.$A$4:.$C$19]; 3; 0)" office:value-type="float" office:value="15.2">
            <text:p>15.2</text:p>
          </table:table-cell>
          <table:table-cell office:value-type="string">
            <text:p>Level-3</text:p>
          </table:table-cell>
          <table:table-cell/>
          <table:table-cell table:formula="of:=VALUE(RIGHT([.Z35]; LEN([.Z35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VLOOKUP([.Z35];[Lookup.$A$1:.$B$16]; 2; 0)"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formula="of:=VLOOKUP([.Z35]; ['Pivot Table - 1000 (Level 3)'.$A$4:.$C$19]; 2; 0)" office:value-type="float" office:value="70.46">
            <text:p>70.46</text:p>
          </table:table-cell>
          <table:table-cell table:formula="of:=VLOOKUP([.Z35]; ['Pivot Table - 1000 (Level 3)'.$A$4:.$C$19]; 3; 0)" office:value-type="float" office:value="74.83">
            <text:p>74.83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6]; LEN([.B3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4.08">
            <text:p>4.08</text:p>
          </table:table-cell>
          <table:table-cell office:value-type="float" office:value="4.22">
            <text:p>4.22</text:p>
          </table:table-cell>
          <table:table-cell office:value-type="string">
            <text:p>Level-1</text:p>
          </table:table-cell>
          <table:table-cell/>
          <table:table-cell table:formula="of:=VALUE(RIGHT([.J36]; LEN([.J36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J36];[Lookup.$A$1:.$B$16]; 2; 0)"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J36]; ['Pivot Table - 10 (Level 3)'.$A$4:.$C$19]; 2; 0)" office:value-type="float" office:value="20.18">
            <text:p>20.18</text:p>
          </table:table-cell>
          <table:table-cell table:formula="of:=VLOOKUP([.J36]; ['Pivot Table - 10 (Level 3)'.$A$4:.$C$19]; 3; 0)" office:value-type="float" office:value="19.77">
            <text:p>19.77</text:p>
          </table:table-cell>
          <table:table-cell office:value-type="string">
            <text:p>Level-3</text:p>
          </table:table-cell>
          <table:table-cell/>
          <table:table-cell table:formula="of:=VALUE(RIGHT([.R36]; LEN([.R36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R36];[Lookup.$A$1:.$B$16]; 2; 0)"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formula="of:=VLOOKUP([.R36]; ['Pivot Table - 100 (Level 3)'.$A$4:.$C$19]; 2; 0)" office:value-type="float" office:value="29.88">
            <text:p>29.88</text:p>
          </table:table-cell>
          <table:table-cell table:formula="of:=VLOOKUP([.R36]; ['Pivot Table - 100 (Level 3)'.$A$4:.$C$19]; 3; 0)" office:value-type="float" office:value="29.92">
            <text:p>29.92</text:p>
          </table:table-cell>
          <table:table-cell office:value-type="string">
            <text:p>Level-3</text:p>
          </table:table-cell>
          <table:table-cell/>
          <table:table-cell table:formula="of:=VALUE(RIGHT([.Z36]; LEN([.Z36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VLOOKUP([.Z36];[Lookup.$A$1:.$B$16]; 2; 0)"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formula="of:=VLOOKUP([.Z36]; ['Pivot Table - 1000 (Level 3)'.$A$4:.$C$19]; 2; 0)" office:value-type="float" office:value="149.26">
            <text:p>149.26</text:p>
          </table:table-cell>
          <table:table-cell table:formula="of:=VLOOKUP([.Z36]; ['Pivot Table - 1000 (Level 3)'.$A$4:.$C$19]; 3; 0)" office:value-type="float" office:value="160.21">
            <text:p>160.21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7]; LEN([.B3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float" office:value="5.41">
            <text:p>5.41</text:p>
          </table:table-cell>
          <table:table-cell office:value-type="float" office:value="3.39">
            <text:p>3.39</text:p>
          </table:table-cell>
          <table:table-cell office:value-type="string">
            <text:p>Level-1</text:p>
          </table:table-cell>
          <table:table-cell/>
          <table:table-cell table:formula="of:=VALUE(RIGHT([.J37]; LEN([.J37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J37];[Lookup.$A$1:.$B$16]; 2; 0)"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J37]; ['Pivot Table - 10 (Level 3)'.$A$4:.$C$19]; 2; 0)" office:value-type="float" office:value="358.11">
            <text:p>358.11</text:p>
          </table:table-cell>
          <table:table-cell table:formula="of:=VLOOKUP([.J37]; ['Pivot Table - 10 (Level 3)'.$A$4:.$C$19]; 3; 0)" office:value-type="float" office:value="354.81">
            <text:p>354.81</text:p>
          </table:table-cell>
          <table:table-cell office:value-type="string">
            <text:p>Level-3</text:p>
          </table:table-cell>
          <table:table-cell/>
          <table:table-cell table:formula="of:=VALUE(RIGHT([.R37]; LEN([.R37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R37];[Lookup.$A$1:.$B$16]; 2; 0)"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formula="of:=VLOOKUP([.R37]; ['Pivot Table - 100 (Level 3)'.$A$4:.$C$19]; 2; 0)" office:value-type="float" office:value="383.73">
            <text:p>383.73</text:p>
          </table:table-cell>
          <table:table-cell table:formula="of:=VLOOKUP([.R37]; ['Pivot Table - 100 (Level 3)'.$A$4:.$C$19]; 3; 0)" office:value-type="float" office:value="380.8">
            <text:p>380.8</text:p>
          </table:table-cell>
          <table:table-cell office:value-type="string">
            <text:p>Level-3</text:p>
          </table:table-cell>
          <table:table-cell/>
          <table:table-cell table:formula="of:=VALUE(RIGHT([.Z37]; LEN([.Z37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VLOOKUP([.Z37];[Lookup.$A$1:.$B$16]; 2; 0)"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formula="of:=VLOOKUP([.Z37]; ['Pivot Table - 1000 (Level 3)'.$A$4:.$C$19]; 2; 0)" office:value-type="float" office:value="673.34">
            <text:p>673.34</text:p>
          </table:table-cell>
          <table:table-cell table:formula="of:=VLOOKUP([.Z37]; ['Pivot Table - 1000 (Level 3)'.$A$4:.$C$19]; 3; 0)" office:value-type="float" office:value="724.76">
            <text:p>724.76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8]; LEN([.B3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float" office:value="5.91">
            <text:p>5.91</text:p>
          </table:table-cell>
          <table:table-cell office:value-type="float" office:value="6.01">
            <text:p>6.01</text:p>
          </table:table-cell>
          <table:table-cell office:value-type="string">
            <text:p>Level-1</text:p>
          </table:table-cell>
          <table:table-cell/>
          <table:table-cell table:formula="of:=VALUE(RIGHT([.J38]; LEN([.J38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J38];[Lookup.$A$1:.$B$16]; 2; 0)"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J38]; ['Pivot Table - 10 (Level 3)'.$A$4:.$C$19]; 2; 0)" office:value-type="float" office:value="551.6">
            <text:p>551.6</text:p>
          </table:table-cell>
          <table:table-cell table:formula="of:=VLOOKUP([.J38]; ['Pivot Table - 10 (Level 3)'.$A$4:.$C$19]; 3; 0)" office:value-type="float" office:value="549.42">
            <text:p>549.42</text:p>
          </table:table-cell>
          <table:table-cell office:value-type="string">
            <text:p>Level-3</text:p>
          </table:table-cell>
          <table:table-cell/>
          <table:table-cell table:formula="of:=VALUE(RIGHT([.R38]; LEN([.R38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R38];[Lookup.$A$1:.$B$16]; 2; 0)"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formula="of:=VLOOKUP([.R38]; ['Pivot Table - 100 (Level 3)'.$A$4:.$C$19]; 2; 0)" office:value-type="float" office:value="597.5">
            <text:p>597.5</text:p>
          </table:table-cell>
          <table:table-cell table:formula="of:=VLOOKUP([.R38]; ['Pivot Table - 100 (Level 3)'.$A$4:.$C$19]; 3; 0)" office:value-type="float" office:value="597.66">
            <text:p>597.66</text:p>
          </table:table-cell>
          <table:table-cell office:value-type="string">
            <text:p>Level-3</text:p>
          </table:table-cell>
          <table:table-cell/>
          <table:table-cell table:formula="of:=VALUE(RIGHT([.Z38]; LEN([.Z38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VLOOKUP([.Z38];[Lookup.$A$1:.$B$16]; 2; 0)"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formula="of:=VLOOKUP([.Z38]; ['Pivot Table - 1000 (Level 3)'.$A$4:.$C$19]; 2; 0)" office:value-type="float" office:value="1239.35">
            <text:p>1239.35</text:p>
          </table:table-cell>
          <table:table-cell table:formula="of:=VLOOKUP([.Z38]; ['Pivot Table - 1000 (Level 3)'.$A$4:.$C$19]; 3; 0)" office:value-type="float" office:value="1402.34">
            <text:p>1402.34</text:p>
          </table:table-cell>
          <table:table-cell office:value-type="string">
            <text:p>Level-3</text:p>
          </table:table-cell>
        </table:table-row>
        <table:table-row table:style-name="ro2">
          <table:table-cell table:formula="of:=VALUE(RIGHT([.B39]; LEN([.B3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float" office:value="6.72">
            <text:p>6.72</text:p>
          </table:table-cell>
          <table:table-cell office:value-type="float" office:value="6.89">
            <text:p>6.89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0]; LEN([.B4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float" office:value="8.44">
            <text:p>8.44</text:p>
          </table:table-cell>
          <table:table-cell office:value-type="float" office:value="8.57">
            <text:p>8.57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1]; LEN([.B4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float" office:value="11.78">
            <text:p>11.78</text:p>
          </table:table-cell>
          <table:table-cell office:value-type="float" office:value="12.69">
            <text:p>12.69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2]; LEN([.B4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float" office:value="19.09">
            <text:p>19.09</text:p>
          </table:table-cell>
          <table:table-cell office:value-type="float" office:value="19.92">
            <text:p>19.92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3]; LEN([.B4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float" office:value="34.26">
            <text:p>34.26</text:p>
          </table:table-cell>
          <table:table-cell office:value-type="float" office:value="36.85">
            <text:p>36.85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4]; LEN([.B4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float" office:value="67.59">
            <text:p>67.59</text:p>
          </table:table-cell>
          <table:table-cell office:value-type="float" office:value="73.03">
            <text:p>73.03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5]; LEN([.B4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float" office:value="143.86">
            <text:p>143.86</text:p>
          </table:table-cell>
          <table:table-cell office:value-type="float" office:value="157.45">
            <text:p>157.45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6]; LEN([.B4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float" office:value="552.25">
            <text:p>552.25</text:p>
          </table:table-cell>
          <table:table-cell office:value-type="float" office:value="611.79">
            <text:p>611.79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7]; LEN([.B4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float" office:value="1827.78">
            <text:p>1827.78</text:p>
          </table:table-cell>
          <table:table-cell office:value-type="float" office:value="1976.55">
            <text:p>1976.55</text:p>
          </table:table-cell>
          <table:table-cell office:value-type="string">
            <text:p>Level-1</text:p>
          </table:table-cell>
          <table:table-cell table:number-columns-repeated="24"/>
        </table:table-row>
        <table:table-row table:style-name="ro2">
          <table:table-cell table:formula="of:=VALUE(RIGHT([.B48]; LEN([.B48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VLOOKUP([.B48]; ['Pivot Table - 10 (Level 3)'.$A$4:.$C$19]; 2; 0)" office:value-type="float" office:value="0.06">
            <text:p>0.06</text:p>
          </table:table-cell>
          <table:table-cell table:formula="of:=VLOOKUP([.B48]; ['Pivot Table - 10 (Level 3)'.$A$4:.$C$19]; 3; 0)" office:value-type="float" office:value="0.06">
            <text:p>0.0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49]; LEN([.B4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VLOOKUP([.B49]; ['Pivot Table - 10 (Level 3)'.$A$4:.$C$19]; 2; 0)" office:value-type="float" office:value="0.08">
            <text:p>0.08</text:p>
          </table:table-cell>
          <table:table-cell table:formula="of:=VLOOKUP([.B49]; ['Pivot Table - 10 (Level 3)'.$A$4:.$C$19]; 3; 0)" office:value-type="float" office:value="0.08">
            <text:p>0.08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50]; LEN([.B5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formula="of:=VLOOKUP([.B50]; ['Pivot Table - 10 (Level 3)'.$A$4:.$C$19]; 2; 0)" office:value-type="float" office:value="0.09">
            <text:p>0.09</text:p>
          </table:table-cell>
          <table:table-cell table:formula="of:=VLOOKUP([.B50]; ['Pivot Table - 10 (Level 3)'.$A$4:.$C$19]; 3; 0)" office:value-type="float" office:value="0.09">
            <text:p>0.0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51]; LEN([.B5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table:formula="of:=VLOOKUP([.B51]; ['Pivot Table - 10 (Level 3)'.$A$4:.$C$19]; 2; 0)" office:value-type="float" office:value="0.12">
            <text:p>0.12</text:p>
          </table:table-cell>
          <table:table-cell table:formula="of:=VLOOKUP([.B51]; ['Pivot Table - 10 (Level 3)'.$A$4:.$C$19]; 3; 0)" office:value-type="float" office:value="0.13">
            <text:p>0.13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52]; LEN([.B5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formula="of:=VLOOKUP([.B52]; ['Pivot Table - 10 (Level 3)'.$A$4:.$C$19]; 2; 0)" office:value-type="float" office:value="0.19">
            <text:p>0.19</text:p>
          </table:table-cell>
          <table:table-cell table:formula="of:=VLOOKUP([.B52]; ['Pivot Table - 10 (Level 3)'.$A$4:.$C$19]; 3; 0)" office:value-type="float" office:value="0.19">
            <text:p>0.1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53]; LEN([.B5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formula="of:=VLOOKUP([.B53]; ['Pivot Table - 10 (Level 3)'.$A$4:.$C$19]; 2; 0)" office:value-type="float" office:value="0.3">
            <text:p>0.3</text:p>
          </table:table-cell>
          <table:table-cell table:formula="of:=VLOOKUP([.B53]; ['Pivot Table - 10 (Level 3)'.$A$4:.$C$19]; 3; 0)" office:value-type="float" office:value="0.3">
            <text:p>0.3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54]; LEN([.B5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formula="of:=VLOOKUP([.B54]; ['Pivot Table - 10 (Level 3)'.$A$4:.$C$19]; 2; 0)" office:value-type="float" office:value="0.5">
            <text:p>0.5</text:p>
          </table:table-cell>
          <table:table-cell table:formula="of:=VLOOKUP([.B54]; ['Pivot Table - 10 (Level 3)'.$A$4:.$C$19]; 3; 0)" office:value-type="float" office:value="0.49">
            <text:p>0.4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55]; LEN([.B5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formula="of:=VLOOKUP([.B55]; ['Pivot Table - 10 (Level 3)'.$A$4:.$C$19]; 2; 0)" office:value-type="float" office:value="0.87">
            <text:p>0.87</text:p>
          </table:table-cell>
          <table:table-cell table:formula="of:=VLOOKUP([.B55]; ['Pivot Table - 10 (Level 3)'.$A$4:.$C$19]; 3; 0)" office:value-type="float" office:value="0.85">
            <text:p>0.85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56]; LEN([.B5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formula="of:=VLOOKUP([.B56]; ['Pivot Table - 10 (Level 3)'.$A$4:.$C$19]; 2; 0)" office:value-type="float" office:value="1.53">
            <text:p>1.53</text:p>
          </table:table-cell>
          <table:table-cell table:formula="of:=VLOOKUP([.B56]; ['Pivot Table - 10 (Level 3)'.$A$4:.$C$19]; 3; 0)" office:value-type="float" office:value="1.51">
            <text:p>1.5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57]; LEN([.B5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formula="of:=VLOOKUP([.B57]; ['Pivot Table - 10 (Level 3)'.$A$4:.$C$19]; 2; 0)" office:value-type="float" office:value="2.8">
            <text:p>2.8</text:p>
          </table:table-cell>
          <table:table-cell table:formula="of:=VLOOKUP([.B57]; ['Pivot Table - 10 (Level 3)'.$A$4:.$C$19]; 3; 0)" office:value-type="float" office:value="2.77">
            <text:p>2.77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58]; LEN([.B5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formula="of:=VLOOKUP([.B58]; ['Pivot Table - 10 (Level 3)'.$A$4:.$C$19]; 2; 0)" office:value-type="float" office:value="5.21">
            <text:p>5.21</text:p>
          </table:table-cell>
          <table:table-cell table:formula="of:=VLOOKUP([.B58]; ['Pivot Table - 10 (Level 3)'.$A$4:.$C$19]; 3; 0)" office:value-type="float" office:value="5.13">
            <text:p>5.13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59]; LEN([.B5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formula="of:=VLOOKUP([.B59]; ['Pivot Table - 10 (Level 3)'.$A$4:.$C$19]; 2; 0)" office:value-type="float" office:value="10.17">
            <text:p>10.17</text:p>
          </table:table-cell>
          <table:table-cell table:formula="of:=VLOOKUP([.B59]; ['Pivot Table - 10 (Level 3)'.$A$4:.$C$19]; 3; 0)" office:value-type="float" office:value="10.05">
            <text:p>10.05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0]; LEN([.B6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formula="of:=VLOOKUP([.B60]; ['Pivot Table - 10 (Level 3)'.$A$4:.$C$19]; 2; 0)" office:value-type="float" office:value="20.18">
            <text:p>20.18</text:p>
          </table:table-cell>
          <table:table-cell table:formula="of:=VLOOKUP([.B60]; ['Pivot Table - 10 (Level 3)'.$A$4:.$C$19]; 3; 0)" office:value-type="float" office:value="19.77">
            <text:p>19.77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1]; LEN([.B6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formula="of:=VLOOKUP([.B61]; ['Pivot Table - 10 (Level 3)'.$A$4:.$C$19]; 2; 0)" office:value-type="float" office:value="358.11">
            <text:p>358.11</text:p>
          </table:table-cell>
          <table:table-cell table:formula="of:=VLOOKUP([.B61]; ['Pivot Table - 10 (Level 3)'.$A$4:.$C$19]; 3; 0)" office:value-type="float" office:value="354.81">
            <text:p>354.8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2]; LEN([.B6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formula="of:=VLOOKUP([.B62]; ['Pivot Table - 10 (Level 3)'.$A$4:.$C$19]; 2; 0)" office:value-type="float" office:value="551.6">
            <text:p>551.6</text:p>
          </table:table-cell>
          <table:table-cell table:formula="of:=VLOOKUP([.B62]; ['Pivot Table - 10 (Level 3)'.$A$4:.$C$19]; 3; 0)" office:value-type="float" office:value="549.42">
            <text:p>549.4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3]; LEN([.B63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table:formula="of:=VLOOKUP([.B63]; ['Pivot Table - 100 (Level 3)'.$A$4:.$C$19]; 2; 0)" office:value-type="float" office:value="0.49">
            <text:p>0.49</text:p>
          </table:table-cell>
          <table:table-cell table:formula="of:=VLOOKUP([.B63]; ['Pivot Table - 100 (Level 3)'.$A$4:.$C$19]; 3; 0)" office:value-type="float" office:value="0.49">
            <text:p>0.4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4]; LEN([.B6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VLOOKUP([.B64]; ['Pivot Table - 100 (Level 3)'.$A$4:.$C$19]; 2; 0)" office:value-type="float" office:value="0.5">
            <text:p>0.5</text:p>
          </table:table-cell>
          <table:table-cell table:formula="of:=VLOOKUP([.B64]; ['Pivot Table - 100 (Level 3)'.$A$4:.$C$19]; 3; 0)" office:value-type="float" office:value="0.51">
            <text:p>0.5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5]; LEN([.B6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formula="of:=VLOOKUP([.B65]; ['Pivot Table - 100 (Level 3)'.$A$4:.$C$19]; 2; 0)" office:value-type="float" office:value="0.53">
            <text:p>0.53</text:p>
          </table:table-cell>
          <table:table-cell table:formula="of:=VLOOKUP([.B65]; ['Pivot Table - 100 (Level 3)'.$A$4:.$C$19]; 3; 0)" office:value-type="float" office:value="0.55">
            <text:p>0.55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6]; LEN([.B6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formula="of:=VLOOKUP([.B66]; ['Pivot Table - 100 (Level 3)'.$A$4:.$C$19]; 2; 0)" office:value-type="float" office:value="0.58">
            <text:p>0.58</text:p>
          </table:table-cell>
          <table:table-cell table:formula="of:=VLOOKUP([.B66]; ['Pivot Table - 100 (Level 3)'.$A$4:.$C$19]; 3; 0)" office:value-type="float" office:value="0.59">
            <text:p>0.5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7]; LEN([.B6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formula="of:=VLOOKUP([.B67]; ['Pivot Table - 100 (Level 3)'.$A$4:.$C$19]; 2; 0)" office:value-type="float" office:value="2.71">
            <text:p>2.71</text:p>
          </table:table-cell>
          <table:table-cell table:formula="of:=VLOOKUP([.B67]; ['Pivot Table - 100 (Level 3)'.$A$4:.$C$19]; 3; 0)" office:value-type="float" office:value="0.7">
            <text:p>0.7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8]; LEN([.B6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formula="of:=VLOOKUP([.B68]; ['Pivot Table - 100 (Level 3)'.$A$4:.$C$19]; 2; 0)" office:value-type="float" office:value="0.82">
            <text:p>0.82</text:p>
          </table:table-cell>
          <table:table-cell table:formula="of:=VLOOKUP([.B68]; ['Pivot Table - 100 (Level 3)'.$A$4:.$C$19]; 3; 0)" office:value-type="float" office:value="0.81">
            <text:p>0.8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69]; LEN([.B6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formula="of:=VLOOKUP([.B69]; ['Pivot Table - 100 (Level 3)'.$A$4:.$C$19]; 2; 0)" office:value-type="float" office:value="1.08">
            <text:p>1.08</text:p>
          </table:table-cell>
          <table:table-cell table:formula="of:=VLOOKUP([.B69]; ['Pivot Table - 100 (Level 3)'.$A$4:.$C$19]; 3; 0)" office:value-type="float" office:value="1.07">
            <text:p>1.07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0]; LEN([.B7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formula="of:=VLOOKUP([.B70]; ['Pivot Table - 100 (Level 3)'.$A$4:.$C$19]; 2; 0)" office:value-type="float" office:value="1.57">
            <text:p>1.57</text:p>
          </table:table-cell>
          <table:table-cell table:formula="of:=VLOOKUP([.B70]; ['Pivot Table - 100 (Level 3)'.$A$4:.$C$19]; 3; 0)" office:value-type="float" office:value="1.56">
            <text:p>1.5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1]; LEN([.B7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formula="of:=VLOOKUP([.B71]; ['Pivot Table - 100 (Level 3)'.$A$4:.$C$19]; 2; 0)" office:value-type="float" office:value="2.49">
            <text:p>2.49</text:p>
          </table:table-cell>
          <table:table-cell table:formula="of:=VLOOKUP([.B71]; ['Pivot Table - 100 (Level 3)'.$A$4:.$C$19]; 3; 0)" office:value-type="float" office:value="2.49">
            <text:p>2.4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2]; LEN([.B7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formula="of:=VLOOKUP([.B72]; ['Pivot Table - 100 (Level 3)'.$A$4:.$C$19]; 2; 0)" office:value-type="float" office:value="4.32">
            <text:p>4.32</text:p>
          </table:table-cell>
          <table:table-cell table:formula="of:=VLOOKUP([.B72]; ['Pivot Table - 100 (Level 3)'.$A$4:.$C$19]; 3; 0)" office:value-type="float" office:value="4.34">
            <text:p>4.34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3]; LEN([.B7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formula="of:=VLOOKUP([.B73]; ['Pivot Table - 100 (Level 3)'.$A$4:.$C$19]; 2; 0)" office:value-type="float" office:value="7.97">
            <text:p>7.97</text:p>
          </table:table-cell>
          <table:table-cell table:formula="of:=VLOOKUP([.B73]; ['Pivot Table - 100 (Level 3)'.$A$4:.$C$19]; 3; 0)" office:value-type="float" office:value="8">
            <text:p>8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4]; LEN([.B7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formula="of:=VLOOKUP([.B74]; ['Pivot Table - 100 (Level 3)'.$A$4:.$C$19]; 2; 0)" office:value-type="float" office:value="15.17">
            <text:p>15.17</text:p>
          </table:table-cell>
          <table:table-cell table:formula="of:=VLOOKUP([.B74]; ['Pivot Table - 100 (Level 3)'.$A$4:.$C$19]; 3; 0)" office:value-type="float" office:value="15.2">
            <text:p>15.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5]; LEN([.B7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formula="of:=VLOOKUP([.B75]; ['Pivot Table - 100 (Level 3)'.$A$4:.$C$19]; 2; 0)" office:value-type="float" office:value="29.88">
            <text:p>29.88</text:p>
          </table:table-cell>
          <table:table-cell table:formula="of:=VLOOKUP([.B75]; ['Pivot Table - 100 (Level 3)'.$A$4:.$C$19]; 3; 0)" office:value-type="float" office:value="29.92">
            <text:p>29.9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6]; LEN([.B7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formula="of:=VLOOKUP([.B76]; ['Pivot Table - 100 (Level 3)'.$A$4:.$C$19]; 2; 0)" office:value-type="float" office:value="383.73">
            <text:p>383.73</text:p>
          </table:table-cell>
          <table:table-cell table:formula="of:=VLOOKUP([.B76]; ['Pivot Table - 100 (Level 3)'.$A$4:.$C$19]; 3; 0)" office:value-type="float" office:value="380.8">
            <text:p>380.8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7]; LEN([.B7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formula="of:=VLOOKUP([.B77]; ['Pivot Table - 100 (Level 3)'.$A$4:.$C$19]; 2; 0)" office:value-type="float" office:value="597.5">
            <text:p>597.5</text:p>
          </table:table-cell>
          <table:table-cell table:formula="of:=VLOOKUP([.B77]; ['Pivot Table - 100 (Level 3)'.$A$4:.$C$19]; 3; 0)" office:value-type="float" office:value="597.66">
            <text:p>597.6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8]; LEN([.B78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VLOOKUP([.B78]; ['Pivot Table - 1000 (Level 3)'.$A$4:.$C$19]; 2; 0)" office:value-type="float" office:value="0.49">
            <text:p>0.49</text:p>
          </table:table-cell>
          <table:table-cell table:formula="of:=VLOOKUP([.B78]; ['Pivot Table - 1000 (Level 3)'.$A$4:.$C$19]; 3; 0)" office:value-type="float" office:value="0.49">
            <text:p>0.4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79]; LEN([.B7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formula="of:=VLOOKUP([.B79]; ['Pivot Table - 1000 (Level 3)'.$A$4:.$C$19]; 2; 0)" office:value-type="float" office:value="0.98">
            <text:p>0.98</text:p>
          </table:table-cell>
          <table:table-cell table:formula="of:=VLOOKUP([.B79]; ['Pivot Table - 1000 (Level 3)'.$A$4:.$C$19]; 3; 0)" office:value-type="float" office:value="0.99">
            <text:p>0.9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0]; LEN([.B8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formula="of:=VLOOKUP([.B80]; ['Pivot Table - 1000 (Level 3)'.$A$4:.$C$19]; 2; 0)" office:value-type="float" office:value="2.01">
            <text:p>2.01</text:p>
          </table:table-cell>
          <table:table-cell table:formula="of:=VLOOKUP([.B80]; ['Pivot Table - 1000 (Level 3)'.$A$4:.$C$19]; 3; 0)" office:value-type="float" office:value="2.03">
            <text:p>2.03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1]; LEN([.B8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VLOOKUP([.B81]; ['Pivot Table - 1000 (Level 3)'.$A$4:.$C$19]; 2; 0)" office:value-type="float" office:value="4.14">
            <text:p>4.14</text:p>
          </table:table-cell>
          <table:table-cell table:formula="of:=VLOOKUP([.B81]; ['Pivot Table - 1000 (Level 3)'.$A$4:.$C$19]; 3; 0)" office:value-type="float" office:value="4.28">
            <text:p>4.28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2]; LEN([.B8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formula="of:=VLOOKUP([.B82]; ['Pivot Table - 1000 (Level 3)'.$A$4:.$C$19]; 2; 0)" office:value-type="float" office:value="5.51">
            <text:p>5.51</text:p>
          </table:table-cell>
          <table:table-cell table:formula="of:=VLOOKUP([.B82]; ['Pivot Table - 1000 (Level 3)'.$A$4:.$C$19]; 3; 0)" office:value-type="float" office:value="3.44">
            <text:p>3.44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3]; LEN([.B8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formula="of:=VLOOKUP([.B83]; ['Pivot Table - 1000 (Level 3)'.$A$4:.$C$19]; 2; 0)" office:value-type="float" office:value="6.01">
            <text:p>6.01</text:p>
          </table:table-cell>
          <table:table-cell table:formula="of:=VLOOKUP([.B83]; ['Pivot Table - 1000 (Level 3)'.$A$4:.$C$19]; 3; 0)" office:value-type="float" office:value="6.12">
            <text:p>6.1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4]; LEN([.B8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formula="of:=VLOOKUP([.B84]; ['Pivot Table - 1000 (Level 3)'.$A$4:.$C$19]; 2; 0)" office:value-type="float" office:value="6.94">
            <text:p>6.94</text:p>
          </table:table-cell>
          <table:table-cell table:formula="of:=VLOOKUP([.B84]; ['Pivot Table - 1000 (Level 3)'.$A$4:.$C$19]; 3; 0)" office:value-type="float" office:value="7.02">
            <text:p>7.0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5]; LEN([.B8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formula="of:=VLOOKUP([.B85]; ['Pivot Table - 1000 (Level 3)'.$A$4:.$C$19]; 2; 0)" office:value-type="float" office:value="8.75">
            <text:p>8.75</text:p>
          </table:table-cell>
          <table:table-cell table:formula="of:=VLOOKUP([.B85]; ['Pivot Table - 1000 (Level 3)'.$A$4:.$C$19]; 3; 0)" office:value-type="float" office:value="8.89">
            <text:p>8.8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6]; LEN([.B8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formula="of:=VLOOKUP([.B86]; ['Pivot Table - 1000 (Level 3)'.$A$4:.$C$19]; 2; 0)" office:value-type="float" office:value="12.36">
            <text:p>12.36</text:p>
          </table:table-cell>
          <table:table-cell table:formula="of:=VLOOKUP([.B86]; ['Pivot Table - 1000 (Level 3)'.$A$4:.$C$19]; 3; 0)" office:value-type="float" office:value="13.2">
            <text:p>13.2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7]; LEN([.B8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formula="of:=VLOOKUP([.B87]; ['Pivot Table - 1000 (Level 3)'.$A$4:.$C$19]; 2; 0)" office:value-type="float" office:value="19.93">
            <text:p>19.93</text:p>
          </table:table-cell>
          <table:table-cell table:formula="of:=VLOOKUP([.B87]; ['Pivot Table - 1000 (Level 3)'.$A$4:.$C$19]; 3; 0)" office:value-type="float" office:value="20.99">
            <text:p>20.99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8]; LEN([.B8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formula="of:=VLOOKUP([.B88]; ['Pivot Table - 1000 (Level 3)'.$A$4:.$C$19]; 2; 0)" office:value-type="float" office:value="35.58">
            <text:p>35.58</text:p>
          </table:table-cell>
          <table:table-cell table:formula="of:=VLOOKUP([.B88]; ['Pivot Table - 1000 (Level 3)'.$A$4:.$C$19]; 3; 0)" office:value-type="float" office:value="37.96">
            <text:p>37.9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89]; LEN([.B8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formula="of:=VLOOKUP([.B89]; ['Pivot Table - 1000 (Level 3)'.$A$4:.$C$19]; 2; 0)" office:value-type="float" office:value="70.46">
            <text:p>70.46</text:p>
          </table:table-cell>
          <table:table-cell table:formula="of:=VLOOKUP([.B89]; ['Pivot Table - 1000 (Level 3)'.$A$4:.$C$19]; 3; 0)" office:value-type="float" office:value="74.83">
            <text:p>74.83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90]; LEN([.B9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formula="of:=VLOOKUP([.B90]; ['Pivot Table - 1000 (Level 3)'.$A$4:.$C$19]; 2; 0)" office:value-type="float" office:value="149.26">
            <text:p>149.26</text:p>
          </table:table-cell>
          <table:table-cell table:formula="of:=VLOOKUP([.B90]; ['Pivot Table - 1000 (Level 3)'.$A$4:.$C$19]; 3; 0)" office:value-type="float" office:value="160.21">
            <text:p>160.21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91]; LEN([.B9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formula="of:=VLOOKUP([.B91]; ['Pivot Table - 1000 (Level 3)'.$A$4:.$C$19]; 2; 0)" office:value-type="float" office:value="673.34">
            <text:p>673.34</text:p>
          </table:table-cell>
          <table:table-cell table:formula="of:=VLOOKUP([.B91]; ['Pivot Table - 1000 (Level 3)'.$A$4:.$C$19]; 3; 0)" office:value-type="float" office:value="724.76">
            <text:p>724.76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>
          <table:table-cell table:formula="of:=VALUE(RIGHT([.B92]; LEN([.B9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formula="of:=VLOOKUP([.B92]; ['Pivot Table - 1000 (Level 3)'.$A$4:.$C$19]; 2; 0)" office:value-type="float" office:value="1239.35">
            <text:p>1239.35</text:p>
          </table:table-cell>
          <table:table-cell table:formula="of:=VLOOKUP([.B92]; ['Pivot Table - 1000 (Level 3)'.$A$4:.$C$19]; 3; 0)" office:value-type="float" office:value="1402.34">
            <text:p>1402.34</text:p>
          </table:table-cell>
          <table:table-cell office:value-type="string">
            <text:p>Level-3</text:p>
          </table:table-cell>
          <table:table-cell table:number-columns-repeated="24"/>
        </table:table-row>
        <table:table-row table:style-name="ro2" table:number-rows-repeated="1048483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Lookup" table:style-name="ta1">
        <table:table-column table:style-name="co12" table:number-columns-repeated="2" table:default-cell-style-name="Default"/>
        <table:table-row table:style-name="ro2">
          <table:table-cell table:number-columns-repeated="2" office:value-type="string">
            <text:p>Workload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400">
            <text:p>6400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2800">
            <text:p>1280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5600">
            <text:p>25600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51200">
            <text:p>51200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02400">
            <text:p>102400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04800">
            <text:p>204800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409600">
            <text:p>409600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819200">
            <text:p>819200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638400">
            <text:p>1638400</text:p>
          </table:table-cell>
        </table:table-row>
      </table:table>
      <table:named-expressions/>
      <table:database-ranges>
        <table:database-range table:name="__Anonymous_Sheet_DB__12" table:target-range-address="'Staging Bay'.Q2:'Staging Bay'.V17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 - 10 (Level 1)'.A3:'Pivot Table - 10 (Level 1)'.C19" table:buttons="'Pivot Table - 10 (Level 1)'.A4 'Pivot Table - 10 (Level 1)'.B3" table:grand-total="none" table:show-filter-button="false" table:drill-down-on-double-click="false">
          <table:source-cell-range table:cell-range-address="'10 (Level 1)'.A1:'10 (Level 1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6" table:display="true" table:show-details="true"/>
                <table:data-pilot-member table:name="0.62" table:display="true" table:show-details="true"/>
                <table:data-pilot-member table:name="0.7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11" table:display="true" table:show-details="true"/>
                <table:data-pilot-member table:name="1.16" table:display="true" table:show-details="true"/>
                <table:data-pilot-member table:name="1.54" table:display="true" table:show-details="true"/>
                <table:data-pilot-member table:name="2.1" table:display="true" table:show-details="true"/>
                <table:data-pilot-member table:name="2.11" table:display="true" table:show-details="true"/>
                <table:data-pilot-member table:name="2.13" table:display="true" table:show-details="true"/>
                <table:data-pilot-member table:name="2.14" table:display="true" table:show-details="true"/>
                <table:data-pilot-member table:name="2.15" table:display="true" table:show-details="true"/>
                <table:data-pilot-member table:name="2.16" table:display="true" table:show-details="true"/>
                <table:data-pilot-member table:name="3.9" table:display="true" table:show-details="true"/>
                <table:data-pilot-member table:name="4.21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24" table:display="true" table:show-details="true"/>
                <table:data-pilot-member table:name="4.28" table:display="true" table:show-details="true"/>
                <table:data-pilot-member table:name="4.29" table:display="true" table:show-details="true"/>
                <table:data-pilot-member table:name="4.31" table:display="true" table:show-details="true"/>
                <table:data-pilot-member table:name="4.32" table:display="true" table:show-details="true"/>
                <table:data-pilot-member table:name="7.6" table:display="true" table:show-details="true"/>
                <table:data-pilot-member table:name="8.55" table:display="true" table:show-details="true"/>
                <table:data-pilot-member table:name="8.58" table:display="true" table:show-details="true"/>
                <table:data-pilot-member table:name="8.59" table:display="true" table:show-details="true"/>
                <table:data-pilot-member table:name="8.6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8.69" table:display="true" table:show-details="true"/>
                <table:data-pilot-member table:name="8.72" table:display="true" table:show-details="true"/>
                <table:data-pilot-member table:name="8.74" table:display="true" table:show-details="true"/>
                <table:data-pilot-member table:name="16.93" table:display="true" table:show-details="true"/>
                <table:data-pilot-member table:name="17.06" table:display="true" table:show-details="true"/>
                <table:data-pilot-member table:name="17.07" table:display="true" table:show-details="true"/>
                <table:data-pilot-member table:name="17.12" table:display="true" table:show-details="true"/>
                <table:data-pilot-member table:name="17.38" table:display="true" table:show-details="true"/>
                <table:data-pilot-member table:name="17.39" table:display="true" table:show-details="true"/>
                <table:data-pilot-member table:name="17.49" table:display="true" table:show-details="true"/>
                <table:data-pilot-member table:name="17.57" table:display="true" table:show-details="true"/>
                <table:data-pilot-member table:name="17.84" table:display="true" table:show-details="true"/>
                <table:data-pilot-member table:name="19.94" table:display="true" table:show-details="true"/>
                <table:data-pilot-member table:name="37.02" table:display="true" table:show-details="true"/>
                <table:data-pilot-member table:name="37.06" table:display="true" table:show-details="true"/>
                <table:data-pilot-member table:name="48.5" table:display="true" table:show-details="true"/>
                <table:data-pilot-member table:name="62.06" table:display="true" table:show-details="true"/>
                <table:data-pilot-member table:name="77.04" table:display="true" table:show-details="true"/>
                <table:data-pilot-member table:name="221.28" table:display="true" table:show-details="true"/>
                <table:data-pilot-member table:name="262.48" table:display="true" table:show-details="true"/>
                <table:data-pilot-member table:name="262.5" table:display="true" table:show-details="true"/>
                <table:data-pilot-member table:name="266.74" table:display="true" table:show-details="true"/>
                <table:data-pilot-member table:name="268.25" table:display="true" table:show-details="true"/>
                <table:data-pilot-member table:name="273.24" table:display="true" table:show-details="true"/>
                <table:data-pilot-member table:name="1266.52" table:display="true" table:show-details="true"/>
                <table:data-pilot-member table:name="1276.84" table:display="true" table:show-details="true"/>
                <table:data-pilot-member table:name="1324.43" table:display="true" table:show-details="true"/>
                <table:data-pilot-member table:name="1338.32" table:display="true" table:show-details="true"/>
                <table:data-pilot-member table:name="1338.65" table:display="true" table:show-details="true"/>
                <table:data-pilot-member table:name="1345.09" table:display="true" table:show-details="true"/>
                <table:data-pilot-member table:name="1345.58" table:display="true" table:show-details="true"/>
                <table:data-pilot-member table:name="1372.49" table:display="true" table:show-details="true"/>
                <table:data-pilot-member table:name="1379.07" table:display="true" table:show-details="true"/>
                <table:data-pilot-member table:name="1384.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100 (Level 1)'.A3:'Pivot Table - 100 (Level 1)'.C19" table:buttons="'Pivot Table - 100 (Level 1)'.A4 'Pivot Table - 100 (Level 1)'.B3" table:grand-total="none" table:ignore-empty-rows="true" table:show-filter-button="false" table:drill-down-on-double-click="false">
          <table:source-cell-range table:cell-range-address="'100 (Level 1)'.A1:'100 (Level 1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62" table:display="true" table:show-details="true"/>
                <table:data-pilot-member table:name="0.69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2" table:display="true" table:show-details="true"/>
                <table:data-pilot-member table:name="0.76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5" table:display="true" table:show-details="true"/>
                <table:data-pilot-member table:name="0.99" table:display="true" table:show-details="true"/>
                <table:data-pilot-member table:name="1.06" table:display="true" table:show-details="true"/>
                <table:data-pilot-member table:name="1.12" table:display="true" table:show-details="true"/>
                <table:data-pilot-member table:name="1.27" table:display="true" table:show-details="true"/>
                <table:data-pilot-member table:name="1.28" table:display="true" table:show-details="true"/>
                <table:data-pilot-member table:name="1.29" table:display="true" table:show-details="true"/>
                <table:data-pilot-member table:name="1.31" table:display="true" table:show-details="true"/>
                <table:data-pilot-member table:name="1.33" table:display="true" table:show-details="true"/>
                <table:data-pilot-member table:name="1.35" table:display="true" table:show-details="true"/>
                <table:data-pilot-member table:name="1.43" table:display="true" table:show-details="true"/>
                <table:data-pilot-member table:name="1.72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07" table:display="true" table:show-details="true"/>
                <table:data-pilot-member table:name="2.08" table:display="true" table:show-details="true"/>
                <table:data-pilot-member table:name="2.12" table:display="true" table:show-details="true"/>
                <table:data-pilot-member table:name="2.27" table:display="true" table:show-details="true"/>
                <table:data-pilot-member table:name="3.25" table:display="true" table:show-details="true"/>
                <table:data-pilot-member table:name="3.67" table:display="true" table:show-details="true"/>
                <table:data-pilot-member table:name="3.68" table:display="true" table:show-details="true"/>
                <table:data-pilot-member table:name="3.7" table:display="true" table:show-details="true"/>
                <table:data-pilot-member table:name="3.71" table:display="true" table:show-details="true"/>
                <table:data-pilot-member table:name="3.73" table:display="true" table:show-details="true"/>
                <table:data-pilot-member table:name="5.97" table:display="true" table:show-details="true"/>
                <table:data-pilot-member table:name="6.91" table:display="true" table:show-details="true"/>
                <table:data-pilot-member table:name="6.94" table:display="true" table:show-details="true"/>
                <table:data-pilot-member table:name="6.96" table:display="true" table:show-details="true"/>
                <table:data-pilot-member table:name="6.98" table:display="true" table:show-details="true"/>
                <table:data-pilot-member table:name="6.99" table:display="true" table:show-details="true"/>
                <table:data-pilot-member table:name="7.01" table:display="true" table:show-details="true"/>
                <table:data-pilot-member table:name="7.04" table:display="true" table:show-details="true"/>
                <table:data-pilot-member table:name="10.73" table:display="true" table:show-details="true"/>
                <table:data-pilot-member table:name="13.7" table:display="true" table:show-details="true"/>
                <table:data-pilot-member table:name="13.78" table:display="true" table:show-details="true"/>
                <table:data-pilot-member table:name="13.86" table:display="true" table:show-details="true"/>
                <table:data-pilot-member table:name="13.88" table:display="true" table:show-details="true"/>
                <table:data-pilot-member table:name="13.92" table:display="true" table:show-details="true"/>
                <table:data-pilot-member table:name="13.93" table:display="true" table:show-details="true"/>
                <table:data-pilot-member table:name="14.01" table:display="true" table:show-details="true"/>
                <table:data-pilot-member table:name="14.4" table:display="true" table:show-details="true"/>
                <table:data-pilot-member table:name="25.85" table:display="true" table:show-details="true"/>
                <table:data-pilot-member table:name="27.38" table:display="true" table:show-details="true"/>
                <table:data-pilot-member table:name="27.4" table:display="true" table:show-details="true"/>
                <table:data-pilot-member table:name="27.48" table:display="true" table:show-details="true"/>
                <table:data-pilot-member table:name="27.51" table:display="true" table:show-details="true"/>
                <table:data-pilot-member table:name="27.57" table:display="true" table:show-details="true"/>
                <table:data-pilot-member table:name="27.62" table:display="true" table:show-details="true"/>
                <table:data-pilot-member table:name="27.71" table:display="true" table:show-details="true"/>
                <table:data-pilot-member table:name="27.74" table:display="true" table:show-details="true"/>
                <table:data-pilot-member table:name="28.13" table:display="true" table:show-details="true"/>
                <table:data-pilot-member table:name="57" table:display="true" table:show-details="true"/>
                <table:data-pilot-member table:name="57.02" table:display="true" table:show-details="true"/>
                <table:data-pilot-member table:name="57.08" table:display="true" table:show-details="true"/>
                <table:data-pilot-member table:name="57.25" table:display="true" table:show-details="true"/>
                <table:data-pilot-member table:name="57.33" table:display="true" table:show-details="true"/>
                <table:data-pilot-member table:name="57.65" table:display="true" table:show-details="true"/>
                <table:data-pilot-member table:name="57.83" table:display="true" table:show-details="true"/>
                <table:data-pilot-member table:name="78.42" table:display="true" table:show-details="true"/>
                <table:data-pilot-member table:name="88.47" table:display="true" table:show-details="true"/>
                <table:data-pilot-member table:name="162.71" table:display="true" table:show-details="true"/>
                <table:data-pilot-member table:name="288.95" table:display="true" table:show-details="true"/>
                <table:data-pilot-member table:name="1096.86" table:display="true" table:show-details="true"/>
                <table:data-pilot-member table:name="1136.13" table:display="true" table:show-details="true"/>
                <table:data-pilot-member table:name="1145.49" table:display="true" table:show-details="true"/>
                <table:data-pilot-member table:name="1157.07" table:display="true" table:show-details="true"/>
                <table:data-pilot-member table:name="1165.32" table:display="true" table:show-details="true"/>
                <table:data-pilot-member table:name="1177.48" table:display="true" table:show-details="true"/>
                <table:data-pilot-member table:name="1179.88" table:display="true" table:show-details="true"/>
                <table:data-pilot-member table:name="1182.75" table:display="true" table:show-details="true"/>
                <table:data-pilot-member table:name="1196" table:display="true" table:show-details="true"/>
                <table:data-pilot-member table:name="1196.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 - 1000 (Level 1)'.A3:'Pivot Table - 1000 (Level 1)'.C19" table:buttons="'Pivot Table - 1000 (Level 1)'.A4 'Pivot Table - 1000 (Level 1)'.B3" table:grand-total="none" table:show-filter-button="false" table:drill-down-on-double-click="false">
          <table:source-cell-range table:cell-range-address="'1000 (Level 1)'.A1:'1000 (Level 1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9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.1" table:display="true" table:show-details="true"/>
                <table:data-pilot-member table:name="1.66" table:display="true" table:show-details="true"/>
                <table:data-pilot-member table:name="1.98" table:display="true" table:show-details="true"/>
                <table:data-pilot-member table:name="2.01" table:display="true" table:show-details="true"/>
                <table:data-pilot-member table:name="2.02" table:display="true" table:show-details="true"/>
                <table:data-pilot-member table:name="2.42" table:display="true" table:show-details="true"/>
                <table:data-pilot-member table:name="3.39" table:display="true" table:show-details="true"/>
                <table:data-pilot-member table:name="3.4" table:display="true" table:show-details="true"/>
                <table:data-pilot-member table:name="3.41" table:display="true" table:show-details="true"/>
                <table:data-pilot-member table:name="3.42" table:display="true" table:show-details="true"/>
                <table:data-pilot-member table:name="3.97" table:display="true" table:show-details="true"/>
                <table:data-pilot-member table:name="4.08" table:display="true" table:show-details="true"/>
                <table:data-pilot-member table:name="4.2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2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76" table:display="true" table:show-details="true"/>
                <table:data-pilot-member table:name="5.41" table:display="true" table:show-details="true"/>
                <table:data-pilot-member table:name="5.43" table:display="true" table:show-details="true"/>
                <table:data-pilot-member table:name="5.45" table:display="true" table:show-details="true"/>
                <table:data-pilot-member table:name="5.47" table:display="true" table:show-details="true"/>
                <table:data-pilot-member table:name="5.91" table:display="true" table:show-details="true"/>
                <table:data-pilot-member table:name="5.94" table:display="true" table:show-details="true"/>
                <table:data-pilot-member table:name="5.95" table:display="true" table:show-details="true"/>
                <table:data-pilot-member table:name="5.96" table:display="true" table:show-details="true"/>
                <table:data-pilot-member table:name="6.01" table:display="true" table:show-details="true"/>
                <table:data-pilot-member table:name="6.02" table:display="true" table:show-details="true"/>
                <table:data-pilot-member table:name="6.03" table:display="true" table:show-details="true"/>
                <table:data-pilot-member table:name="6.05" table:display="true" table:show-details="true"/>
                <table:data-pilot-member table:name="6.14" table:display="true" table:show-details="true"/>
                <table:data-pilot-member table:name="6.5" table:display="true" table:show-details="true"/>
                <table:data-pilot-member table:name="6.72" table:display="true" table:show-details="true"/>
                <table:data-pilot-member table:name="6.74" table:display="true" table:show-details="true"/>
                <table:data-pilot-member table:name="6.76" table:display="true" table:show-details="true"/>
                <table:data-pilot-member table:name="6.77" table:display="true" table:show-details="true"/>
                <table:data-pilot-member table:name="6.89" table:display="true" table:show-details="true"/>
                <table:data-pilot-member table:name="6.91" table:display="true" table:show-details="true"/>
                <table:data-pilot-member table:name="6.93" table:display="true" table:show-details="true"/>
                <table:data-pilot-member table:name="6.98" table:display="true" table:show-details="true"/>
                <table:data-pilot-member table:name="7.45" table:display="true" table:show-details="true"/>
                <table:data-pilot-member table:name="7.62" table:display="true" table:show-details="true"/>
                <table:data-pilot-member table:name="8.36" table:display="true" table:show-details="true"/>
                <table:data-pilot-member table:name="8.44" table:display="true" table:show-details="true"/>
                <table:data-pilot-member table:name="8.5" table:display="true" table:show-details="true"/>
                <table:data-pilot-member table:name="8.53" table:display="true" table:show-details="true"/>
                <table:data-pilot-member table:name="8.57" table:display="true" table:show-details="true"/>
                <table:data-pilot-member table:name="8.58" table:display="true" table:show-details="true"/>
                <table:data-pilot-member table:name="8.6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8.98" table:display="true" table:show-details="true"/>
                <table:data-pilot-member table:name="10.38" table:display="true" table:show-details="true"/>
                <table:data-pilot-member table:name="11.78" table:display="true" table:show-details="true"/>
                <table:data-pilot-member table:name="12.1" table:display="true" table:show-details="true"/>
                <table:data-pilot-member table:name="12.16" table:display="true" table:show-details="true"/>
                <table:data-pilot-member table:name="12.21" table:display="true" table:show-details="true"/>
                <table:data-pilot-member table:name="12.69" table:display="true" table:show-details="true"/>
                <table:data-pilot-member table:name="12.75" table:display="true" table:show-details="true"/>
                <table:data-pilot-member table:name="12.84" table:display="true" table:show-details="true"/>
                <table:data-pilot-member table:name="12.91" table:display="true" table:show-details="true"/>
                <table:data-pilot-member table:name="13.22" table:display="true" table:show-details="true"/>
                <table:data-pilot-member table:name="14.81" table:display="true" table:show-details="true"/>
                <table:data-pilot-member table:name="19.09" table:display="true" table:show-details="true"/>
                <table:data-pilot-member table:name="19.57" table:display="true" table:show-details="true"/>
                <table:data-pilot-member table:name="19.63" table:display="true" table:show-details="true"/>
                <table:data-pilot-member table:name="19.86" table:display="true" table:show-details="true"/>
                <table:data-pilot-member table:name="19.92" table:display="true" table:show-details="true"/>
                <table:data-pilot-member table:name="20.06" table:display="true" table:show-details="true"/>
                <table:data-pilot-member table:name="20.2" table:display="true" table:show-details="true"/>
                <table:data-pilot-member table:name="20.42" table:display="true" table:show-details="true"/>
                <table:data-pilot-member table:name="21.37" table:display="true" table:show-details="true"/>
                <table:data-pilot-member table:name="22.39" table:display="true" table:show-details="true"/>
                <table:data-pilot-member table:name="34.26" table:display="true" table:show-details="true"/>
                <table:data-pilot-member table:name="35.27" table:display="true" table:show-details="true"/>
                <table:data-pilot-member table:name="35.3" table:display="true" table:show-details="true"/>
                <table:data-pilot-member table:name="35.7" table:display="true" table:show-details="true"/>
                <table:data-pilot-member table:name="36.85" table:display="true" table:show-details="true"/>
                <table:data-pilot-member table:name="37.07" table:display="true" table:show-details="true"/>
                <table:data-pilot-member table:name="37.12" table:display="true" table:show-details="true"/>
                <table:data-pilot-member table:name="37.44" table:display="true" table:show-details="true"/>
                <table:data-pilot-member table:name="37.9" table:display="true" table:show-details="true"/>
                <table:data-pilot-member table:name="38.07" table:display="true" table:show-details="true"/>
                <table:data-pilot-member table:name="67.59" table:display="true" table:show-details="true"/>
                <table:data-pilot-member table:name="68.89" table:display="true" table:show-details="true"/>
                <table:data-pilot-member table:name="70.18" table:display="true" table:show-details="true"/>
                <table:data-pilot-member table:name="70.98" table:display="true" table:show-details="true"/>
                <table:data-pilot-member table:name="73.03" table:display="true" table:show-details="true"/>
                <table:data-pilot-member table:name="73.91" table:display="true" table:show-details="true"/>
                <table:data-pilot-member table:name="75.08" table:display="true" table:show-details="true"/>
                <table:data-pilot-member table:name="75.59" table:display="true" table:show-details="true"/>
                <table:data-pilot-member table:name="75.68" table:display="true" table:show-details="true"/>
                <table:data-pilot-member table:name="79.33" table:display="true" table:show-details="true"/>
                <table:data-pilot-member table:name="143.86" table:display="true" table:show-details="true"/>
                <table:data-pilot-member table:name="147.2" table:display="true" table:show-details="true"/>
                <table:data-pilot-member table:name="148.54" table:display="true" table:show-details="true"/>
                <table:data-pilot-member table:name="152.15" table:display="true" table:show-details="true"/>
                <table:data-pilot-member table:name="157.45" table:display="true" table:show-details="true"/>
                <table:data-pilot-member table:name="158.36" table:display="true" table:show-details="true"/>
                <table:data-pilot-member table:name="163.55" table:display="true" table:show-details="true"/>
                <table:data-pilot-member table:name="164.97" table:display="true" table:show-details="true"/>
                <table:data-pilot-member table:name="166.2" table:display="true" table:show-details="true"/>
                <table:data-pilot-member table:name="206.29" table:display="true" table:show-details="true"/>
                <table:data-pilot-member table:name="552.25" table:display="true" table:show-details="true"/>
                <table:data-pilot-member table:name="570.45" table:display="true" table:show-details="true"/>
                <table:data-pilot-member table:name="570.89" table:display="true" table:show-details="true"/>
                <table:data-pilot-member table:name="589.31" table:display="true" table:show-details="true"/>
                <table:data-pilot-member table:name="604.93" table:display="true" table:show-details="true"/>
                <table:data-pilot-member table:name="611.79" table:display="true" table:show-details="true"/>
                <table:data-pilot-member table:name="626.24" table:display="true" table:show-details="true"/>
                <table:data-pilot-member table:name="630.42" table:display="true" table:show-details="true"/>
                <table:data-pilot-member table:name="650.23" table:display="true" table:show-details="true"/>
                <table:data-pilot-member table:name="658.95" table:display="true" table:show-details="true"/>
                <table:data-pilot-member table:name="1827.78" table:display="true" table:show-details="true"/>
                <table:data-pilot-member table:name="1831.77" table:display="true" table:show-details="true"/>
                <table:data-pilot-member table:name="1843.01" table:display="true" table:show-details="true"/>
                <table:data-pilot-member table:name="1912" table:display="true" table:show-details="true"/>
                <table:data-pilot-member table:name="1924.74" table:display="true" table:show-details="true"/>
                <table:data-pilot-member table:name="1976.55" table:display="true" table:show-details="true"/>
                <table:data-pilot-member table:name="1977.82" table:display="true" table:show-details="true"/>
                <table:data-pilot-member table:name="1981.67" table:display="true" table:show-details="true"/>
                <table:data-pilot-member table:name="1988.65" table:display="true" table:show-details="true"/>
                <table:data-pilot-member table:name="2022.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 - 10 (Level 3)'.A3:'Pivot Table - 10 (Level 3)'.C19" table:buttons="'Pivot Table - 10 (Level 3)'.A4 'Pivot Table - 10 (Level 3)'.B3" table:grand-total="none" table:show-filter-button="false" table:drill-down-on-double-click="false">
          <table:source-cell-range table:cell-range-address="'10 (Level 3)'.A1:'10 (Level 3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6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71" table:display="true" table:show-details="true"/>
                <table:data-pilot-member table:name="0.85" table:display="true" table:show-details="true"/>
                <table:data-pilot-member table:name="0.86" table:display="true" table:show-details="true"/>
                <table:data-pilot-member table:name="0.87" table:display="true" table:show-details="true"/>
                <table:data-pilot-member table:name="1.09" table:display="true" table:show-details="true"/>
                <table:data-pilot-member table:name="1.17" table:display="true" table:show-details="true"/>
                <table:data-pilot-member table:name="1.25" table:display="true" table:show-details="true"/>
                <table:data-pilot-member table:name="1.51" table:display="true" table:show-details="true"/>
                <table:data-pilot-member table:name="1.52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71" table:display="true" table:show-details="true"/>
                <table:data-pilot-member table:name="2.65" table:display="true" table:show-details="true"/>
                <table:data-pilot-member table:name="2.77" table:display="true" table:show-details="true"/>
                <table:data-pilot-member table:name="2.78" table:display="true" table:show-details="true"/>
                <table:data-pilot-member table:name="2.8" table:display="true" table:show-details="true"/>
                <table:data-pilot-member table:name="2.81" table:display="true" table:show-details="true"/>
                <table:data-pilot-member table:name="5.13" table:display="true" table:show-details="true"/>
                <table:data-pilot-member table:name="5.14" table:display="true" table:show-details="true"/>
                <table:data-pilot-member table:name="5.17" table:display="true" table:show-details="true"/>
                <table:data-pilot-member table:name="5.21" table:display="true" table:show-details="true"/>
                <table:data-pilot-member table:name="5.22" table:display="true" table:show-details="true"/>
                <table:data-pilot-member table:name="5.23" table:display="true" table:show-details="true"/>
                <table:data-pilot-member table:name="5.26" table:display="true" table:show-details="true"/>
                <table:data-pilot-member table:name="6.02" table:display="true" table:show-details="true"/>
                <table:data-pilot-member table:name="9.24" table:display="true" table:show-details="true"/>
                <table:data-pilot-member table:name="10.05" table:display="true" table:show-details="true"/>
                <table:data-pilot-member table:name="10.08" table:display="true" table:show-details="true"/>
                <table:data-pilot-member table:name="10.17" table:display="true" table:show-details="true"/>
                <table:data-pilot-member table:name="10.2" table:display="true" table:show-details="true"/>
                <table:data-pilot-member table:name="10.21" table:display="true" table:show-details="true"/>
                <table:data-pilot-member table:name="10.91" table:display="true" table:show-details="true"/>
                <table:data-pilot-member table:name="15.53" table:display="true" table:show-details="true"/>
                <table:data-pilot-member table:name="17.12" table:display="true" table:show-details="true"/>
                <table:data-pilot-member table:name="19.77" table:display="true" table:show-details="true"/>
                <table:data-pilot-member table:name="19.83" table:display="true" table:show-details="true"/>
                <table:data-pilot-member table:name="19.84" table:display="true" table:show-details="true"/>
                <table:data-pilot-member table:name="19.89" table:display="true" table:show-details="true"/>
                <table:data-pilot-member table:name="20.03" table:display="true" table:show-details="true"/>
                <table:data-pilot-member table:name="20.18" table:display="true" table:show-details="true"/>
                <table:data-pilot-member table:name="20.21" table:display="true" table:show-details="true"/>
                <table:data-pilot-member table:name="20.22" table:display="true" table:show-details="true"/>
                <table:data-pilot-member table:name="21.55" table:display="true" table:show-details="true"/>
                <table:data-pilot-member table:name="21.57" table:display="true" table:show-details="true"/>
                <table:data-pilot-member table:name="56.03" table:display="true" table:show-details="true"/>
                <table:data-pilot-member table:name="151.45" table:display="true" table:show-details="true"/>
                <table:data-pilot-member table:name="189.29" table:display="true" table:show-details="true"/>
                <table:data-pilot-member table:name="354.81" table:display="true" table:show-details="true"/>
                <table:data-pilot-member table:name="355.91" table:display="true" table:show-details="true"/>
                <table:data-pilot-member table:name="358.11" table:display="true" table:show-details="true"/>
                <table:data-pilot-member table:name="358.49" table:display="true" table:show-details="true"/>
                <table:data-pilot-member table:name="359.07" table:display="true" table:show-details="true"/>
                <table:data-pilot-member table:name="359.25" table:display="true" table:show-details="true"/>
                <table:data-pilot-member table:name="359.55" table:display="true" table:show-details="true"/>
                <table:data-pilot-member table:name="359.94" table:display="true" table:show-details="true"/>
                <table:data-pilot-member table:name="361.32" table:display="true" table:show-details="true"/>
                <table:data-pilot-member table:name="362" table:display="true" table:show-details="true"/>
                <table:data-pilot-member table:name="549.42" table:display="true" table:show-details="true"/>
                <table:data-pilot-member table:name="550.39" table:display="true" table:show-details="true"/>
                <table:data-pilot-member table:name="551.28" table:display="true" table:show-details="true"/>
                <table:data-pilot-member table:name="551.6" table:display="true" table:show-details="true"/>
                <table:data-pilot-member table:name="552.05" table:display="true" table:show-details="true"/>
                <table:data-pilot-member table:name="552.26" table:display="true" table:show-details="true"/>
                <table:data-pilot-member table:name="553.37" table:display="true" table:show-details="true"/>
                <table:data-pilot-member table:name="553.86" table:display="true" table:show-details="true"/>
                <table:data-pilot-member table:name="554.39" table:display="true" table:show-details="true"/>
                <table:data-pilot-member table:name="555.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Pivot Table - 100 (Level 3)'.A3:'Pivot Table - 100 (Level 3)'.C19" table:buttons="'Pivot Table - 100 (Level 3)'.A4 'Pivot Table - 100 (Level 3)'.B3" table:grand-total="none" table:show-filter-button="false" table:drill-down-on-double-click="false">
          <table:source-cell-range table:cell-range-address="'100 (Level 3)'.A1:'100 (Level 3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8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4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83" table:display="true" table:show-details="true"/>
                <table:data-pilot-member table:name="0.84" table:display="true" table:show-details="true"/>
                <table:data-pilot-member table:name="0.99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3" table:display="true" table:show-details="true"/>
                <table:data-pilot-member table:name="1.56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6" table:display="true" table:show-details="true"/>
                <table:data-pilot-member table:name="1.63" table:display="true" table:show-details="true"/>
                <table:data-pilot-member table:name="1.65" table:display="true" table:show-details="true"/>
                <table:data-pilot-member table:name="1.79" table:display="true" table:show-details="true"/>
                <table:data-pilot-member table:name="1.81" table:display="true" table:show-details="true"/>
                <table:data-pilot-member table:name="2.08" table:display="true" table:show-details="true"/>
                <table:data-pilot-member table:name="2.49" table:display="true" table:show-details="true"/>
                <table:data-pilot-member table:name="2.5" table:display="true" table:show-details="true"/>
                <table:data-pilot-member table:name="2.51" table:display="true" table:show-details="true"/>
                <table:data-pilot-member table:name="2.52" table:display="true" table:show-details="true"/>
                <table:data-pilot-member table:name="2.53" table:display="true" table:show-details="true"/>
                <table:data-pilot-member table:name="2.63" table:display="true" table:show-details="true"/>
                <table:data-pilot-member table:name="2.71" table:display="true" table:show-details="true"/>
                <table:data-pilot-member table:name="2.75" table:display="true" table:show-details="true"/>
                <table:data-pilot-member table:name="2.77" table:display="true" table:show-details="true"/>
                <table:data-pilot-member table:name="3.16" table:display="true" table:show-details="true"/>
                <table:data-pilot-member table:name="4.32" table:display="true" table:show-details="true"/>
                <table:data-pilot-member table:name="4.34" table:display="true" table:show-details="true"/>
                <table:data-pilot-member table:name="4.35" table:display="true" table:show-details="true"/>
                <table:data-pilot-member table:name="4.36" table:display="true" table:show-details="true"/>
                <table:data-pilot-member table:name="4.37" table:display="true" table:show-details="true"/>
                <table:data-pilot-member table:name="4.4" table:display="true" table:show-details="true"/>
                <table:data-pilot-member table:name="4.41" table:display="true" table:show-details="true"/>
                <table:data-pilot-member table:name="6.14" table:display="true" table:show-details="true"/>
                <table:data-pilot-member table:name="6.79" table:display="true" table:show-details="true"/>
                <table:data-pilot-member table:name="7.97" table:display="true" table:show-details="true"/>
                <table:data-pilot-member table:name="7.99" table:display="true" table:show-details="true"/>
                <table:data-pilot-member table:name="8" table:display="true" table:show-details="true"/>
                <table:data-pilot-member table:name="8.02" table:display="true" table:show-details="true"/>
                <table:data-pilot-member table:name="8.37" table:display="true" table:show-details="true"/>
                <table:data-pilot-member table:name="9.59" table:display="true" table:show-details="true"/>
                <table:data-pilot-member table:name="15.17" table:display="true" table:show-details="true"/>
                <table:data-pilot-member table:name="15.18" table:display="true" table:show-details="true"/>
                <table:data-pilot-member table:name="15.2" table:display="true" table:show-details="true"/>
                <table:data-pilot-member table:name="15.27" table:display="true" table:show-details="true"/>
                <table:data-pilot-member table:name="15.37" table:display="true" table:show-details="true"/>
                <table:data-pilot-member table:name="15.39" table:display="true" table:show-details="true"/>
                <table:data-pilot-member table:name="15.4" table:display="true" table:show-details="true"/>
                <table:data-pilot-member table:name="15.45" table:display="true" table:show-details="true"/>
                <table:data-pilot-member table:name="15.88" table:display="true" table:show-details="true"/>
                <table:data-pilot-member table:name="20.38" table:display="true" table:show-details="true"/>
                <table:data-pilot-member table:name="21.96" table:display="true" table:show-details="true"/>
                <table:data-pilot-member table:name="23.75" table:display="true" table:show-details="true"/>
                <table:data-pilot-member table:name="29.88" table:display="true" table:show-details="true"/>
                <table:data-pilot-member table:name="29.91" table:display="true" table:show-details="true"/>
                <table:data-pilot-member table:name="29.92" table:display="true" table:show-details="true"/>
                <table:data-pilot-member table:name="30.02" table:display="true" table:show-details="true"/>
                <table:data-pilot-member table:name="30.08" table:display="true" table:show-details="true"/>
                <table:data-pilot-member table:name="30.09" table:display="true" table:show-details="true"/>
                <table:data-pilot-member table:name="30.16" table:display="true" table:show-details="true"/>
                <table:data-pilot-member table:name="30.23" table:display="true" table:show-details="true"/>
                <table:data-pilot-member table:name="31.25" table:display="true" table:show-details="true"/>
                <table:data-pilot-member table:name="64.71" table:display="true" table:show-details="true"/>
                <table:data-pilot-member table:name="170.06" table:display="true" table:show-details="true"/>
                <table:data-pilot-member table:name="217.07" table:display="true" table:show-details="true"/>
                <table:data-pilot-member table:name="380.8" table:display="true" table:show-details="true"/>
                <table:data-pilot-member table:name="383.73" table:display="true" table:show-details="true"/>
                <table:data-pilot-member table:name="384.19" table:display="true" table:show-details="true"/>
                <table:data-pilot-member table:name="384.65" table:display="true" table:show-details="true"/>
                <table:data-pilot-member table:name="385.31" table:display="true" table:show-details="true"/>
                <table:data-pilot-member table:name="385.41" table:display="true" table:show-details="true"/>
                <table:data-pilot-member table:name="385.94" table:display="true" table:show-details="true"/>
                <table:data-pilot-member table:name="387.79" table:display="true" table:show-details="true"/>
                <table:data-pilot-member table:name="389.99" table:display="true" table:show-details="true"/>
                <table:data-pilot-member table:name="411.29" table:display="true" table:show-details="true"/>
                <table:data-pilot-member table:name="597.5" table:display="true" table:show-details="true"/>
                <table:data-pilot-member table:name="597.66" table:display="true" table:show-details="true"/>
                <table:data-pilot-member table:name="598.81" table:display="true" table:show-details="true"/>
                <table:data-pilot-member table:name="598.85" table:display="true" table:show-details="true"/>
                <table:data-pilot-member table:name="598.98" table:display="true" table:show-details="true"/>
                <table:data-pilot-member table:name="600.1" table:display="true" table:show-details="true"/>
                <table:data-pilot-member table:name="602.18" table:display="true" table:show-details="true"/>
                <table:data-pilot-member table:name="606.2" table:display="true" table:show-details="true"/>
                <table:data-pilot-member table:name="607.72" table:display="true" table:show-details="true"/>
                <table:data-pilot-member table:name="619.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Pivot Table - 1000 (Level 3)'.A3:'Pivot Table - 1000 (Level 3)'.C19" table:buttons="'Pivot Table - 1000 (Level 3)'.A4 'Pivot Table - 1000 (Level 3)'.B3" table:grand-total="none" table:show-filter-button="false" table:drill-down-on-double-click="false">
          <table:source-cell-range table:cell-range-address="'1000 (Level 3)'.A1:'1000 (Level 3)'.L15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9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73" table:display="true" table:show-details="true"/>
                <table:data-pilot-member table:name="2.01" table:display="true" table:show-details="true"/>
                <table:data-pilot-member table:name="2.03" table:display="true" table:show-details="true"/>
                <table:data-pilot-member table:name="2.04" table:display="true" table:show-details="true"/>
                <table:data-pilot-member table:name="2.44" table:display="true" table:show-details="true"/>
                <table:data-pilot-member table:name="3.44" table:display="true" table:show-details="true"/>
                <table:data-pilot-member table:name="3.49" table:display="true" table:show-details="true"/>
                <table:data-pilot-member table:name="3.5" table:display="true" table:show-details="true"/>
                <table:data-pilot-member table:name="3.82" table:display="true" table:show-details="true"/>
                <table:data-pilot-member table:name="4.1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28" table:display="true" table:show-details="true"/>
                <table:data-pilot-member table:name="4.29" table:display="true" table:show-details="true"/>
                <table:data-pilot-member table:name="4.47" table:display="true" table:show-details="true"/>
                <table:data-pilot-member table:name="5.51" table:display="true" table:show-details="true"/>
                <table:data-pilot-member table:name="5.52" table:display="true" table:show-details="true"/>
                <table:data-pilot-member table:name="5.53" table:display="true" table:show-details="true"/>
                <table:data-pilot-member table:name="5.55" table:display="true" table:show-details="true"/>
                <table:data-pilot-member table:name="6.01" table:display="true" table:show-details="true"/>
                <table:data-pilot-member table:name="6.03" table:display="true" table:show-details="true"/>
                <table:data-pilot-member table:name="6.06" table:display="true" table:show-details="true"/>
                <table:data-pilot-member table:name="6.12" table:display="true" table:show-details="true"/>
                <table:data-pilot-member table:name="6.13" table:display="true" table:show-details="true"/>
                <table:data-pilot-member table:name="6.14" table:display="true" table:show-details="true"/>
                <table:data-pilot-member table:name="6.94" table:display="true" table:show-details="true"/>
                <table:data-pilot-member table:name="6.95" table:display="true" table:show-details="true"/>
                <table:data-pilot-member table:name="7.02" table:display="true" table:show-details="true"/>
                <table:data-pilot-member table:name="7.08" table:display="true" table:show-details="true"/>
                <table:data-pilot-member table:name="7.09" table:display="true" table:show-details="true"/>
                <table:data-pilot-member table:name="7.14" table:display="true" table:show-details="true"/>
                <table:data-pilot-member table:name="8.75" table:display="true" table:show-details="true"/>
                <table:data-pilot-member table:name="8.8" table:display="true" table:show-details="true"/>
                <table:data-pilot-member table:name="8.81" table:display="true" table:show-details="true"/>
                <table:data-pilot-member table:name="8.89" table:display="true" table:show-details="true"/>
                <table:data-pilot-member table:name="8.92" table:display="true" table:show-details="true"/>
                <table:data-pilot-member table:name="8.95" table:display="true" table:show-details="true"/>
                <table:data-pilot-member table:name="9.09" table:display="true" table:show-details="true"/>
                <table:data-pilot-member table:name="9.36" table:display="true" table:show-details="true"/>
                <table:data-pilot-member table:name="9.4" table:display="true" table:show-details="true"/>
                <table:data-pilot-member table:name="11.95" table:display="true" table:show-details="true"/>
                <table:data-pilot-member table:name="12.36" table:display="true" table:show-details="true"/>
                <table:data-pilot-member table:name="12.5" table:display="true" table:show-details="true"/>
                <table:data-pilot-member table:name="12.65" table:display="true" table:show-details="true"/>
                <table:data-pilot-member table:name="12.68" table:display="true" table:show-details="true"/>
                <table:data-pilot-member table:name="13.12" table:display="true" table:show-details="true"/>
                <table:data-pilot-member table:name="13.2" table:display="true" table:show-details="true"/>
                <table:data-pilot-member table:name="13.34" table:display="true" table:show-details="true"/>
                <table:data-pilot-member table:name="13.37" table:display="true" table:show-details="true"/>
                <table:data-pilot-member table:name="13.51" table:display="true" table:show-details="true"/>
                <table:data-pilot-member table:name="13.98" table:display="true" table:show-details="true"/>
                <table:data-pilot-member table:name="17.75" table:display="true" table:show-details="true"/>
                <table:data-pilot-member table:name="19.93" table:display="true" table:show-details="true"/>
                <table:data-pilot-member table:name="20.16" table:display="true" table:show-details="true"/>
                <table:data-pilot-member table:name="20.34" table:display="true" table:show-details="true"/>
                <table:data-pilot-member table:name="20.55" table:display="true" table:show-details="true"/>
                <table:data-pilot-member table:name="20.99" table:display="true" table:show-details="true"/>
                <table:data-pilot-member table:name="21.01" table:display="true" table:show-details="true"/>
                <table:data-pilot-member table:name="21.19" table:display="true" table:show-details="true"/>
                <table:data-pilot-member table:name="21.34" table:display="true" table:show-details="true"/>
                <table:data-pilot-member table:name="22.29" table:display="true" table:show-details="true"/>
                <table:data-pilot-member table:name="27.64" table:display="true" table:show-details="true"/>
                <table:data-pilot-member table:name="34.21" table:display="true" table:show-details="true"/>
                <table:data-pilot-member table:name="35.58" table:display="true" table:show-details="true"/>
                <table:data-pilot-member table:name="35.69" table:display="true" table:show-details="true"/>
                <table:data-pilot-member table:name="36.83" table:display="true" table:show-details="true"/>
                <table:data-pilot-member table:name="37.31" table:display="true" table:show-details="true"/>
                <table:data-pilot-member table:name="37.32" table:display="true" table:show-details="true"/>
                <table:data-pilot-member table:name="37.96" table:display="true" table:show-details="true"/>
                <table:data-pilot-member table:name="38.2" table:display="true" table:show-details="true"/>
                <table:data-pilot-member table:name="38.5" table:display="true" table:show-details="true"/>
                <table:data-pilot-member table:name="38.7" table:display="true" table:show-details="true"/>
                <table:data-pilot-member table:name="39.32" table:display="true" table:show-details="true"/>
                <table:data-pilot-member table:name="70.46" table:display="true" table:show-details="true"/>
                <table:data-pilot-member table:name="70.6" table:display="true" table:show-details="true"/>
                <table:data-pilot-member table:name="72.43" table:display="true" table:show-details="true"/>
                <table:data-pilot-member table:name="73.4" table:display="true" table:show-details="true"/>
                <table:data-pilot-member table:name="74.83" table:display="true" table:show-details="true"/>
                <table:data-pilot-member table:name="75.58" table:display="true" table:show-details="true"/>
                <table:data-pilot-member table:name="76.26" table:display="true" table:show-details="true"/>
                <table:data-pilot-member table:name="78.4" table:display="true" table:show-details="true"/>
                <table:data-pilot-member table:name="78.69" table:display="true" table:show-details="true"/>
                <table:data-pilot-member table:name="88.51" table:display="true" table:show-details="true"/>
                <table:data-pilot-member table:name="149.26" table:display="true" table:show-details="true"/>
                <table:data-pilot-member table:name="150.24" table:display="true" table:show-details="true"/>
                <table:data-pilot-member table:name="153.87" table:display="true" table:show-details="true"/>
                <table:data-pilot-member table:name="156.25" table:display="true" table:show-details="true"/>
                <table:data-pilot-member table:name="160.21" table:display="true" table:show-details="true"/>
                <table:data-pilot-member table:name="160.67" table:display="true" table:show-details="true"/>
                <table:data-pilot-member table:name="162.5" table:display="true" table:show-details="true"/>
                <table:data-pilot-member table:name="162.63" table:display="true" table:show-details="true"/>
                <table:data-pilot-member table:name="163.84" table:display="true" table:show-details="true"/>
                <table:data-pilot-member table:name="218.87" table:display="true" table:show-details="true"/>
                <table:data-pilot-member table:name="333.01" table:display="true" table:show-details="true"/>
                <table:data-pilot-member table:name="673.34" table:display="true" table:show-details="true"/>
                <table:data-pilot-member table:name="673.83" table:display="true" table:show-details="true"/>
                <table:data-pilot-member table:name="678.98" table:display="true" table:show-details="true"/>
                <table:data-pilot-member table:name="704.83" table:display="true" table:show-details="true"/>
                <table:data-pilot-member table:name="704.88" table:display="true" table:show-details="true"/>
                <table:data-pilot-member table:name="724.76" table:display="true" table:show-details="true"/>
                <table:data-pilot-member table:name="734.86" table:display="true" table:show-details="true"/>
                <table:data-pilot-member table:name="735.51" table:display="true" table:show-details="true"/>
                <table:data-pilot-member table:name="737.61" table:display="true" table:show-details="true"/>
                <table:data-pilot-member table:name="738.05" table:display="true" table:show-details="true"/>
                <table:data-pilot-member table:name="1239.35" table:display="true" table:show-details="true"/>
                <table:data-pilot-member table:name="1270.96" table:display="true" table:show-details="true"/>
                <table:data-pilot-member table:name="1274.84" table:display="true" table:show-details="true"/>
                <table:data-pilot-member table:name="1289.55" table:display="true" table:show-details="true"/>
                <table:data-pilot-member table:name="1302.64" table:display="true" table:show-details="true"/>
                <table:data-pilot-member table:name="1402.34" table:display="true" table:show-details="true"/>
                <table:data-pilot-member table:name="1408.73" table:display="true" table:show-details="true"/>
                <table:data-pilot-member table:name="1410.49" table:display="true" table:show-details="true"/>
                <table:data-pilot-member table:name="1423.14" table:display="true" table:show-details="true"/>
                <table:data-pilot-member table:name="1423.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1-03T00:03:16</dc:date>
    <dc:creator>Lighton Phiri</dc:creator>
    <meta:editing-duration>P3DT56M10S</meta:editing-duration>
    <meta:editing-cycles>103</meta:editing-cycles>
    <meta:document-statistic meta:table-count="14" meta:cell-count="12517" meta:object-count="0"/>
  </office:meta>
</office:document-meta>
</file>